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5" svg:font-family="'Segoe UI'" style:font-adornments="Regular"/>
    <style:font-face style:name="Liberation Serif3" svg:font-family="'Liberation Serif'" style:font-family-generic="roman"/>
    <style:font-face style:name="Liberation Serif4" svg:font-family="'Liberation Serif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Berlin Sans FB" svg:font-family="'Berlin Sans FB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rris Roman" svg:font-family="'Morris Roman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4" svg:font-family="'Segoe UI'" style:font-family-generic="roman" style:font-pitch="variable"/>
    <style:font-face style:name="Tahoma2" svg:font-family="Tahom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ahoma3" svg:font-family="Tahoma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9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false" draw:fill="bitmap" draw:fill-image-name="Bitmap_20_9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33" style:family="drawing-page">
      <style:drawing-page-properties presentation:background-visible="true" presentation:background-objects-visible="true" draw:fill="bitmap" draw:fill-image-name="Bitmap_20_31" style:repeat="stretch" presentation:display-footer="true" presentation:display-page-number="false" presentation:display-date-time="true"/>
    </style:style>
    <style:style style:name="dp34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dp35" style:family="drawing-page">
      <style:drawing-page-properties presentation:background-visible="true" presentation:background-objects-visible="true" draw:fill="bitmap" draw:fill-image-name="Bitmap_20_33" style:repeat="stretch" presentation:display-footer="true" presentation:display-page-number="false" presentation:display-date-time="true"/>
    </style:style>
    <style:style style:name="dp3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7" style:family="drawing-page">
      <style:drawing-page-properties presentation:background-visible="true" presentation:background-objects-visible="true" draw:fill="bitmap" draw:fill-image-name="Bitmap_20_43" style:repeat="stretch" presentation:display-footer="true" presentation:display-page-number="false" presentation:display-date-time="true"/>
    </style:style>
    <style:style style:name="dp38" style:family="drawing-page">
      <style:drawing-page-properties presentation:background-visible="true" presentation:background-objects-visible="true" draw:fill="bitmap" draw:fill-image-name="Bitmap_20_44" style:repeat="stretch" presentation:display-footer="true" presentation:display-page-number="false" presentation:display-date-time="true"/>
    </style:style>
    <style:style style:name="dp39" style:family="drawing-page">
      <style:drawing-page-properties presentation:background-visible="true" presentation:background-objects-visible="true" draw:fill="bitmap" draw:fill-image-name="Bitmap_20_45" style:repeat="stretch" presentation:display-footer="true" presentation:display-page-number="false" presentation:display-date-time="true"/>
    </style:style>
    <style:style style:name="dp40" style:family="drawing-page">
      <style:drawing-page-properties presentation:background-visible="true" presentation:background-objects-visible="true" draw:fill="bitmap" draw:fill-image-name="Bitmap_20_46" style:repeat="stretch" presentation:display-footer="true" presentation:display-page-number="false" presentation:display-date-time="true"/>
    </style:style>
    <style:style style:name="dp41" style:family="drawing-page">
      <style:drawing-page-properties presentation:background-visible="true" presentation:background-objects-visible="true" draw:fill="bitmap" draw:fill-image-name="Bitmap_20_47" style:repeat="stretch" presentation:display-footer="true" presentation:display-page-number="false" presentation:display-date-time="true"/>
    </style:style>
    <style:style style:name="dp42" style:family="drawing-page">
      <style:drawing-page-properties presentation:background-visible="true" presentation:background-objects-visible="true" draw:fill="bitmap" draw:fill-image-name="Bitmap_20_48" style:repeat="stretch" presentation:display-footer="true" presentation:display-page-number="false" presentation:display-date-time="true"/>
    </style:style>
    <style:style style:name="dp43" style:family="drawing-page">
      <style:drawing-page-properties presentation:background-visible="true" presentation:background-objects-visible="true" draw:fill="bitmap" draw:fill-image-name="Bitmap_20_49" style:repeat="stretch" presentation:display-footer="true" presentation:display-page-number="false" presentation:display-date-time="true"/>
    </style:style>
    <style:style style:name="dp44" style:family="drawing-page">
      <style:drawing-page-properties presentation:background-visible="true" presentation:background-objects-visible="true" draw:fill="bitmap" draw:fill-image-name="Bitmap_20_50" style:repeat="stretch" presentation:display-footer="true" presentation:display-page-number="false" presentation:display-date-time="true"/>
    </style:style>
    <style:style style:name="dp45" style:family="drawing-page">
      <style:drawing-page-properties presentation:background-visible="true" presentation:background-objects-visible="true" draw:fill="bitmap" draw:fill-image-name="Bitmap_20_51" style:repeat="stretch" presentation:display-footer="true" presentation:display-page-number="false" presentation:display-date-time="true"/>
    </style:style>
    <style:style style:name="dp46" style:family="drawing-page">
      <style:drawing-page-properties presentation:background-visible="true" presentation:background-objects-visible="true" draw:fill="bitmap" draw:fill-image-name="Bitmap_20_52" style:repeat="stretch" presentation:display-footer="true" presentation:display-page-number="false" presentation:display-date-time="true"/>
    </style:style>
    <style:style style:name="dp47" style:family="drawing-page">
      <style:drawing-page-properties presentation:background-visible="true" presentation:background-objects-visible="true" draw:fill="bitmap" draw:fill-image-name="Bitmap_20_53" style:repeat="stretch" presentation:display-footer="true" presentation:display-page-number="false" presentation:display-date-time="true"/>
    </style:style>
    <style:style style:name="dp48" style:family="drawing-page">
      <style:drawing-page-properties presentation:background-visible="true" presentation:background-objects-visible="true" draw:fill="bitmap" draw:fill-image-name="Bitmap_20_54" style:repeat="stretch" presentation:display-footer="true" presentation:display-page-number="false" presentation:display-date-time="true"/>
    </style:style>
    <style:style style:name="dp49" style:family="drawing-page">
      <style:drawing-page-properties presentation:background-visible="true" presentation:background-objects-visible="true" draw:fill="bitmap" draw:fill-image-name="Bitmap_20_55" style:repeat="stretch" presentation:display-footer="true" presentation:display-page-number="false" presentation:display-date-time="true"/>
    </style:style>
    <style:style style:name="dp50" style:family="drawing-page">
      <style:drawing-page-properties presentation:background-visible="true" presentation:background-objects-visible="true" draw:fill="bitmap" draw:fill-image-name="Bitmap_20_56" style:repeat="stretch" presentation:display-footer="true" presentation:display-page-number="false" presentation:display-date-time="true"/>
    </style:style>
    <style:style style:name="dp51" style:family="drawing-page">
      <style:drawing-page-properties presentation:background-visible="true" presentation:background-objects-visible="true" draw:fill="bitmap" draw:fill-image-name="Bitmap_20_57" style:repeat="stretch" presentation:display-footer="true" presentation:display-page-number="false" presentation:display-date-time="true"/>
    </style:style>
    <style:style style:name="dp52" style:family="drawing-page">
      <style:drawing-page-properties presentation:background-visible="true" presentation:background-objects-visible="true" draw:fill="bitmap" draw:fill-image-name="Bitmap_20_58" style:repeat="stretch" presentation:display-footer="true" presentation:display-page-number="false" presentation:display-date-time="true"/>
    </style:style>
    <style:style style:name="dp53" style:family="drawing-page">
      <style:drawing-page-properties presentation:background-visible="true" presentation:background-objects-visible="true" draw:fill="bitmap" draw:fill-image-name="Bitmap_20_59" style:repeat="stretch" presentation:display-footer="true" presentation:display-page-number="false" presentation:display-date-time="true"/>
    </style:style>
    <style:style style:name="dp54" style:family="drawing-page">
      <style:drawing-page-properties presentation:background-visible="true" presentation:background-objects-visible="true" draw:fill="bitmap" draw:fill-image-name="Bitmap_20_60" style:repeat="stretch" presentation:display-footer="true" presentation:display-page-number="false" presentation:display-date-time="true"/>
    </style:style>
    <style:style style:name="dp55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56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dp57" style:family="drawing-page">
      <style:drawing-page-properties presentation:background-visible="true" presentation:background-objects-visible="true" draw:fill="bitmap" draw:fill-image-name="Bitmap_20_63" style:repeat="stretch" presentation:display-footer="true" presentation:display-page-number="false" presentation:display-date-time="true"/>
    </style:style>
    <style:style style:name="dp58" style:family="drawing-page">
      <style:drawing-page-properties presentation:background-visible="true" presentation:background-objects-visible="true" draw:fill="bitmap" draw:fill-image-name="Bitmap_20_64" style:repeat="stretch" presentation:display-footer="true" presentation:display-page-number="false" presentation:display-date-time="true"/>
    </style:style>
    <style:style style:name="dp59" style:family="drawing-page">
      <style:drawing-page-properties presentation:background-visible="true" presentation:background-objects-visible="true" draw:fill="bitmap" draw:fill-image-name="Bitmap_20_65" style:repeat="stretch" presentation:display-footer="true" presentation:display-page-number="false" presentation:display-date-time="true"/>
    </style:style>
    <style:style style:name="dp60" style:family="drawing-page">
      <style:drawing-page-properties presentation:background-visible="true" presentation:background-objects-visible="true" draw:fill="bitmap" draw:fill-image-name="Bitmap_20_70" style:repeat="stretch" presentation:display-footer="true" presentation:display-page-number="false" presentation:display-date-time="true"/>
    </style:style>
    <style:style style:name="dp61" style:family="drawing-page">
      <style:drawing-page-properties presentation:background-visible="true" presentation:background-objects-visible="true" draw:fill="bitmap" draw:fill-image-name="Bitmap_20_69" style:repeat="stretch" presentation:display-footer="true" presentation:display-page-number="false" presentation:display-date-time="true"/>
    </style:style>
    <style:style style:name="dp62" style:family="drawing-page">
      <style:drawing-page-properties presentation:background-visible="true" presentation:background-objects-visible="true" draw:fill="bitmap" draw:fill-image-name="Bitmap_20_74" style:repeat="stretch" presentation:display-footer="true" presentation:display-page-number="false" presentation:display-date-time="true"/>
    </style:style>
    <style:style style:name="dp63" style:family="drawing-page">
      <style:drawing-page-properties presentation:background-visible="true" presentation:background-objects-visible="true" draw:fill="bitmap" draw:fill-image-name="Bitmap_20_75" style:repeat="stretch" presentation:display-footer="true" presentation:display-page-number="false" presentation:display-date-time="true"/>
    </style:style>
    <style:style style:name="dp64" style:family="drawing-page">
      <style:drawing-page-properties presentation:background-visible="true" presentation:background-objects-visible="true" draw:fill="bitmap" draw:fill-image-name="Bitmap_20_76" style:repeat="stretch" presentation:display-footer="true" presentation:display-page-number="false" presentation:display-date-time="true"/>
    </style:style>
    <style:style style:name="dp65" style:family="drawing-page">
      <style:drawing-page-properties presentation:background-visible="true" presentation:background-objects-visible="true" draw:fill="bitmap" draw:fill-image-name="Bitmap_20_77" style:repeat="stretch" presentation:display-footer="true" presentation:display-page-number="false" presentation:display-date-time="true"/>
    </style:style>
    <style:style style:name="dp66" style:family="drawing-page">
      <style:drawing-page-properties presentation:background-visible="true" presentation:background-objects-visible="true" draw:fill="bitmap" draw:fill-image-name="Bitmap_20_78" style:repeat="stretch" presentation:display-footer="true" presentation:display-page-number="false" presentation:display-date-time="true"/>
    </style:style>
    <style:style style:name="dp67" style:family="drawing-page">
      <style:drawing-page-properties presentation:background-visible="true" presentation:background-objects-visible="true" draw:fill="bitmap" draw:fill-image-name="Bitmap_20_79" style:repeat="stretch" presentation:display-footer="true" presentation:display-page-number="false" presentation:display-date-time="true"/>
    </style:style>
    <style:style style:name="dp68" style:family="drawing-page">
      <style:drawing-page-properties presentation:background-visible="true" presentation:background-objects-visible="true" draw:fill="bitmap" draw:fill-image-name="Bitmap_20_80" style:repeat="stretch" presentation:display-footer="true" presentation:display-page-number="false" presentation:display-date-time="true"/>
    </style:style>
    <style:style style:name="dp69" style:family="drawing-page">
      <style:drawing-page-properties presentation:background-visible="true" presentation:background-objects-visible="true" draw:fill="bitmap" draw:fill-image-name="Bitmap_20_81" style:repeat="stretch" presentation:display-footer="true" presentation:display-page-number="false" presentation:display-date-time="true"/>
    </style:style>
    <style:style style:name="dp70" style:family="drawing-page">
      <style:drawing-page-properties presentation:background-visible="true" presentation:background-objects-visible="true" draw:fill="bitmap" draw:fill-image-name="Bitmap_20_82" style:repeat="stretch" presentation:display-footer="true" presentation:display-page-number="false" presentation:display-date-time="true"/>
    </style:style>
    <style:style style:name="dp71" style:family="drawing-page">
      <style:drawing-page-properties presentation:background-visible="true" presentation:background-objects-visible="true" draw:fill="bitmap" draw:fill-image-name="Bitmap_20_83" style:repeat="stretch" presentation:display-footer="true" presentation:display-page-number="false" presentation:display-date-time="true"/>
    </style:style>
    <style:style style:name="dp72" style:family="drawing-page">
      <style:drawing-page-properties presentation:background-visible="true" presentation:background-objects-visible="true" draw:fill="bitmap" draw:fill-image-name="Bitmap_20_86" style:repeat="stretch" presentation:display-footer="true" presentation:display-page-number="false" presentation:display-date-time="true"/>
    </style:style>
    <style:style style:name="dp73" style:family="drawing-page">
      <style:drawing-page-properties presentation:background-visible="true" presentation:background-objects-visible="true" draw:fill="bitmap" draw:fill-image-name="Bitmap_20_87" style:repeat="stretch" presentation:display-footer="true" presentation:display-page-number="false" presentation:display-date-time="true"/>
    </style:style>
    <style:style style:name="dp74" style:family="drawing-page">
      <style:drawing-page-properties presentation:background-visible="true" presentation:background-objects-visible="true" draw:fill="bitmap" draw:fill-image-name="Bitmap_20_88" style:repeat="stretch" presentation:display-footer="true" presentation:display-page-number="false" presentation:display-date-time="true"/>
    </style:style>
    <style:style style:name="dp75" style:family="drawing-page">
      <style:drawing-page-properties presentation:background-visible="false" presentation:background-objects-visible="true" draw:fill="bitmap" draw:fill-image-name="Bitmap_20_89" style:repeat="stretch" presentation:display-footer="true" presentation:display-page-number="false" presentation:display-date-time="true"/>
    </style:style>
    <style:style style:name="dp76" style:family="drawing-page">
      <style:drawing-page-properties presentation:background-visible="true" presentation:background-objects-visible="true" draw:fill="bitmap" draw:fill-image-name="Bitmap_20_89" style:repeat="stretch" presentation:display-footer="true" presentation:display-page-number="false" presentation:display-date-time="true"/>
    </style:style>
    <style:style style:name="dp77" style:family="drawing-page">
      <style:drawing-page-properties presentation:background-visible="true" presentation:background-objects-visible="true" draw:fill="bitmap" draw:fill-image-name="Bitmap_20_90" style:repeat="stretch" presentation:display-footer="true" presentation:display-page-number="false" presentation:display-date-time="true"/>
    </style:style>
    <style:style style:name="dp78" style:family="drawing-page">
      <style:drawing-page-properties presentation:background-visible="true" presentation:background-objects-visible="true" draw:fill="bitmap" draw:fill-image-name="Bitmap_20_91" style:repeat="stretch" presentation:display-footer="true" presentation:display-page-number="false" presentation:display-date-time="true"/>
    </style:style>
    <style:style style:name="dp79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80" style:family="drawing-page">
      <style:drawing-page-properties presentation:background-visible="true" presentation:background-objects-visible="true" draw:fill="bitmap" draw:fill-image-name="Bitmap_20_10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4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8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85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16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0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12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64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32" style:family="graphic" style:parent-style-name="Default_5f_1_5f_1" style:list-style-name="L1">
      <style:graphic-properties draw:stroke="none" draw:fill="none" fo:min-height="6.828cm"/>
    </style:style>
    <style:style style:name="gr33" style:family="graphic" style:parent-style-name="Default_5f_1_5f_1" style:list-style-name="L1">
      <style:graphic-properties draw:stroke="none" draw:fill="none" fo:min-height="5.071cm"/>
    </style:style>
    <style:style style:name="gr34" style:family="graphic" style:parent-style-name="Default_5f_1_5f_1" style:list-style-name="L1">
      <style:graphic-properties draw:stroke="none" draw:fill="none" fo:min-height="5.071cm"/>
    </style:style>
    <style:style style:name="gr35" style:family="graphic" style:parent-style-name="Default_5f_1_5f_1" style:list-style-name="L1">
      <style:graphic-properties draw:stroke="none" draw:fill="none" fo:min-height="6.761cm"/>
    </style:style>
    <style:style style:name="gr36" style:family="graphic" style:parent-style-name="Default_5f_1_5f_1" style:list-style-name="L1">
      <style:graphic-properties draw:stroke="none" draw:fill="none" fo:min-height="6.761cm"/>
    </style:style>
    <style:style style:name="gr37" style:family="graphic" style:parent-style-name="Default_5f_1_5f_1" style:list-style-name="L1">
      <style:graphic-properties draw:stroke="none" draw:fill="none" fo:min-height="5.071cm"/>
    </style:style>
    <style:style style:name="gr38" style:family="graphic" style:parent-style-name="standard" style:list-style-name="L1">
      <style:graphic-properties draw:stroke="none" draw:fill="none" fo:min-height="4.068cm"/>
    </style:style>
    <style:style style:name="gr39" style:family="graphic" style:parent-style-name="standard" style:list-style-name="L1">
      <style:graphic-properties draw:stroke="none" draw:fill="none" fo:min-height="5.071cm"/>
    </style:style>
    <style:style style:name="gr40" style:family="graphic" style:parent-style-name="standard" style:list-style-name="L1">
      <style:graphic-properties draw:stroke="none" draw:fill="none" fo:min-height="7.152cm"/>
    </style:style>
    <style:style style:name="gr41" style:family="graphic" style:parent-style-name="standard" style:list-style-name="L1">
      <style:graphic-properties draw:stroke="none" draw:fill="none" fo:min-height="5.071cm"/>
    </style:style>
    <style:style style:name="gr42" style:family="graphic" style:parent-style-name="standard" style:list-style-name="L1">
      <style:graphic-properties draw:stroke="none" draw:fill="none" fo:min-height="6.761cm"/>
    </style:style>
    <style:style style:name="gr43" style:family="graphic" style:parent-style-name="standard" style:list-style-name="L1">
      <style:graphic-properties draw:stroke="none" draw:fill="none" fo:min-height="5.07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6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38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95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9.19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8" style:family="graphic" style:parent-style-name="Default_5f_1_5f_1">
      <style:graphic-properties draw:stroke="none" svg:stroke-color="#3465a4" draw:fill="none" fo:min-height="4.884cm"/>
    </style:style>
    <style:style style:name="gr59" style:family="graphic" style:parent-style-name="Default_5f_1_5f_1">
      <style:graphic-properties draw:stroke="none" svg:stroke-color="#3465a4" draw:fill="none" fo:min-height="5.071cm"/>
    </style:style>
    <style:style style:name="gr60" style:family="graphic" style:parent-style-name="Default_5f_1_5f_1">
      <style:graphic-properties draw:stroke="none" svg:stroke-color="#3465a4" draw:fill="none" fo:min-height="6.761cm"/>
    </style:style>
    <style:style style:name="gr61" style:family="graphic" style:parent-style-name="standard">
      <style:graphic-properties draw:stroke="none" svg:stroke-color="#3465a4" draw:fill="none" fo:min-height="3.381cm"/>
    </style:style>
    <style:style style:name="gr62" style:family="graphic" style:parent-style-name="standard">
      <style:graphic-properties draw:stroke="none" svg:stroke-color="#3465a4" draw:fill="none" fo:min-height="5.07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5.251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8.26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38cm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77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106cm"/>
    </style:style>
    <style:style style:name="gr7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98-notes">
      <style:graphic-properties draw:fill-color="#ffffff" draw:auto-grow-height="true" fo:min-height="12.572cm"/>
    </style:style>
    <style:style style:name="pr2" style:family="presentation" style:parent-style-name="Default97-notes">
      <style:graphic-properties draw:fill-color="#ffffff" draw:auto-grow-height="true" fo:min-height="12.572cm"/>
    </style:style>
    <style:style style:name="pr3" style:family="presentation" style:parent-style-name="Default4-notes">
      <style:graphic-properties draw:fill-color="#ffffff" draw:auto-grow-height="true" fo:min-height="12.572cm"/>
    </style:style>
    <style:style style:name="pr4" style:family="presentation" style:parent-style-name="Default5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7-notes">
      <style:graphic-properties draw:fill-color="#ffffff" draw:auto-grow-height="true" fo:min-height="12.572cm"/>
    </style:style>
    <style:style style:name="pr7" style:family="presentation" style:parent-style-name="Default8-notes">
      <style:graphic-properties draw:fill-color="#ffffff" draw:auto-grow-height="true" fo:min-height="12.572cm"/>
    </style:style>
    <style:style style:name="pr8" style:family="presentation" style:parent-style-name="Default9-notes">
      <style:graphic-properties draw:fill-color="#ffffff" draw:auto-grow-height="true" fo:min-height="12.572cm"/>
    </style:style>
    <style:style style:name="pr9" style:family="presentation" style:parent-style-name="Default10-notes">
      <style:graphic-properties draw:fill-color="#ffffff" draw:auto-grow-height="true" fo:min-height="12.572cm"/>
    </style:style>
    <style:style style:name="pr10" style:family="presentation" style:parent-style-name="Default11-notes">
      <style:graphic-properties draw:fill-color="#ffffff" draw:auto-grow-height="true" fo:min-height="12.572cm"/>
    </style:style>
    <style:style style:name="pr11" style:family="presentation" style:parent-style-name="Default12-notes">
      <style:graphic-properties draw:fill-color="#ffffff" draw:auto-grow-height="true" fo:min-height="12.572cm"/>
    </style:style>
    <style:style style:name="pr12" style:family="presentation" style:parent-style-name="Default13-notes">
      <style:graphic-properties draw:fill-color="#ffffff" draw:auto-grow-height="true" fo:min-height="12.572cm"/>
    </style:style>
    <style:style style:name="pr13" style:family="presentation" style:parent-style-name="Default14-notes">
      <style:graphic-properties draw:fill-color="#ffffff" draw:auto-grow-height="true" fo:min-height="12.572cm"/>
    </style:style>
    <style:style style:name="pr14" style:family="presentation" style:parent-style-name="Default15-notes">
      <style:graphic-properties draw:fill-color="#ffffff" draw:auto-grow-height="true" fo:min-height="12.572cm"/>
    </style:style>
    <style:style style:name="pr15" style:family="presentation" style:parent-style-name="Default16-notes">
      <style:graphic-properties draw:fill-color="#ffffff" draw:auto-grow-height="true" fo:min-height="12.572cm"/>
    </style:style>
    <style:style style:name="pr16" style:family="presentation" style:parent-style-name="Default17-notes">
      <style:graphic-properties draw:fill-color="#ffffff" draw:auto-grow-height="true" fo:min-height="12.572cm"/>
    </style:style>
    <style:style style:name="pr17" style:family="presentation" style:parent-style-name="Default18-notes">
      <style:graphic-properties draw:fill-color="#ffffff" draw:auto-grow-height="true" fo:min-height="12.572cm"/>
    </style:style>
    <style:style style:name="pr18" style:family="presentation" style:parent-style-name="Default19-notes">
      <style:graphic-properties draw:fill-color="#ffffff" draw:auto-grow-height="true" fo:min-height="12.572cm"/>
    </style:style>
    <style:style style:name="pr19" style:family="presentation" style:parent-style-name="Default20-notes">
      <style:graphic-properties draw:fill-color="#ffffff" draw:auto-grow-height="true" fo:min-height="12.572cm"/>
    </style:style>
    <style:style style:name="pr20" style:family="presentation" style:parent-style-name="Default21-notes">
      <style:graphic-properties draw:fill-color="#ffffff" draw:auto-grow-height="true" fo:min-height="12.572cm"/>
    </style:style>
    <style:style style:name="pr21" style:family="presentation" style:parent-style-name="Default22-notes">
      <style:graphic-properties draw:fill-color="#ffffff" draw:auto-grow-height="true" fo:min-height="12.572cm"/>
    </style:style>
    <style:style style:name="pr22" style:family="presentation" style:parent-style-name="Default23-notes">
      <style:graphic-properties draw:fill-color="#ffffff" draw:auto-grow-height="true" fo:min-height="12.572cm"/>
    </style:style>
    <style:style style:name="pr23" style:family="presentation" style:parent-style-name="Default24-notes">
      <style:graphic-properties draw:fill-color="#ffffff" draw:auto-grow-height="true" fo:min-height="12.572cm"/>
    </style:style>
    <style:style style:name="pr24" style:family="presentation" style:parent-style-name="Default25-notes">
      <style:graphic-properties draw:fill-color="#ffffff" draw:auto-grow-height="true" fo:min-height="12.572cm"/>
    </style:style>
    <style:style style:name="pr25" style:family="presentation" style:parent-style-name="Default26-notes">
      <style:graphic-properties draw:fill-color="#ffffff" draw:auto-grow-height="true" fo:min-height="12.572cm"/>
    </style:style>
    <style:style style:name="pr26" style:family="presentation" style:parent-style-name="Default27-notes">
      <style:graphic-properties draw:fill-color="#ffffff" draw:auto-grow-height="true" fo:min-height="12.572cm"/>
    </style:style>
    <style:style style:name="pr27" style:family="presentation" style:parent-style-name="Default28-notes">
      <style:graphic-properties draw:fill-color="#ffffff" draw:auto-grow-height="true" fo:min-height="12.572cm"/>
    </style:style>
    <style:style style:name="pr28" style:family="presentation" style:parent-style-name="Default29-notes">
      <style:graphic-properties draw:fill-color="#ffffff" draw:auto-grow-height="true" fo:min-height="12.572cm"/>
    </style:style>
    <style:style style:name="pr29" style:family="presentation" style:parent-style-name="Default30-notes">
      <style:graphic-properties draw:fill-color="#ffffff" draw:auto-grow-height="true" fo:min-height="12.572cm"/>
    </style:style>
    <style:style style:name="pr30" style:family="presentation" style:parent-style-name="Default31-notes">
      <style:graphic-properties draw:fill-color="#ffffff" draw:auto-grow-height="true" fo:min-height="12.572cm"/>
    </style:style>
    <style:style style:name="pr31" style:family="presentation" style:parent-style-name="Default32-notes">
      <style:graphic-properties draw:fill-color="#ffffff" draw:auto-grow-height="true" fo:min-height="12.572cm"/>
    </style:style>
    <style:style style:name="pr32" style:family="presentation" style:parent-style-name="Default33-notes">
      <style:graphic-properties draw:fill-color="#ffffff" draw:auto-grow-height="true" fo:min-height="12.572cm"/>
    </style:style>
    <style:style style:name="pr33" style:family="presentation" style:parent-style-name="Default34-notes">
      <style:graphic-properties draw:fill-color="#ffffff" draw:auto-grow-height="true" fo:min-height="12.572cm"/>
    </style:style>
    <style:style style:name="pr34" style:family="presentation" style:parent-style-name="Default1-notes">
      <style:graphic-properties draw:fill-color="#ffffff" draw:auto-grow-height="true" fo:min-height="12.572cm"/>
    </style:style>
    <style:style style:name="pr35" style:family="presentation" style:parent-style-name="Default2-notes">
      <style:graphic-properties draw:fill-color="#ffffff" draw:auto-grow-height="true" fo:min-height="12.572cm"/>
    </style:style>
    <style:style style:name="pr36" style:family="presentation" style:parent-style-name="Default3-notes">
      <style:graphic-properties draw:fill-color="#ffffff" draw:auto-grow-height="true" fo:min-height="12.572cm"/>
    </style:style>
    <style:style style:name="pr37" style:family="presentation" style:parent-style-name="Default44-notes">
      <style:graphic-properties draw:fill-color="#ffffff" draw:auto-grow-height="true" fo:min-height="12.572cm"/>
    </style:style>
    <style:style style:name="pr38" style:family="presentation" style:parent-style-name="Default45-notes">
      <style:graphic-properties draw:fill-color="#ffffff" draw:auto-grow-height="true" fo:min-height="12.572cm"/>
    </style:style>
    <style:style style:name="pr39" style:family="presentation" style:parent-style-name="Default46-notes">
      <style:graphic-properties draw:fill-color="#ffffff" draw:auto-grow-height="true" fo:min-height="12.572cm"/>
    </style:style>
    <style:style style:name="pr40" style:family="presentation" style:parent-style-name="Default47-notes">
      <style:graphic-properties draw:fill-color="#ffffff" draw:auto-grow-height="true" fo:min-height="12.572cm"/>
    </style:style>
    <style:style style:name="pr41" style:family="presentation" style:parent-style-name="Default48-notes">
      <style:graphic-properties draw:fill-color="#ffffff" draw:auto-grow-height="true" fo:min-height="12.572cm"/>
    </style:style>
    <style:style style:name="pr42" style:family="presentation" style:parent-style-name="Default49-notes">
      <style:graphic-properties draw:fill-color="#ffffff" draw:auto-grow-height="true" fo:min-height="12.572cm"/>
    </style:style>
    <style:style style:name="pr43" style:family="presentation" style:parent-style-name="Default50-notes">
      <style:graphic-properties draw:fill-color="#ffffff" draw:auto-grow-height="true" fo:min-height="12.572cm"/>
    </style:style>
    <style:style style:name="pr44" style:family="presentation" style:parent-style-name="Default51-notes">
      <style:graphic-properties draw:fill-color="#ffffff" draw:auto-grow-height="true" fo:min-height="12.572cm"/>
    </style:style>
    <style:style style:name="pr45" style:family="presentation" style:parent-style-name="Default52-notes">
      <style:graphic-properties draw:fill-color="#ffffff" draw:auto-grow-height="true" fo:min-height="12.572cm"/>
    </style:style>
    <style:style style:name="pr46" style:family="presentation" style:parent-style-name="Default53-notes">
      <style:graphic-properties draw:fill-color="#ffffff" draw:auto-grow-height="true" fo:min-height="12.572cm"/>
    </style:style>
    <style:style style:name="pr47" style:family="presentation" style:parent-style-name="Default54-notes">
      <style:graphic-properties draw:fill-color="#ffffff" draw:auto-grow-height="true" fo:min-height="12.572cm"/>
    </style:style>
    <style:style style:name="pr48" style:family="presentation" style:parent-style-name="Default55-notes">
      <style:graphic-properties draw:fill-color="#ffffff" draw:auto-grow-height="true" fo:min-height="12.572cm"/>
    </style:style>
    <style:style style:name="pr49" style:family="presentation" style:parent-style-name="Default56-notes">
      <style:graphic-properties draw:fill-color="#ffffff" draw:auto-grow-height="true" fo:min-height="12.572cm"/>
    </style:style>
    <style:style style:name="pr50" style:family="presentation" style:parent-style-name="Default57-notes">
      <style:graphic-properties draw:fill-color="#ffffff" draw:auto-grow-height="true" fo:min-height="12.572cm"/>
    </style:style>
    <style:style style:name="pr51" style:family="presentation" style:parent-style-name="Default58-notes">
      <style:graphic-properties draw:fill-color="#ffffff" draw:auto-grow-height="true" fo:min-height="12.572cm"/>
    </style:style>
    <style:style style:name="pr52" style:family="presentation" style:parent-style-name="Default59-notes">
      <style:graphic-properties draw:fill-color="#ffffff" draw:auto-grow-height="true" fo:min-height="12.572cm"/>
    </style:style>
    <style:style style:name="pr53" style:family="presentation" style:parent-style-name="Default60-notes">
      <style:graphic-properties draw:fill-color="#ffffff" draw:auto-grow-height="true" fo:min-height="12.572cm"/>
    </style:style>
    <style:style style:name="pr54" style:family="presentation" style:parent-style-name="Default61-notes">
      <style:graphic-properties draw:fill-color="#ffffff" draw:auto-grow-height="true" fo:min-height="12.572cm"/>
    </style:style>
    <style:style style:name="pr55" style:family="presentation" style:parent-style-name="Default62-notes">
      <style:graphic-properties draw:fill-color="#ffffff" draw:auto-grow-height="true" fo:min-height="12.572cm"/>
    </style:style>
    <style:style style:name="pr56" style:family="presentation" style:parent-style-name="Default63-notes">
      <style:graphic-properties draw:fill-color="#ffffff" draw:auto-grow-height="true" fo:min-height="12.572cm"/>
    </style:style>
    <style:style style:name="pr57" style:family="presentation" style:parent-style-name="Default64-notes">
      <style:graphic-properties draw:fill-color="#ffffff" draw:auto-grow-height="true" fo:min-height="12.572cm"/>
    </style:style>
    <style:style style:name="pr58" style:family="presentation" style:parent-style-name="Default65-notes">
      <style:graphic-properties draw:fill-color="#ffffff" draw:auto-grow-height="true" fo:min-height="12.572cm"/>
    </style:style>
    <style:style style:name="pr59" style:family="presentation" style:parent-style-name="Default66-notes">
      <style:graphic-properties draw:fill-color="#ffffff" draw:auto-grow-height="true" fo:min-height="12.572cm"/>
    </style:style>
    <style:style style:name="pr60" style:family="presentation" style:parent-style-name="Default67-notes">
      <style:graphic-properties draw:fill-color="#ffffff" draw:auto-grow-height="true" fo:min-height="12.572cm"/>
    </style:style>
    <style:style style:name="pr61" style:family="presentation" style:parent-style-name="Default71-notes">
      <style:graphic-properties draw:fill-color="#ffffff" draw:auto-grow-height="true" fo:min-height="12.572cm"/>
    </style:style>
    <style:style style:name="pr62" style:family="presentation" style:parent-style-name="Default72-notes">
      <style:graphic-properties draw:fill-color="#ffffff" draw:auto-grow-height="true" fo:min-height="12.572cm"/>
    </style:style>
    <style:style style:name="pr63" style:family="presentation" style:parent-style-name="Default76-notes">
      <style:graphic-properties draw:fill-color="#ffffff" draw:auto-grow-height="true" fo:min-height="12.572cm"/>
    </style:style>
    <style:style style:name="pr64" style:family="presentation" style:parent-style-name="Default77-notes">
      <style:graphic-properties draw:fill-color="#ffffff" draw:auto-grow-height="true" fo:min-height="12.572cm"/>
    </style:style>
    <style:style style:name="pr65" style:family="presentation" style:parent-style-name="Default78-notes">
      <style:graphic-properties draw:fill-color="#ffffff" draw:auto-grow-height="true" fo:min-height="12.572cm"/>
    </style:style>
    <style:style style:name="pr66" style:family="presentation" style:parent-style-name="Default79-notes">
      <style:graphic-properties draw:fill-color="#ffffff" draw:auto-grow-height="true" fo:min-height="12.572cm"/>
    </style:style>
    <style:style style:name="pr67" style:family="presentation" style:parent-style-name="Default80-notes">
      <style:graphic-properties draw:fill-color="#ffffff" draw:auto-grow-height="true" fo:min-height="12.572cm"/>
    </style:style>
    <style:style style:name="pr68" style:family="presentation" style:parent-style-name="Default81-notes">
      <style:graphic-properties draw:fill-color="#ffffff" draw:auto-grow-height="true" fo:min-height="12.572cm"/>
    </style:style>
    <style:style style:name="pr69" style:family="presentation" style:parent-style-name="Default82-notes">
      <style:graphic-properties draw:fill-color="#ffffff" draw:auto-grow-height="true" fo:min-height="12.572cm"/>
    </style:style>
    <style:style style:name="pr70" style:family="presentation" style:parent-style-name="Default83-notes">
      <style:graphic-properties draw:fill-color="#ffffff" draw:auto-grow-height="true" fo:min-height="12.572cm"/>
    </style:style>
    <style:style style:name="pr71" style:family="presentation" style:parent-style-name="Default84-notes">
      <style:graphic-properties draw:fill-color="#ffffff" draw:auto-grow-height="true" fo:min-height="12.572cm"/>
    </style:style>
    <style:style style:name="pr72" style:family="presentation" style:parent-style-name="Default85-notes">
      <style:graphic-properties draw:fill-color="#ffffff" draw:auto-grow-height="true" fo:min-height="12.572cm"/>
    </style:style>
    <style:style style:name="pr73" style:family="presentation" style:parent-style-name="Default86-notes">
      <style:graphic-properties draw:fill-color="#ffffff" draw:auto-grow-height="true" fo:min-height="12.572cm"/>
    </style:style>
    <style:style style:name="pr74" style:family="presentation" style:parent-style-name="Default87-notes">
      <style:graphic-properties draw:fill-color="#ffffff" draw:auto-grow-height="true" fo:min-height="12.572cm"/>
    </style:style>
    <style:style style:name="pr75" style:family="presentation" style:parent-style-name="Default88-notes">
      <style:graphic-properties draw:fill-color="#ffffff" draw:auto-grow-height="true" fo:min-height="12.572cm"/>
    </style:style>
    <style:style style:name="pr76" style:family="presentation" style:parent-style-name="Default89-notes">
      <style:graphic-properties draw:fill-color="#ffffff" draw:auto-grow-height="true" fo:min-height="12.572cm"/>
    </style:style>
    <style:style style:name="pr77" style:family="presentation" style:parent-style-name="Default90-notes">
      <style:graphic-properties draw:fill-color="#ffffff" draw:auto-grow-height="true" fo:min-height="12.572cm"/>
    </style:style>
    <style:style style:name="pr78" style:family="presentation" style:parent-style-name="Default91-notes">
      <style:graphic-properties draw:fill-color="#ffffff" draw:auto-grow-height="true" fo:min-height="12.572cm"/>
    </style:style>
    <style:style style:name="pr79" style:family="presentation" style:parent-style-name="Default99-notes">
      <style:graphic-properties draw:fill-color="#ffffff" draw:auto-grow-height="true" fo:min-height="12.572cm"/>
    </style:style>
    <style:style style:name="pr80" style:family="presentation" style:parent-style-name="Default101-notes">
      <style:graphic-properties draw:fill-color="#ffffff" draw:auto-grow-height="true" fo:min-height="12.572cm"/>
    </style:style>
    <style:style style:name="pr81" style:family="presentation" style:parent-style-name="Default100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Liberation Sans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28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60pt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Segoe UI Semibold" fo:font-size="60pt" fo:text-shadow="none" fo:font-weight="bold" style:font-size-asian="60pt" style:font-weight-asian="bold" style:font-size-complex="60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1pt"/>
    </style:style>
    <style:style style:name="P9" style:family="paragraph">
      <style:paragraph-properties fo:margin-left="0.635cm" fo:margin-right="0cm" fo:margin-top="0cm" fo:margin-bottom="0cm" fo:line-height="100%" fo:text-indent="-0.635cm" style:text-autospace="none"/>
      <style:text-properties fo:font-size="21pt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fo:font-size="21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style:font-size-asian="28pt" style:font-size-complex="28pt"/>
    </style:style>
    <style:style style:name="P12" style:family="paragraph">
      <style:paragraph-properties fo:line-height="100%"/>
      <style:text-properties fo:font-size="32pt"/>
    </style:style>
    <style:style style:name="P13" style:family="paragraph">
      <loext:graphic-properties draw:fill="none" draw:fill-color="#ffffff"/>
      <style:paragraph-properties fo:line-height="100%"/>
      <style:text-properties fo:color="#729fcf" style:font-name="Segoe UI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4pt"/>
    </style:style>
    <style:style style:name="P16" style:family="paragraph">
      <style:paragraph-properties fo:margin-left="0.635cm" fo:margin-right="0cm" fo:margin-top="0cm" fo:margin-bottom="0cm" fo:line-height="100%" fo:text-indent="-0.61cm" style:text-autospace="none"/>
      <style:text-properties fo:font-size="2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" fo:font-size="24pt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style:font-name="Segoe UI" fo:font-size="24pt" fo:font-weight="normal" style:font-size-asian="32pt" style:font-weight-asian="normal" style:font-size-complex="32pt" style:font-weight-complex="normal"/>
    </style:style>
    <style:style style:name="P19" style:family="paragraph">
      <style:paragraph-properties fo:margin-left="0.635cm" fo:margin-right="0cm" fo:margin-top="0cm" fo:margin-bottom="0cm" fo:line-height="100%" fo:text-indent="-0.61cm" style:text-autospace="none"/>
      <style:text-properties fo:font-size="36pt"/>
    </style:style>
    <style:style style:name="P20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1cm" style:text-autospace="none"/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indent="0cm" style:text-autospace="none"/>
      <style:text-properties fo:font-size="2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4pt" fo:font-weight="normal" style:font-size-asian="32pt" style:font-weight-asian="normal" style:font-size-complex="32pt" style:font-weight-complex="normal"/>
    </style:style>
    <style:style style:name="P24" style:family="paragraph">
      <style:paragraph-properties fo:text-align="center"/>
      <style:text-properties fo:font-size="80pt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Segoe UI" fo:font-size="80pt" fo:text-shadow="none" style:font-size-asian="80pt" style:font-size-complex="80pt"/>
    </style:style>
    <style:style style:name="P26" style:family="paragraph">
      <style:paragraph-properties fo:line-height="100%"/>
      <style:text-properties fo:font-size="24pt"/>
    </style:style>
    <style:style style:name="P27" style:family="paragraph">
      <loext:graphic-properties draw:fill="none" draw:fill-color="#ffffff"/>
      <style:paragraph-properties fo:line-height="100%"/>
      <style:text-properties fo:color="#003d73" style:font-name="Segoe UI Semibold" fo:font-size="24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28" style:family="paragraph">
      <loext:graphic-properties draw:fill="none" draw:fill-color="#ffffff"/>
      <style:paragraph-properties fo:line-height="100%"/>
      <style:text-properties fo:color="#729fcf" style:font-name="Arial1" fo:font-size="24pt" fo:text-shadow="1pt 1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000000" style:font-name="Segoe UI" fo:font-size="80pt" fo:font-weight="bold" style:font-size-asian="60pt" style:font-weight-asian="bold" style:font-size-complex="60pt" style:font-weight-complex="bold"/>
    </style:style>
    <style:style style:name="P30" style:family="paragraph">
      <loext:graphic-properties draw:fill="none" draw:fill-color="#ffffff"/>
      <style:paragraph-properties fo:line-height="100%"/>
      <style:text-properties fo:color="#003d73" style:font-name="Segoe UI" fo:font-size="24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31" style:family="paragraph">
      <loext:graphic-properties draw:fill="none" draw:fill-color="#ffffff"/>
      <style:paragraph-properties fo:text-align="center"/>
      <style:text-properties fo:color="#000000" fo:font-size="80pt" style:font-size-asian="80pt" style:font-size-complex="80pt"/>
    </style:style>
    <style:style style:name="P32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33" style:family="paragraph">
      <style:paragraph-properties fo:line-height="100%" fo:text-align="center"/>
      <style:text-properties fo:font-size="21pt"/>
    </style:style>
    <style:style style:name="P34" style:family="paragraph">
      <style:paragraph-properties fo:line-height="100%"/>
      <style:text-properties fo:font-size="21pt"/>
    </style:style>
    <style:style style:name="P35" style:family="paragraph">
      <loext:graphic-properties draw:fill="none" draw:fill-color="#ffffff"/>
      <style:paragraph-properties fo:line-height="100%" fo:text-align="center"/>
      <style:text-properties style:font-name="Segoe UI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6" style:family="paragraph">
      <style:paragraph-properties fo:line-height="100%" fo:text-align="start"/>
      <style:text-properties fo:font-size="21pt"/>
    </style:style>
    <style:style style:name="P37" style:family="paragraph">
      <loext:graphic-properties draw:fill="none" draw:fill-color="#ffffff"/>
      <style:paragraph-properties fo:line-height="100%" fo:text-align="start"/>
      <style:text-properties fo:color="#000000" style:font-name="Segoe UI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8" style:family="paragraph">
      <loext:graphic-properties draw:fill="none" draw:fill-color="#ffffff"/>
      <style:paragraph-properties fo:line-height="100%"/>
      <style:text-properties style:font-name="Segoe UI Semibold" fo:font-size="32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9" style:family="paragraph">
      <loext:graphic-properties draw:fill="none" draw:fill-color="#ffffff"/>
      <style:paragraph-properties fo:line-height="100%"/>
      <style:text-properties style:font-name="Segoe UI Semibold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loext:graphic-properties draw:fill="none" draw:fill-color="#ffffff"/>
      <style:paragraph-properties fo:line-height="100%"/>
      <style:text-properties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41" style:family="paragraph">
      <style:paragraph-properties fo:line-height="100%" fo:text-align="center"/>
      <style:text-properties fo:font-size="26pt"/>
    </style:style>
    <style:style style:name="P42" style:family="paragraph">
      <style:paragraph-properties fo:line-height="100%"/>
      <style:text-properties fo:font-size="26pt"/>
    </style:style>
    <style:style style:name="P43" style:family="paragraph">
      <loext:graphic-properties draw:fill="none" draw:fill-color="#ffffff"/>
      <style:paragraph-properties fo:line-height="100%" fo:text-align="center"/>
      <style:text-properties style:font-name="Segoe UI" fo:font-size="26pt" fo:font-style="italic" fo:text-shadow="1pt 1pt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P44" style:family="paragraph">
      <style:paragraph-properties fo:line-height="150%" fo:text-align="center"/>
      <style:text-properties fo:font-size="21pt"/>
    </style:style>
    <style:style style:name="P45" style:family="paragraph">
      <style:paragraph-properties fo:line-height="150%"/>
      <style:text-properties fo:font-size="21pt"/>
    </style:style>
    <style:style style:name="P46" style:family="paragraph">
      <loext:graphic-properties draw:fill="none" draw:fill-color="#ffffff"/>
      <style:paragraph-properties fo:line-height="150%" fo:text-align="center"/>
      <style:text-properties style:font-name="Arial1" fo:font-size="21pt" fo:font-style="italic" fo:text-shadow="1pt 1pt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47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48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fo:font-size="24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4pt" fo:text-shadow="none" style:font-size-asian="32pt" style:font-size-complex="32pt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2" style:family="paragraph">
      <loext:graphic-properties draw:fill="none" draw:fill-color="#ffffff"/>
      <style:paragraph-properties fo:line-height="150%" fo:text-align="center"/>
      <style:text-properties style:font-name="Arial1" fo:font-size="21pt" fo:font-style="italic" fo:text-shadow="1pt 1pt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53" style:family="paragraph">
      <loext:graphic-properties draw:fill="none" draw:fill-color="#ffffff"/>
      <style:paragraph-properties fo:line-height="100%"/>
      <style:text-properties fo:color="#000000" style:font-name="Segoe UI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54" style:family="paragraph">
      <loext:graphic-properties draw:fill="none" draw:fill-color="#ffffff"/>
      <style:paragraph-properties fo:text-align="center"/>
      <style:text-properties fo:color="#000000" style:font-name="Segoe UI Semibold" fo:font-size="80pt" fo:text-shadow="none" fo:font-weight="normal" style:font-size-asian="80pt" style:font-weight-asian="normal" style:font-size-complex="80pt" style:font-weight-complex="normal"/>
    </style:style>
    <style:style style:name="P5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32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57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8" style:family="paragraph">
      <style:paragraph-properties fo:line-height="100%"/>
      <style:text-properties fo:font-size="36pt"/>
    </style:style>
    <style:style style:name="P59" style:family="paragraph">
      <loext:graphic-properties draw:fill="none" draw:fill-color="#ffffff"/>
      <style:paragraph-properties fo:line-height="100%" fo:text-align="center"/>
      <style:text-properties fo:color="#ffffff" style:font-name="Arial1" fo:font-size="36pt" fo:font-style="italic" fo:text-shadow="1pt 1pt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60" style:family="paragraph">
      <loext:graphic-properties draw:fill="none" draw:fill-color="#ffffff"/>
      <style:paragraph-properties fo:line-height="100%"/>
      <style:text-properties fo:color="#ffffff" style:font-name="Arial1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1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62" style:family="paragraph">
      <loext:graphic-properties draw:fill="none" draw:fill-color="#ffffff"/>
      <style:paragraph-properties fo:line-height="100%"/>
      <style:text-properties fo:color="#000000" style:font-name="Arial1" fo:font-size="21pt" fo:text-shadow="none" fo:font-weight="bold" style:font-size-asian="28pt" style:font-weight-asian="bold" style:font-size-complex="28pt" style:font-weight-complex="bold"/>
    </style:style>
    <style:style style:name="P63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text-shadow="1pt 1pt" fo:font-weight="bold" style:font-size-asian="28pt" style:font-weight-asian="bold" style:font-size-complex="28pt" style:font-weight-complex="bold"/>
    </style:style>
    <style:style style:name="P64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fo:font-weight="bold" style:font-size-asian="28pt" style:font-weight-asian="bold" style:font-size-complex="28pt" style:font-weight-complex="bold"/>
    </style:style>
    <style:style style:name="P65" style:family="paragraph">
      <loext:graphic-properties draw:fill="none" draw:fill-color="#ffffff"/>
      <style:paragraph-properties fo:line-height="100%" fo:text-align="start"/>
      <style:text-properties style:font-name="Segoe UI" fo:font-size="21pt" fo:text-shadow="1pt 1pt" fo:font-weight="bold" style:font-size-asian="28pt" style:font-weight-asian="bold" style:font-size-complex="28pt" style:font-weight-complex="bold"/>
    </style:style>
    <style:style style:name="P66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style:text-underline-style="none" fo:font-weight="bold" style:font-size-asian="28pt" style:font-weight-asian="bold" style:font-size-complex="28pt" style:font-weight-complex="bold"/>
    </style:style>
    <style:style style:name="P67" style:family="paragraph">
      <loext:graphic-properties draw:fill="none" draw:fill-color="#ffffff"/>
      <style:paragraph-properties fo:line-height="100%"/>
      <style:text-properties style:font-name="Arial1" fo:font-size="21pt" fo:text-shadow="1pt 1pt" style:text-underline-style="none" fo:font-weight="bold" style:font-size-asian="28pt" style:font-weight-asian="bold" style:font-size-complex="28pt" style:font-weight-complex="bold"/>
    </style:style>
    <style:style style:name="P68" style:family="paragraph">
      <loext:graphic-properties draw:fill="none" draw:fill-color="#ffffff"/>
      <style:paragraph-properties fo:line-height="100%"/>
      <style:text-properties style:font-name="Arial1" fo:font-size="21pt" fo:text-shadow="1pt 1pt" style:text-underline-style="none" fo:font-weight="normal" style:font-size-asian="28pt" style:font-weight-asian="normal" style:font-size-complex="28pt" style:font-weight-complex="normal"/>
    </style:style>
    <style:style style:name="P69" style:family="paragraph">
      <loext:graphic-properties draw:fill="none" draw:fill-color="#ffffff"/>
      <style:paragraph-properties fo:line-height="100%"/>
      <style:text-properties fo:color="#000099" style:font-name="Segoe UI Semibold" fo:font-size="21pt" fo:text-shadow="none" style:text-underline-style="none" fo:font-weight="bold" style:font-size-asian="28pt" style:font-weight-asian="bold" style:font-size-complex="28pt" style:font-weight-complex="bold"/>
    </style:style>
    <style:style style:name="P70" style:family="paragraph">
      <loext:graphic-properties draw:fill="none" draw:fill-color="#ffffff"/>
      <style:paragraph-properties fo:line-height="100%" fo:text-align="center"/>
      <style:text-properties fo:color="#ffffff" style:font-name="Segoe UI Semibold" fo:font-size="21pt" fo:text-shadow="1pt 1pt" fo:font-weight="bold" style:font-size-asian="28pt" style:font-weight-asian="bold" style:font-size-complex="28pt" style:font-weight-complex="bold"/>
    </style:style>
    <style:style style:name="P71" style:family="paragraph">
      <loext:graphic-properties draw:fill="none" draw:fill-color="#ffffff"/>
      <style:paragraph-properties fo:line-height="100%" fo:text-align="start"/>
      <style:text-properties fo:color="#003d73" style:font-name="Arial1" fo:font-size="21pt" fo:text-shadow="1pt 1pt" fo:font-weight="bold" style:font-size-asian="28pt" style:font-weight-asian="bold" style:font-size-complex="28pt" style:font-weight-complex="bold"/>
    </style:style>
    <style:style style:name="P72" style:family="paragraph">
      <loext:graphic-properties draw:fill="none" draw:fill-color="#ffffff"/>
      <style:paragraph-properties fo:line-height="100%" fo:text-align="center"/>
      <style:text-properties fo:color="#003d73" style:font-name="Arial1" fo:font-size="21pt" fo:text-shadow="1pt 1pt" fo:font-weight="bold" style:font-size-asian="28pt" style:font-weight-asian="bold" style:font-size-complex="28pt" style:font-weight-complex="bold"/>
    </style:style>
    <style:style style:name="P73" style:family="paragraph">
      <loext:graphic-properties draw:fill="none" draw:fill-color="#ffffff"/>
      <style:paragraph-properties fo:line-height="100%" fo:text-align="center"/>
      <style:text-properties style:font-name="Segoe UI Semibold" fo:font-size="21pt" fo:text-shadow="1pt 1pt" fo:font-weight="bold" style:font-size-asian="28pt" style:font-weight-asian="bold" style:font-size-complex="28pt" style:font-weight-complex="bold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fo:font-size="36pt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76" style:family="paragraph">
      <style:paragraph-properties fo:text-align="center"/>
      <style:text-properties fo:font-size="36pt"/>
    </style:style>
    <style:style style:name="P77" style:family="paragraph">
      <loext:graphic-properties draw:fill="none" draw:fill-color="#ffffff"/>
      <style:paragraph-properties fo:text-align="center"/>
      <style:text-properties fo:color="#000000" style:font-name="Segoe UI Semibold" fo:font-size="80pt" style:font-size-asian="80pt" style:font-size-complex="80pt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18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23f62" style:font-name="Segoe UI" fo:font-size="18pt" fo:text-shadow="none" fo:font-weight="bold" style:font-name-asian="Segoe UI2" style:font-size-asian="10pt" style:font-weight-asian="bold" style:font-name-complex="Segoe UI2" style:font-size-complex="10pt" style:font-weight-complex="bold"/>
    </style:style>
    <style:style style:name="P80" style:family="paragraph">
      <loext:graphic-properties draw:fill="none" draw:fill-color="#ffffff"/>
      <style:paragraph-properties fo:line-height="100%" fo:text-align="center"/>
      <style:text-properties fo:color="#003d73" style:font-name="Segoe UI" fo:font-size="21pt" fo:text-shadow="1pt 1pt" fo:font-weight="bold" style:font-size-asian="28pt" style:font-weight-asian="bold" style:font-size-complex="28pt" style:font-weight-complex="bold"/>
    </style:style>
    <style:style style:name="P81" style:family="paragraph">
      <loext:graphic-properties draw:fill="none" draw:fill-color="#ffffff"/>
      <style:paragraph-properties fo:line-height="100%" fo:text-align="center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82" style:family="paragraph">
      <loext:graphic-properties draw:fill="none" draw:fill-color="#ffffff"/>
      <style:paragraph-properties fo:text-align="center"/>
      <style:text-properties fo:color="#000000" style:font-name="Arial1" fo:font-size="80pt" fo:text-shadow="none" fo:font-weight="normal" style:font-size-asian="80pt" style:font-weight-asian="normal" style:font-size-complex="80pt" style:font-weight-complex="normal"/>
    </style:style>
    <style:style style:name="P83" style:family="paragraph">
      <style:paragraph-properties fo:line-height="100%" fo:text-align="center"/>
      <style:text-properties fo:font-size="28pt"/>
    </style:style>
    <style:style style:name="P84" style:family="paragraph">
      <style:paragraph-properties fo:line-height="100%"/>
      <style:text-properties fo:font-size="28pt"/>
    </style:style>
    <style:style style:name="P85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86" style:family="paragraph">
      <loext:graphic-properties draw:fill="none" draw:fill-color="#ffffff"/>
      <style:paragraph-properties fo:line-height="100%" fo:text-align="center"/>
      <style:text-properties fo:color="#ffffff" style:font-name="Segoe UI Semibold" fo:font-size="28pt" fo:text-shadow="none" fo:font-weight="bold" style:font-size-asian="28pt" style:font-weight-asian="bold" style:font-size-complex="28pt" style:font-weight-complex="bold"/>
    </style:style>
    <style:style style:name="P87" style:family="paragraph">
      <loext:graphic-properties draw:fill="none" draw:fill-color="#ffffff"/>
      <style:paragraph-properties fo:line-height="100%" fo:text-align="start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88" style:family="paragraph">
      <loext:graphic-properties draw:fill="none" draw:fill-color="#ffffff"/>
      <style:paragraph-properties fo:text-align="center"/>
      <style:text-properties fo:color="#000000" style:font-name="Segoe UI Semibold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89" style:family="paragraph">
      <style:paragraph-properties fo:line-height="100%" fo:text-align="center"/>
      <style:text-properties fo:font-size="36pt"/>
    </style:style>
    <style:style style:name="P90" style:family="paragraph">
      <loext:graphic-properties draw:fill="none" draw:fill-color="#ffffff"/>
      <style:paragraph-properties fo:line-height="100%" fo:text-align="center"/>
      <style:text-properties fo:color="#ffffff" style:font-name="Arial1" fo:font-size="36pt" fo:text-shadow="1pt 1pt" fo:font-weight="bold" style:font-size-asian="36pt" style:font-weight-asian="bold" style:font-size-complex="36pt" style:font-weight-complex="bold"/>
    </style:style>
    <style:style style:name="P91" style:family="paragraph">
      <style:paragraph-properties fo:margin-left="0cm" fo:margin-right="0cm" fo:margin-top="0cm" fo:margin-bottom="0cm" fo:line-height="100%" fo:text-indent="0cm"/>
      <style:text-properties fo:font-size="21pt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font-name="Arial1" fo:font-size="21pt" fo:text-shadow="1pt 1pt" fo:font-weight="normal" style:font-size-asian="28pt" style:font-weight-asian="normal" style:font-size-complex="28pt" style:font-weight-complex="normal"/>
    </style:style>
    <style:style style:name="P93" style:family="paragraph">
      <loext:graphic-properties draw:fill="none" draw:fill-color="#ffffff"/>
      <style:paragraph-properties fo:line-height="100%" fo:text-align="center"/>
      <style:text-properties fo:color="#ffffff" style:font-name="Arial1" fo:font-size="36pt" fo:text-shadow="1pt 1pt" fo:font-weight="normal" style:font-size-asian="36pt" style:font-weight-asian="normal" style:font-size-complex="36pt" style:font-weight-complex="normal"/>
    </style:style>
    <style:style style:name="P9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8pt"/>
    </style:style>
    <style:style style:name="P95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8p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8pt" fo:text-shadow="none" style:font-size-asian="28pt" style:font-size-complex="28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 Semibold" fo:font-size="28pt" fo:text-shadow="none" style:font-size-asian="28pt" style:font-size-complex="28pt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style:font-size-asian="28pt" style:font-size-complex="28pt"/>
    </style:style>
    <style:style style:name="P99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100" style:family="paragraph">
      <loext:graphic-properties draw:fill-color="#ffffff"/>
      <style:text-properties fo:font-size="26.3999996185303pt"/>
    </style:style>
    <style:style style:name="P10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102" style:family="paragraph">
      <style:paragraph-properties fo:text-align="center"/>
      <style:text-properties fo:font-size="20pt"/>
    </style:style>
    <style:style style:name="P10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fo:color="#000000" style:font-name="Liberation Sans1" fo:font-size="26pt" style:text-underline-style="none" fo:font-weight="bold" style:font-size-asian="26pt" style:font-weight-asian="bold" style:font-size-complex="26pt" style:font-weight-complex="bold"/>
    </style:style>
    <style:style style:name="T2" style:family="text">
      <style:text-properties fo:color="#000000" style:font-name="Liberation Sans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T5" style:family="text">
      <style:text-properties fo:color="#000000" style:font-name="Segoe UI Semibold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Segoe UI Semibold" fo:font-size="60pt" fo:text-shadow="none" fo:font-weight="bold" style:font-size-asian="60pt" style:font-weight-asian="bold" style:font-size-complex="60pt" style:font-weight-complex="bold"/>
    </style:style>
    <style:style style:name="T7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8" style:family="text">
      <style:text-properties fo:color="#003d73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9" style:family="text">
      <style:text-properties fo:color="#003d73" style:font-name="Segoe UI Semibold" fo:font-size="32pt" fo:font-style="italic" fo:text-shadow="1pt 1pt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0" style:family="text">
      <style:text-properties fo:color="#ce181e" style:font-name="Arial1" fo:font-size="32pt" fo:font-style="italic" fo:text-shadow="none" style:text-underline-style="none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T11" style:family="text">
      <style:text-properties fo:color="#000000" style:font-name="Segoe UI Semibold" fo:font-size="36pt" fo:font-style="normal" fo:text-shadow="none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12" style:family="text">
      <style:text-properties fo:color="#000000" style:font-name="Segoe UI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13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15" style:family="text"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T1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7" style:family="text">
      <style:text-properties fo:color="#023f62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8" style:family="text">
      <style:text-properties fo:color="#023f62" style:font-name="Segoe UI Semibold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9" style:family="text">
      <style:text-properties fo:color="#023f62" style:font-name="Segoe UI Semibold" fo:font-size="30pt" fo:font-style="italic" fo:text-shadow="none" fo:font-weight="normal" style:font-name-asian="Segoe UI2" style:font-size-asian="30pt" style:font-style-asian="italic" style:font-weight-asian="normal" style:font-name-complex="Segoe UI2" style:font-size-complex="30pt" style:font-style-complex="italic" style:font-weight-complex="normal"/>
    </style:style>
    <style:style style:name="T20" style:family="text">
      <style:text-properties fo:color="#000000" style:font-name="Segoe UI Semibold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21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22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style:font-name="Segoe UI" fo:font-size="36pt" fo:font-style="normal" fo:text-shadow="1pt 1pt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24" style:family="text">
      <style:text-properties fo:color="#000000" style:font-name="Segoe UI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25" style:family="text">
      <style:text-properties fo:color="#ffffff" style:font-name="Segoe UI2" fo:font-size="36pt" fo:text-shadow="1pt 1pt" style:text-underline-style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26" style:family="text">
      <style:text-properties fo:color="#ffffff" style:font-name="Segoe UI" fo:font-size="36pt" fo:text-shadow="1pt 1pt" fo:font-weight="normal" style:font-name-asian="Segoe UI2" style:font-size-asian="36pt" style:font-weight-asian="normal" style:font-name-complex="Segoe UI2" style:font-size-complex="36pt" style:font-weight-complex="normal"/>
    </style:style>
    <style:style style:name="T27" style:family="text">
      <style:text-properties fo:color="#000000" style:font-name="Segoe UI" fo:font-size="80pt" fo:text-shadow="none" style:font-name-asian="Liberation Serif4" style:font-size-asian="80pt" style:font-name-complex="Liberation Serif4" style:font-size-complex="80pt"/>
    </style:style>
    <style:style style:name="T28" style:family="text">
      <style:text-properties fo:color="#000000" style:font-name="Segoe UI" fo:font-size="80pt" fo:text-shadow="none" fo:font-weight="bold" style:font-name-asian="Liberation Serif4" style:font-size-asian="80pt" style:font-weight-asian="bold" style:font-name-complex="Liberation Serif4" style:font-size-complex="80pt" style:font-weight-complex="bold"/>
    </style:style>
    <style:style style:name="T29" style:family="text">
      <style:text-properties fo:color="#003d73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color="#729fcf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31" style:family="text">
      <style:text-properties fo:color="#83caff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32" style:family="text">
      <style:text-properties fo:color="#ce181e" style:font-name="Arial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34" style:family="text">
      <style:text-properties fo:color="#000000" style:font-name="Segoe UI" fo:font-size="80pt" fo:font-weight="bold" style:font-name-asian="Liberation Serif4" style:font-size-asian="60pt" style:font-weight-asian="bold" style:font-name-complex="Liberation Serif4" style:font-size-complex="60pt" style:font-weight-complex="bold"/>
    </style:style>
    <style:style style:name="T35" style:family="text">
      <style:text-properties fo:color="#729fcf" style:font-name="Arial1" fo:font-size="32pt" fo:text-shadow="1pt 1pt" fo:font-weight="bold" style:font-size-asian="32pt" style:font-weight-asian="bold" style:font-size-complex="32pt" style:font-weight-complex="bold"/>
    </style:style>
    <style:style style:name="T36" style:family="text">
      <style:text-properties fo:color="#000000" style:font-name="Segoe UI" fo:font-size="80pt" fo:font-weight="bold" style:font-size-asian="80pt" style:font-weight-asian="bold" style:font-size-complex="80pt" style:font-weight-complex="bold"/>
    </style:style>
    <style:style style:name="T37" style:family="text">
      <style:text-properties fo:color="#000000" style:font-name="Liberation Serif4" fo:font-size="80pt" style:font-name-asian="Liberation Serif4" style:font-size-asian="80pt" style:font-name-complex="Liberation Serif4" style:font-size-complex="80pt"/>
    </style:style>
    <style:style style:name="T38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0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1" style:family="text">
      <style:text-properties fo:color="#cc0000" style:text-position="super 58%" style:font-name="Arial1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2" style:family="text">
      <style:text-properties fo:color="#000000" style:text-position="super 58%" style:font-name="Segoe UI Semibold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3" style:family="text">
      <style:text-properties fo:color="#000000" style:font-name="Segoe UI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44" style:family="text">
      <style:text-properties fo:color="#003d73" style:font-name="Segoe UI Semibold" fo:font-size="32pt" fo:font-style="italic" fo:text-shadow="none" style:text-underline-style="none" fo:font-weight="normal" style:font-name-asian="Arial3" style:font-size-asian="32pt" style:font-style-asian="italic" style:font-weight-asian="normal" style:font-name-complex="Arial3" style:font-size-complex="32pt" style:font-style-complex="italic" style:font-weight-complex="normal"/>
    </style:style>
    <style:style style:name="T45" style:family="text">
      <style:text-properties fo:color="#003d73" style:font-name="Segoe UI" fo:font-size="32pt" fo:font-style="italic" fo:text-shadow="none" style:text-underline-style="none" fo:font-weight="normal" style:font-name-asian="Arial3" style:font-size-asian="32pt" style:font-style-asian="italic" style:font-weight-asian="normal" style:font-name-complex="Arial3" style:font-size-complex="32pt" style:font-style-complex="italic" style:font-weight-complex="normal"/>
    </style:style>
    <style:style style:name="T46" style:family="text">
      <style:text-properties fo:color="#000000" style:font-name="Segoe UI Semibold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7" style:family="text">
      <style:text-properties fo:color="#000000" style:text-position="super 58%" style:font-name="Arial1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8" style:family="text">
      <style:text-properties fo:color="#ffffff"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color="#ffffff" style:text-position="super 58%" style:font-name="Arial1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50" style:family="text">
      <style:text-properties fo:color="#003d73" style:font-name="Segoe UI Semibold" fo:font-size="32pt" fo:font-style="italic" fo:text-shadow="1pt 1pt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1" style:family="text">
      <style:text-properties fo:color="#000000" style:font-name="Arial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color="#ffffff" style:font-name="Arial1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cc0000" style:text-position="super 58%" style:font-name="Arial1" fo:font-size="32pt" fo:font-style="normal" fo:text-shadow="none" style:text-underline-style="none" fo:font-weight="normal" style:font-name-asian="Arial3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4" style:family="text">
      <style:text-properties fo:color="#ffffff" style:text-position="super 58%" style:font-name="Arial1" fo:font-size="32pt" fo:font-style="normal" fo:text-shadow="1pt 1pt" style:text-underline-style="none" fo:font-weight="normal" style:font-name-asian="Arial3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5" style:family="text">
      <style:text-properties fo:color="#000000" style:font-name="Arial1" fo:font-size="32pt" fo:font-style="normal" fo:text-shadow="none" style:text-underline-style="none" fo:font-weight="bold" style:font-name-asian="Arial3" style:font-size-asian="32pt" style:font-style-asian="normal" style:font-weight-asian="bold" style:font-name-complex="Arial3" style:font-size-complex="32pt" style:font-style-complex="normal" style:font-weight-complex="bold"/>
    </style:style>
    <style:style style:name="T56" style:family="text">
      <style:text-properties fo:color="#003d73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7" style:family="text">
      <style:text-properties fo:color="#000000"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8" style:family="text">
      <style:text-properties fo:color="#023f62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9" style:family="text">
      <style:text-properties fo:color="#000000" style:text-position="super 58%" style:font-name="Arial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0" style:family="text">
      <style:text-properties fo:color="#000000" style:font-name="Segoe UI Semibold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61" style:family="text">
      <style:text-properties fo:color="#729fcf" style:font-name="Arial1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3" style:family="text">
      <style:text-properties fo:color="#000000" style:font-name="Arial1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64" style:family="text">
      <style:text-properties fo:color="#000000" style:font-name="Segoe UI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5" style:family="text">
      <style:text-properties fo:color="#cc0000" style:font-name="Arial1" fo:font-size="32pt" fo:text-shadow="none" fo:font-weight="normal" style:font-name-asian="Arial3" style:font-size-asian="32pt" style:font-weight-asian="normal" style:font-name-complex="Arial3" style:font-size-complex="32pt" style:font-weight-complex="normal"/>
    </style:style>
    <style:style style:name="T66" style:family="text">
      <style:text-properties fo:color="#000000" style:font-name="Segoe UI Semibold" fo:font-size="32pt" fo:text-shadow="none" fo:font-weight="normal" style:font-name-asian="Arial3" style:font-size-asian="32pt" style:font-weight-asian="normal" style:font-name-complex="Arial3" style:font-size-complex="32pt" style:font-weight-complex="normal"/>
    </style:style>
    <style:style style:name="T67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68" style:family="text">
      <style:text-properties fo:color="#023f62" style:font-name="Segoe UI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9" style:family="text">
      <style:text-properties fo:color="#003d73" style:font-name="Segoe UI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0" style:family="text">
      <style:text-properties fo:color="#000000" style:font-name="Segoe UI Semibold" fo:font-size="80pt" fo:text-shadow="none" fo:font-weight="normal" style:font-size-asian="80pt" style:font-weight-asian="normal" style:font-size-complex="80pt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ffffff" style:font-name="Segoe UI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color="#ffffff" style:text-position="super 58%" style:font-name="Arial1" fo:font-size="36pt" fo:font-style="normal" fo:text-shadow="1pt 1pt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78" style:family="text">
      <style:text-properties fo:color="#ffffff" style:font-name="Arial1" fo:font-size="32pt" fo:font-style="normal" fo:text-shadow="1pt 1pt" style:text-underline-style="none" fo:font-weight="bold" style:font-name-asian="Arial3" style:font-size-asian="32pt" style:font-style-asian="normal" style:font-weight-asian="bold" style:font-name-complex="Arial3" style:font-size-complex="32pt" style:font-style-complex="normal" style:font-weight-complex="bold"/>
    </style:style>
    <style:style style:name="T79" style:family="text">
      <style:text-properties fo:color="#cc0000" style:text-position="super 58%" style:font-name="Arial3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80" style:family="text">
      <style:text-properties fo:color="#ffffff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81" style:family="text">
      <style:text-properties fo:color="#cc0000" style:text-position="super 58%" style:font-name="Arial1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82" style:family="text">
      <style:text-properties fo:color="#ffffff" style:text-position="super 58%" style:font-name="Arial1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83" style:family="text">
      <style:text-properties fo:color="#000000" style:font-name="Segoe UI" fo:font-size="36pt" fo:text-shadow="none" fo:font-weight="bold" style:font-name-asian="Arial3" style:font-size-asian="36pt" style:font-weight-asian="bold" style:font-name-complex="Arial3" style:font-size-complex="36pt" style:font-weight-complex="bold"/>
    </style:style>
    <style:style style:name="T84" style:family="text">
      <style:text-properties fo:color="#003d73" style:font-name="Segoe UI Semibold" fo:font-size="32pt" fo:font-style="italic" fo:text-shadow="none" fo:font-weight="normal" style:font-name-asian="Arial3" style:font-size-asian="32pt" style:font-style-asian="italic" style:font-weight-asian="normal" style:font-name-complex="Arial3" style:font-size-complex="32pt" style:font-style-complex="italic" style:font-weight-complex="normal"/>
    </style:style>
    <style:style style:name="T85" style:family="text">
      <style:text-properties fo:color="#000000" style:font-name="Segoe UI Semibold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86" style:family="text">
      <style:text-properties fo:color="#ffffff" style:font-name="Segoe UI Semibold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87" style:family="text">
      <style:text-properties fo:color="#000000" style:text-position="super 58%" style:font-name="Arial1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88" style:family="text">
      <style:text-properties fo:color="#000000" style:font-name="Segoe UI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89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0" style:family="text">
      <style:text-properties fo:color="#000000" style:text-position="super 58%" style:font-name="Segoe UI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91" style:family="text">
      <style:text-properties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000000" style:text-position="super 58%" style:font-name="Segoe UI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93" style:family="text">
      <style:text-properties style:font-name="Arial1" fo:font-size="32pt" fo:text-shadow="1pt 1pt" style:text-underline-style="none" fo:font-weight="bold" style:font-size-asian="32pt" style:font-weight-asian="bold" style:font-size-complex="32pt" style:font-weight-complex="bold"/>
    </style:style>
    <style:style style:name="T94" style:family="text">
      <style:text-properties fo:color="#99ccff" style:font-name="Arial1" fo:font-size="32pt" fo:text-shadow="1pt 1pt" style:text-underline-style="none" fo:font-weight="bold" style:font-size-asian="32pt" style:font-weight-asian="bold" style:font-size-complex="32pt" style:font-weight-complex="bold"/>
    </style:style>
    <style:style style:name="T95" style:family="text">
      <style:text-properties fo:color="#83caff" style:font-name="Arial1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96" style:family="text">
      <style:text-properties fo:color="#023f62" style:font-name="Segoe UI Semibold" fo:font-size="31pt" fo:font-style="italic" fo:text-shadow="none" style:text-underline-style="none" fo:font-weight="normal" style:font-size-asian="31pt" style:font-style-asian="italic" style:font-weight-asian="normal" style:font-size-complex="31pt" style:font-style-complex="italic" style:font-weight-complex="normal"/>
    </style:style>
    <style:style style:name="T97" style:family="text">
      <style:text-properties style:font-name="Arial1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98" style:family="text">
      <style:text-properties fo:color="#000099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99" style:family="text">
      <style:text-properties fo:color="#83caff" style:font-name="Segoe UI" fo:font-size="32pt" fo:font-style="italic" fo:text-shadow="1pt 1pt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0" style:family="text">
      <style:text-properties fo:color="#000099" style:font-name="Segoe UI Semibold" fo:font-size="32pt" fo:text-shadow="none" style:text-underline-style="none" fo:font-weight="bold" style:font-size-asian="32pt" style:font-weight-asian="bold" style:font-size-complex="32pt" style:font-weight-complex="bold"/>
    </style:style>
    <style:style style:name="T101" style:family="text">
      <style:text-properties fo:color="#000000" style:font-name="Segoe UI Semibold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102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103" style:family="text">
      <style:text-properties fo:color="#000000" style:font-name="Liberation Serif" fo:font-size="80pt" style:font-name-asian="Liberation Serif4" style:font-size-asian="80pt" style:font-name-complex="Liberation Serif4" style:font-size-complex="80pt"/>
    </style:style>
    <style:style style:name="T104" style:family="text">
      <style:text-properties fo:color="#0d1f6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05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06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07" style:family="text">
      <style:text-properties fo:color="#003d73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08" style:family="text">
      <style:text-properties fo:color="#99ccff" style:font-name="Arial1" fo:font-size="32pt" fo:text-shadow="1pt 1pt" fo:font-weight="normal" style:font-size-asian="32pt" style:font-weight-asian="normal" style:font-size-complex="32pt" style:font-weight-complex="normal"/>
    </style:style>
    <style:style style:name="T109" style:family="text">
      <style:text-properties fo:color="#83caff" style:font-name="Arial1" fo:font-size="32pt" fo:text-shadow="1pt 1pt" fo:font-weight="normal" style:font-size-asian="32pt" style:font-weight-asian="normal" style:font-size-complex="32pt" style:font-weight-complex="normal"/>
    </style:style>
    <style:style style:name="T110" style:family="text">
      <style:text-properties fo:color="#000099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T111" style:family="text">
      <style:text-properties fo:color="#000000" style:text-outline="false" style:font-name="Gabriola" fo:font-size="40pt" fo:font-style="normal" fo:text-shadow="none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12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13" style:family="text">
      <style:text-properties fo:color="#000000" style:font-name="Segoe UI Semibold" fo:font-size="80pt" style:font-size-asian="80pt" style:font-size-complex="80pt"/>
    </style:style>
    <style:style style:name="T114" style:family="text">
      <style:text-properties fo:color="#000000" style:font-name="Segoe UI Semibold" fo:font-size="80pt" style:font-name-asian="Arial3" style:font-size-asian="80pt" style:font-name-complex="Arial3" style:font-size-complex="80pt"/>
    </style:style>
    <style:style style:name="T115" style:family="text">
      <style:text-properties fo:color="#023f62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16" style:family="text">
      <style:text-properties fo:color="#023f62" style:font-name="Segoe UI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17" style:family="text">
      <style:text-properties fo:color="#023f62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18" style:family="text">
      <style:text-properties fo:color="#ce181e" style:font-name="Segoe UI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9" style:family="text">
      <style:text-properties fo:color="#99cc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20" style:family="text">
      <style:text-properties fo:color="#000000" style:font-name="Arial1" fo:font-size="80pt" fo:text-shadow="none" fo:font-weight="normal" style:font-size-asian="80pt" style:font-weight-asian="normal" style:font-size-complex="80pt" style:font-weight-complex="normal"/>
    </style:style>
    <style:style style:name="T121" style:family="text">
      <style:text-properties fo:color="#000000" style:font-name="Arial3" fo:font-size="80pt" fo:text-shadow="none" fo:font-weight="normal" style:font-name-asian="Arial3" style:font-size-asian="80pt" style:font-weight-asian="normal" style:font-name-complex="Arial3" style:font-size-complex="80pt" style:font-weight-complex="normal"/>
    </style:style>
    <style:style style:name="T122" style:family="text">
      <style:text-properties fo:color="#000000" style:text-position="super 58%" style:font-name="Segoe UI Semibold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123" style:family="text">
      <style:text-properties fo:color="#c5000b" style:font-name="Arial3" fo:font-size="32pt" fo:text-shadow="1pt 1pt" fo:font-weight="normal" style:font-name-asian="Arial3" style:font-size-asian="32pt" style:font-weight-asian="normal" style:font-name-complex="Arial3" style:font-size-complex="32pt" style:font-weight-complex="normal"/>
    </style:style>
    <style:style style:name="T124" style:family="text">
      <style:text-properties fo:color="#ffffff" style:text-position="super 58%" style:font-name="Arial1" fo:font-size="36pt" fo:text-shadow="1pt 1pt" fo:font-weight="normal" style:font-name-asian="Arial3" style:font-size-asian="36pt" style:font-weight-asian="normal" style:font-name-complex="Arial3" style:font-size-complex="36pt" style:font-weight-complex="normal"/>
    </style:style>
    <style:style style:name="T125" style:family="text">
      <style:text-properties fo:color="#cc0000" style:text-position="super 58%" style:font-name="Arial1" fo:font-size="36pt" fo:font-style="normal" fo:text-shadow="none" style:text-underline-style="none" fo:font-weight="bold" style:font-name-asian="Segoe UI5" style:font-size-asian="36pt" style:font-style-asian="normal" style:font-weight-asian="bold" style:font-name-complex="Segoe UI5" style:font-size-complex="36pt" style:font-style-complex="normal" style:font-weight-complex="bold"/>
    </style:style>
    <style:style style:name="T126" style:family="text">
      <style:text-properties fo:color="#ffd320" style:text-position="super 58%" style:font-name="Arial1" fo:font-size="36pt" fo:font-style="normal" fo:text-shadow="none" style:text-underline-style="none" fo:font-weight="bold" style:font-name-asian="Segoe UI5" style:font-size-asian="36pt" style:font-style-asian="normal" style:font-weight-asian="bold" style:font-name-complex="Segoe UI5" style:font-size-complex="36pt" style:font-style-complex="normal" style:font-weight-complex="bold"/>
    </style:style>
    <style:style style:name="T127" style:family="text">
      <style:text-properties fo:color="#ffffff" style:text-outline="false" style:text-line-through-style="none" style:text-line-through-type="none" style:font-name="Arial1" fo:font-size="32pt" fo:font-style="normal" fo:text-shadow="1pt 1pt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cc0000" style:text-outline="false" style:text-line-through-style="none" style:text-line-through-type="none" style:text-position="super 58%" style:font-name="Arial3" fo:font-size="36pt" fo:font-style="normal" fo:text-shadow="none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c0000" style:text-position="super 58%" style:font-name="Arial3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130" style:family="text">
      <style:text-properties fo:color="#023f62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2" style:font-size-asian="32pt" style:font-style-asian="italic" style:font-weight-asian="normal" style:font-name-complex="Segoe U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color="#003d73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32" style:family="text">
      <style:text-properties fo:color="#003d73" style:font-name="Segoe UI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33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134" style:family="text">
      <style:text-properties style:font-name="Segoe UI Semibold" fo:font-size="20pt" style:text-underline-style="none" style:font-name-asian="Times New Roman" style:font-size-asian="20pt" style:language-asian="ar" style:country-asian="SA" style:font-size-complex="20pt"/>
    </style:style>
    <style:style style:name="T135" style:family="text">
      <style:text-properties style:font-name="Segoe UI Semibold" fo:font-size="20pt" fo:font-style="italic" style:text-underline-style="none" style:font-name-asian="Times New Roman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8" presentation:presentation-page-layout-name="AL1T0">
        <office:forms form:automatic-focus="false" form:apply-design-mode="false"/>
        <draw:frame draw:style-name="gr1" draw:text-style-name="P2" draw:layer="layout" svg:width="20.828cm" svg:height="1.276cm" svg:x="3.81cm" svg:y="3.048cm">
          <draw:text-box>
            <text:p text:style-name="P1"><text:span text:style-name="T1">Sunday, _</text:span><text:span text:style-name="T2">_____________________________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97" presentation:presentation-page-layout-name="AL1T0">
        <office:forms form:automatic-focus="false" form:apply-design-mode="false"/>
        <draw:frame draw:style-name="gr3" draw:text-style-name="P5" draw:layer="layout" svg:width="22.86cm" svg:height="9.608cm" svg:x="2.54cm" svg:y="1.27cm">
          <draw:text-box>
            <text:p text:style-name="P4"><text:span text:style-name="T3">WELCOME TO WORSHIP!</text:span></text:p>
            <text:p text:style-name="P4"><text:span text:style-name="T3"/></text:p>
            <text:p text:style-name="P4"><text:span text:style-name="T4">Our service will follow </text:span><text:span text:style-name="T5">Divine Service 2</text:span></text:p>
            <text:p text:style-name="P4"><text:span text:style-name="T4">which is found on page 167 in the hymnal.</text:span></text:p>
            <text:p text:style-name="P4"><text:span text:style-name="T4"/></text:p>
            <text:p text:style-name="P4"><text:span text:style-name="T4">You can also follow the service</text:span></text:p>
            <text:p text:style-name="P4"><text:span text:style-name="T4">on the screens at the front of the churc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98" presentation:presentation-page-layout-name="AL1T0">
        <office:forms form:automatic-focus="false" form:apply-design-mode="false"/>
        <draw:frame draw:style-name="gr4" draw:text-style-name="P7" draw:layer="layout" svg:width="21.336cm" svg:height="4.755cm" svg:x="3.302cm" svg:y="4.826cm">
          <draw:text-box>
            <text:p text:style-name="P6"><text:span text:style-name="T6">HYM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 presentation:presentation-page-layout-name="AL1T0">
        <office:forms form:automatic-focus="false" form:apply-design-mode="false"/>
        <draw:frame draw:style-name="gr5" draw:text-style-name="P11" draw:layer="layout" svg:width="24.892cm" svg:height="7.112cm" svg:x="1.524cm" svg:y="0.508cm">
          <draw:text-box>
            <text:p text:style-name="P8"><text:span text:style-name="T7">INVOCATION</text:span></text:p>
            <text:p text:style-name="P9"><text:span text:style-name="T8">P:</text:span><text:span text:style-name="T9"> </text:span><text:span text:style-name="T8">In the name of the Father and of the </text:span><text:span text:style-name="T10">+</text:span><text:span text:style-name="T8"> Son </text:span></text:p>
            <text:p text:style-name="P9"><text:span text:style-name="T8"><text:s text:c="5"/></text:span><text:span text:style-name="T8">and of the Holy Spirit.</text:span></text:p>
            <text:p text:style-name="P10"><text:span text:style-name="T11">C: </text:span><text:span text:style-name="T12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office:forms form:automatic-focus="false" form:apply-design-mode="false"/>
        <draw:frame draw:style-name="gr6" draw:text-style-name="P13" draw:layer="layout" svg:width="25.4cm" svg:height="10.017cm" svg:x="1.27cm" svg:y="0.539cm">
          <draw:text-box>
            <text:p text:style-name="P12"><text:span text:style-name="T13">P: If we say we have no sin, we deceive ourselves, </text:span></text:p>
            <text:p text:style-name="P12"><text:span text:style-name="T13"><text:s text:c="4"/></text:span><text:span text:style-name="T13">and the truth is not in us.</text:span></text:p>
            <text:p text:style-name="P12"><text:span text:style-name="T14">C:</text:span><text:span text:style-name="T15"> </text:span><text:span text:style-name="T16">But if we confess our sins, God, who is </text:span></text:p>
            <text:p text:style-name="P12"><text:span text:style-name="T16"><text:s text:c="4"/></text:span><text:span text:style-name="T16">faithful and just, will forgive our sins </text:span></text:p>
            <text:p text:style-name="P12"><text:span text:style-name="T16"><text:s text:c="4"/></text:span><text:span text:style-name="T16">and cleanse us from </text:span></text:p>
            <text:p text:style-name="P12"><text:span text:style-name="T16"><text:s text:c="4"/></text:span><text:span text:style-name="T16">all unrighteousnes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 presentation:presentation-page-layout-name="AL1T0">
        <office:forms form:automatic-focus="false" form:apply-design-mode="false"/>
        <draw:frame draw:style-name="gr7" draw:text-style-name="P17" draw:layer="layout" svg:width="25.4cm" svg:height="6.858cm" svg:x="1.27cm" svg:y="0.508cm">
          <draw:text-box>
            <text:p text:style-name="P15"><text:span text:style-name="T7">CONFESSION OF SINS</text:span></text:p>
            <text:p text:style-name="P16"><text:span text:style-name="T17">P:</text:span><text:span text:style-name="T18"> </text:span><text:span text:style-name="T17">Let us then confess our sins to God </text:span><text:span text:style-name="T19">our Father.</text:span></text:p>
            <text:p text:style-name="P16"><text:span text:style-name="T20">C: </text:span><text:span text:style-name="T21">Most merciful God, we confess that we <text:s text:c="2"/>are by nature sinful and unclea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office:forms form:automatic-focus="false" form:apply-design-mode="false"/>
        <draw:frame draw:style-name="gr8" draw:text-style-name="P18" draw:layer="layout" svg:width="25.654cm" svg:height="5.519cm" svg:x="1.016cm" svg:y="0.577cm">
          <draw:text-box>
            <text:p text:style-name="P16"><text:span text:style-name="T12"><text:s text:c="4"/></text:span><text:span text:style-name="T21">We have sinned against You in thought, </text:span></text:p>
            <text:p text:style-name="P16"><text:span text:style-name="T22"><text:s text:c="4"/></text:span><text:span text:style-name="T22">word, and deed, </text:span><text:span text:style-name="T21">by what we have done </text:span></text:p>
            <text:p text:style-name="P16"><text:span text:style-name="T21"><text:s text:c="4"/></text:span><text:span text:style-name="T21">and by what we have left undone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office:forms form:automatic-focus="false" form:apply-design-mode="false"/>
        <draw:frame draw:style-name="gr9" draw:text-style-name="P20" draw:layer="layout" svg:width="25.654cm" svg:height="7.011cm" svg:x="1.016cm" svg:y="0.616cm">
          <draw:text-box>
            <text:p text:style-name="P19"><text:span text:style-name="T23"><text:s text:c="4"/></text:span><text:span text:style-name="T24">We have not loved You with our whole </text:span></text:p>
            <text:p text:style-name="P19"><text:span text:style-name="T24"><text:s text:c="4"/></text:span><text:span text:style-name="T24">heart; </text:span><text:span text:style-name="T21">we have not loved our neighbors </text:span></text:p>
            <text:p text:style-name="P19"><text:span text:style-name="T21"><text:s text:c="4"/></text:span><text:span text:style-name="T21">as ourselves. We justly deserve Your </text:span></text:p>
            <text:p text:style-name="P19"><text:span text:style-name="T21"><text:s text:c="4"/></text:span><text:span text:style-name="T21">present and eternal punishment. <text:s text:c="3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>
        <office:forms form:automatic-focus="false" form:apply-design-mode="false"/>
        <draw:frame draw:style-name="gr10" draw:text-style-name="P23" draw:layer="layout" svg:width="25.146cm" svg:height="5.321cm" svg:x="1.27cm" svg:y="0.637cm">
          <draw:text-box>
            <text:p text:style-name="P21"><text:span text:style-name="T25"><text:s text:c="4"/></text:span><text:span text:style-name="T21">For the sake of Your Son, Jesus Christ, </text:span></text:p>
            <text:p text:style-name="P21"><text:span text:style-name="T21"><text:s text:c="4"/></text:span><text:span text:style-name="T21">have mercy on us. Forgive us, renew </text:span></text:p>
            <text:p text:style-name="P22"><text:span text:style-name="T21"><text:s text:c="4"/></text:span><text:span text:style-name="T21">us, and lead us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Default8">
        <office:forms form:automatic-focus="false" form:apply-design-mode="false"/>
        <draw:frame draw:style-name="gr9" draw:text-style-name="P23" draw:layer="layout" svg:width="25.146cm" svg:height="7.011cm" svg:x="1.27cm" svg:y="0.637cm">
          <draw:text-box>
            <text:p text:style-name="P21"><text:span text:style-name="T21"><text:s text:c="4"/></text:span><text:span text:style-name="T21">so that we may delight in Your will and </text:span></text:p>
            <text:p text:style-name="P22"><text:span text:style-name="T21"><text:s text:c="4"/></text:span><text:span text:style-name="T21">walk in Your ways to the glory of Your </text:span></text:p>
            <text:p text:style-name="P22"><text:span text:style-name="T21"><text:s text:c="4"/></text:span><text:span text:style-name="T21">holy name. <text:s/>Amen. <text:s/></text:span></text:p>
            <text:p text:style-name="P21"><text:span text:style-name="T26"><text:s text:c="5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9">
        <office:forms form:automatic-focus="false" form:apply-design-mode="false"/>
        <draw:frame draw:style-name="gr11" draw:text-style-name="P25" draw:layer="layout" svg:width="19.05cm" svg:height="4.006cm" svg:x="4.318cm" svg:y="4.064cm">
          <draw:text-box>
            <text:p text:style-name="P24"><text:span text:style-name="T27">◄</text:span><text:span text:style-name="T28">Left si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Default10">
        <office:forms form:automatic-focus="false" form:apply-design-mode="false"/>
        <draw:frame draw:style-name="gr12" draw:text-style-name="P27" draw:layer="layout" svg:width="25.146cm" svg:height="7.214cm" svg:x="1.333cm" svg:y="0.635cm">
          <draw:text-box>
            <text:p text:style-name="P26"><text:span text:style-name="T13">P:</text:span><text:span text:style-name="T29"> </text:span><text:span text:style-name="T13">Almighty God in His mercy has given His Son </text:span></text:p>
            <text:p text:style-name="P26"><text:span text:style-name="T13"><text:s text:c="4"/></text:span><text:span text:style-name="T13">to die for you and for His sake forgives you all </text:span></text:p>
            <text:p text:style-name="P26"><text:span text:style-name="T13"><text:s text:c="4"/></text:span><text:span text:style-name="T13">your sins. As a called and ordained servant of </text:span></text:p>
            <text:p text:style-name="P26"><text:span text:style-name="T13"><text:s text:c="4"/></text:span><text:span text:style-name="T13">Christ, and by His authority,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Default11">
        <office:forms form:automatic-focus="false" form:apply-design-mode="false"/>
        <draw:frame draw:style-name="gr13" draw:text-style-name="P28" draw:layer="layout" svg:width="25.654cm" svg:height="6.45cm" svg:x="1.249cm" svg:y="0.551cm">
          <draw:text-box>
            <text:p text:style-name="P26"><text:span text:style-name="T30"><text:s text:c="3"/></text:span><text:span text:style-name="T31"><text:s/></text:span><text:span text:style-name="T13">I therefore forgive you all your sins in the </text:span></text:p>
            <text:p text:style-name="P26"><text:span text:style-name="T13"><text:s text:c="4"/></text:span><text:span text:style-name="T13">name of the Father and of the </text:span><text:span text:style-name="T32">+</text:span><text:span text:style-name="T13"> Son and of the </text:span></text:p>
            <text:p text:style-name="P26"><text:span text:style-name="T13"><text:s text:c="4"/></text:span><text:span text:style-name="T13">Holy Spirit.</text:span></text:p>
            <text:p text:style-name="P26"><text:span text:style-name="T14">C:</text:span><text:span text:style-name="T33"> </text:span><text:span text:style-name="T16">Amen.</text:span><text:span text:style-name="T3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4" draw:master-page-name="Default12">
        <office:forms form:automatic-focus="false" form:apply-design-mode="false"/>
        <draw:frame draw:style-name="gr11" draw:text-style-name="P29" draw:layer="layout" svg:width="20.066cm" svg:height="4.006cm" svg:x="3.302cm" svg:y="5.08cm">
          <draw:text-box>
            <text:p text:style-name="P24"><text:span text:style-name="T34">Right side►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5" draw:master-page-name="Default13">
        <office:forms form:automatic-focus="false" form:apply-design-mode="false"/>
        <draw:frame draw:style-name="gr14" draw:text-style-name="P30" draw:layer="layout" svg:width="23.876cm" svg:height="5.197cm" svg:x="2.075cm" svg:y="0.645cm">
          <draw:text-box>
            <text:p text:style-name="P26"><text:span text:style-name="T13">P: In the mercy of almighty God, Jesus Christ </text:span></text:p>
            <text:p text:style-name="P26"><text:span text:style-name="T13"><text:s text:c="4"/></text:span><text:span text:style-name="T13">was given to die for us, and for His sake </text:span></text:p>
            <text:p text:style-name="P26"><text:span text:style-name="T13"><text:s text:c="4"/></text:span><text:span text:style-name="T13">God forgives us all our sin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5" draw:master-page-name="Default14">
        <office:forms form:automatic-focus="false" form:apply-design-mode="false"/>
        <draw:frame draw:style-name="gr15" draw:text-style-name="P30" draw:layer="layout" svg:width="24.892cm" svg:height="4.951cm" svg:x="1.524cm" svg:y="0.637cm">
          <draw:text-box>
            <text:p text:style-name="P26"><text:span text:style-name="T13"><text:s text:c="4"/></text:span><text:span text:style-name="T13">To those who believe in Jesus Christ He gives </text:span></text:p>
            <text:p text:style-name="P26"><text:span text:style-name="T13"><text:s text:c="4"/></text:span><text:span text:style-name="T13">the power to become the children of God and </text:span></text:p>
            <text:p text:style-name="P26"><text:span text:style-name="T13"><text:s text:c="4"/></text:span><text:span text:style-name="T13">bestows on them the Holy Spirit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6" draw:master-page-name="Default15">
        <office:forms form:automatic-focus="false" form:apply-design-mode="false"/>
        <draw:frame draw:style-name="gr7" draw:text-style-name="P28" draw:layer="layout" svg:width="24.892cm" svg:height="6.858cm" svg:x="1.524cm" svg:y="0.508cm">
          <draw:text-box>
            <text:p text:style-name="P26"><text:span text:style-name="T35"><text:s text:c="4"/></text:span><text:span text:style-name="T13">May the Lord, who has begun this good work </text:span></text:p>
            <text:p text:style-name="P26"><text:span text:style-name="T13"><text:s text:c="4"/></text:span><text:span text:style-name="T13">in us, bring it to completion in the day of our </text:span></text:p>
            <text:p text:style-name="P26"><text:span text:style-name="T13"><text:s text:c="4"/></text:span><text:span text:style-name="T13">Lord Jesus Christ.</text:span></text:p>
            <text:p text:style-name="P26"><text:span text:style-name="T14">C: </text:span><text:span text:style-name="T16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7" draw:master-page-name="Default16">
        <office:forms form:automatic-focus="false" form:apply-design-mode="false"/>
        <draw:frame draw:style-name="gr16" draw:text-style-name="P31" draw:layer="layout" svg:width="20.828cm" svg:height="7.131cm" svg:x="3.81cm" svg:y="3.792cm">
          <draw:text-box>
            <text:p text:style-name="P24"><text:span text:style-name="T36">Continue Here</text:span></text:p>
            <text:p text:style-name="P24"><text:span text:style-name="T37">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8" draw:master-page-name="Default17">
        <office:forms form:automatic-focus="false" form:apply-design-mode="false"/>
        <draw:frame draw:style-name="gr17" draw:text-style-name="P32" draw:layer="layout" svg:width="24.638cm" svg:height="1.56cm" svg:x="1.524cm" svg:y="0.726cm">
          <draw:text-box>
            <text:p text:style-name="P4"><text:span text:style-name="T38">INTRO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9" draw:master-page-name="Default18">
        <office:forms form:automatic-focus="false" form:apply-design-mode="false"/>
        <draw:frame draw:style-name="gr18" draw:text-style-name="P35" draw:layer="layout" svg:width="24.13cm" svg:height="5.102cm" svg:x="2.032cm" svg:y="0.508cm">
          <draw:text-box>
            <text:p text:style-name="P33"><text:span text:style-name="T38">KYRIE</text:span></text:p>
            <text:p text:style-name="P34"><text:span text:style-name="T39">A: In peace let us pray to the Lord.</text:span></text:p>
            <text:p text:style-name="P34"><text:span text:style-name="T40">C: </text:span><text:span text:style-name="T41">♫</text:span><text:span text:style-name="T42"> </text:span><text:span text:style-name="T43">Lord, have merc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0" draw:master-page-name="Default19">
        <office:forms form:automatic-focus="false" form:apply-design-mode="false"/>
        <draw:frame draw:style-name="gr19" draw:text-style-name="P37" draw:layer="layout" svg:width="24.384cm" svg:height="5.418cm" svg:x="1.757cm" svg:y="0.678cm">
          <draw:text-box>
            <text:p text:style-name="P36"><text:span text:style-name="T44">A:</text:span><text:span text:style-name="T45"> </text:span><text:span text:style-name="T44">For the peace from above and for our </text:span></text:p>
            <text:p text:style-name="P34"><text:span text:style-name="T44"><text:s text:c="5"/></text:span><text:span text:style-name="T44">salvation let us pray to the Lord.</text:span></text:p>
            <text:p text:style-name="P34"><text:span text:style-name="T46">C: </text:span><text:span text:style-name="T41">♫</text:span><text:span text:style-name="T47"> </text:span><text:span text:style-name="T43">Lord, have merc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1" draw:master-page-name="Default20">
        <office:forms form:automatic-focus="false" form:apply-design-mode="false"/>
        <draw:frame draw:style-name="gr5" draw:text-style-name="P38" draw:layer="layout" svg:width="24.892cm" svg:height="7.112cm" svg:x="1.524cm" svg:y="0.508cm">
          <draw:text-box>
            <text:p text:style-name="P12"><text:span text:style-name="T39">A: For the peace of the whole world, for the </text:span></text:p>
            <text:p text:style-name="P12"><text:span text:style-name="T39"><text:s text:c="4"/></text:span><text:span text:style-name="T39">well-being of the Church of God, and for the </text:span></text:p>
            <text:p text:style-name="P12"><text:span text:style-name="T39"><text:s text:c="4"/></text:span><text:span text:style-name="T39">unity of all let us pray to the Lord.</text:span></text:p>
            <text:p text:style-name="P12"><text:span text:style-name="T40">C:</text:span><text:span text:style-name="T48"> </text:span><text:span text:style-name="T41">♫</text:span><text:span text:style-name="T49"> </text:span><text:span text:style-name="T43">Lord, have merc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2" draw:master-page-name="Default21">
        <office:forms form:automatic-focus="false" form:apply-design-mode="false"/>
        <draw:frame draw:style-name="gr20" draw:text-style-name="P39" draw:layer="layout" svg:width="25.146cm" svg:height="6.263cm" svg:x="1.27cm" svg:y="0.51cm">
          <draw:text-box>
            <text:p text:style-name="P34"><text:span text:style-name="T39">A:</text:span><text:span text:style-name="T50"> </text:span><text:span text:style-name="T39">For this holy house and for all who offer here </text:span></text:p>
            <text:p text:style-name="P34"><text:span text:style-name="T39"><text:s text:c="4"/></text:span><text:span text:style-name="T39">their worship and praise let us pray to the <text:s text:c="2"/></text:span></text:p>
            <text:p text:style-name="P34"><text:span text:style-name="T39"><text:s text:c="4"/></text:span><text:span text:style-name="T39">Lord.</text:span></text:p>
            <text:p text:style-name="P34"><text:span text:style-name="T51">C:</text:span><text:span text:style-name="T52"> </text:span><text:span text:style-name="T53">♫</text:span><text:span text:style-name="T54"> </text:span><text:span text:style-name="T55">Lord, have merc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3" draw:master-page-name="Default22">
        <office:forms form:automatic-focus="false" form:apply-design-mode="false"/>
        <draw:frame draw:style-name="gr21" draw:text-style-name="P40" draw:layer="layout" svg:width="24.892cm" svg:height="5.312cm" svg:x="1.524cm" svg:y="0.53cm">
          <draw:text-box>
            <text:p text:style-name="P34"><text:span text:style-name="T39">A:</text:span><text:span text:style-name="T50"> </text:span><text:span text:style-name="T56">Help, save, comfort, and defend us, gracious </text:span></text:p>
            <text:p text:style-name="P34"><text:span text:style-name="T56"><text:s text:c="4"/></text:span><text:span text:style-name="T56">Lord.</text:span></text:p>
            <text:p text:style-name="P34"><text:span text:style-name="T40">C:</text:span><text:span text:style-name="T57"> </text:span><text:span text:style-name="T41">♫</text:span><text:span text:style-name="T47"> </text:span><text:span text:style-name="T43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4" draw:master-page-name="Default23">
        <office:forms form:automatic-focus="false" form:apply-design-mode="false"/>
        <draw:frame draw:style-name="gr22" draw:text-style-name="P35" draw:layer="layout" svg:width="23.876cm" svg:height="5.014cm" svg:x="2.032cm" svg:y="0.574cm">
          <draw:text-box>
            <text:p text:style-name="P33"><text:span text:style-name="T38">SALUTATION</text:span></text:p>
            <text:p text:style-name="P34"><text:span text:style-name="T39">P: The Lord be with you.</text:span></text:p>
            <text:p text:style-name="P34"><text:span text:style-name="T40">C: </text:span><text:span text:style-name="T41">♫</text:span><text:span text:style-name="T47"> </text:span><text:span text:style-name="T43">And also with 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5" draw:master-page-name="Default24">
        <office:forms form:automatic-focus="false" form:apply-design-mode="false"/>
        <draw:frame draw:style-name="gr23" draw:text-style-name="P43" draw:layer="layout" svg:width="24.892cm" svg:height="5.08cm" svg:x="1.524cm" svg:y="0.508cm">
          <draw:text-box>
            <text:p text:style-name="P41"><text:span text:style-name="T38">COLLECT OF THE DAY</text:span></text:p>
            <text:p text:style-name="P42"><text:span text:style-name="T58">P: Let us pray.</text:span></text:p>
            <text:p text:style-name="P42"><text:span text:style-name="T40">C:</text:span><text:span text:style-name="T59"> </text:span><text:span text:style-name="T41">♫</text:span><text:span text:style-name="T47"> </text:span><text:span text:style-name="T43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6" draw:master-page-name="Default25">
        <office:forms form:automatic-focus="false" form:apply-design-mode="false"/>
        <draw:frame draw:style-name="gr24" draw:text-style-name="P46" draw:layer="layout" svg:width="24.892cm" svg:height="6.372cm" svg:x="1.778cm" svg:y="0.877cm">
          <draw:text-box>
            <text:p text:style-name="P44"><text:span text:style-name="T60">Old Testament</text:span></text:p>
            <text:p text:style-name="P45"><text:span text:style-name="T6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7" draw:master-page-name="Default26">
        <office:forms form:automatic-focus="false" form:apply-design-mode="false"/>
        <draw:frame draw:style-name="gr25" draw:text-style-name="P47" draw:layer="layout" svg:width="24.384cm" svg:height="3.881cm" svg:x="1.524cm" svg:y="0.691cm">
          <draw:text-box>
            <text:p text:style-name="P34"><text:span text:style-name="T58">P: This is the Word of the Lord.</text:span></text:p>
            <text:p text:style-name="P34"><text:span text:style-name="T40">C: </text:span><text:span text:style-name="T62">Thanks be to God</text:span><text:span text:style-name="T43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28" draw:master-page-name="Default27">
        <office:forms form:automatic-focus="false" form:apply-design-mode="false"/>
        <draw:frame draw:style-name="gr26" draw:text-style-name="P46" draw:layer="layout" svg:width="24.892cm" svg:height="5.7cm" svg:x="1.524cm" svg:y="1.177cm">
          <draw:text-box>
            <text:p text:style-name="P44"><text:span text:style-name="T63">EPISTLE</text:span></text:p>
            <text:p text:style-name="P45"><text:span text:style-name="T6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29" draw:master-page-name="Default28">
        <office:forms form:automatic-focus="false" form:apply-design-mode="false"/>
        <draw:frame draw:style-name="gr25" draw:text-style-name="P35" draw:layer="layout" svg:width="24.892cm" svg:height="3.881cm" svg:x="1.524cm" svg:y="0.67cm">
          <draw:text-box>
            <text:p text:style-name="P34"><text:span text:style-name="T39">P: This is the Word of the Lord.</text:span></text:p>
            <text:p text:style-name="P34"><text:span text:style-name="T40">C:</text:span><text:span text:style-name="T64"> </text:span><text:span text:style-name="T62">Thanks be to God</text:span><text:span text:style-name="T43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0" draw:master-page-name="Default29">
        <office:forms form:automatic-focus="false" form:apply-design-mode="false"/>
        <draw:frame draw:style-name="gr27" draw:text-style-name="P49" draw:layer="layout" svg:width="25.669cm" svg:height="7.572cm" svg:x="1.255cm" svg:y="0.508cm">
          <draw:text-box>
            <text:p text:style-name="P15"><text:span text:style-name="T7">VERSE</text:span></text:p>
            <text:p text:style-name="P48"><text:span text:style-name="T65">♫</text:span><text:span text:style-name="T66"> </text:span><text:span text:style-name="T67">Return to the Lord, your God, for He is gracious and merciful, slow to anger, and abounding in steadfast love, and abounding in steadfast love. <text:s text:c="34"/></text:span></text:p>
          </draw:text-box>
        </draw:frame>
        <draw:frame draw:style-name="gr28" draw:text-style-name="P50" draw:layer="layout" svg:width="0.502cm" svg:height="1.187cm" svg:x="5.588cm" svg:y="9.33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1" draw:master-page-name="Default30">
        <office:forms form:automatic-focus="false" form:apply-design-mode="false"/>
        <draw:frame draw:style-name="gr29" draw:text-style-name="P51" draw:layer="layout" svg:width="24.892cm" svg:height="6.892cm" svg:x="1.778cm" svg:y="0.508cm">
          <draw:text-box>
            <text:p text:style-name="P33"><text:span text:style-name="T38">HOLY GOSPEL</text:span></text:p>
            <text:p text:style-name="P34"><text:span text:style-name="T58">P:</text:span><text:span text:style-name="T68"> </text:span><text:span text:style-name="T58">The Holy Gospel according to <text:s/>St. ______,</text:span></text:p>
            <text:p text:style-name="P34"><text:span text:style-name="T58"><text:s text:c="5"/></text:span><text:span text:style-name="T58">The __________ chapter.</text:span></text:p>
            <text:p text:style-name="P34"><text:span text:style-name="T40">C: </text:span><text:span text:style-name="T41">♫</text:span><text:span text:style-name="T47"> </text:span><text:span text:style-name="T43">Glory to You, O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2" draw:master-page-name="Default31">
        <office:forms form:automatic-focus="false" form:apply-design-mode="false"/>
        <draw:frame draw:style-name="gr30" draw:text-style-name="P52" draw:layer="layout" svg:width="24.892cm" svg:height="5.935cm" svg:x="1.524cm" svg:y="1.177cm">
          <draw:text-box>
            <text:p text:style-name="P44"><text:span text:style-name="T63">GOSPEL</text:span></text:p>
            <text:p text:style-name="P45"><text:span text:style-name="T61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3" draw:master-page-name="Default32">
        <office:forms form:automatic-focus="false" form:apply-design-mode="false"/>
        <draw:frame draw:style-name="gr31" draw:text-style-name="P53" draw:layer="layout" svg:width="24.638cm" svg:height="3.444cm" svg:x="1.926cm" svg:y="0.508cm">
          <draw:text-box>
            <text:p text:style-name="P34"><text:span text:style-name="T39">P:</text:span><text:span text:style-name="T69"> </text:span><text:span text:style-name="T39">This is the Gospel of the Lord.</text:span></text:p>
            <text:p text:style-name="P34"><text:span text:style-name="T40">C:</text:span><text:span text:style-name="T57"> </text:span><text:span text:style-name="T41">♫</text:span><text:span text:style-name="T47"> </text:span><text:span text:style-name="T43">Praise to You, O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4" draw:master-page-name="Default33">
        <office:forms form:automatic-focus="false" form:apply-design-mode="false"/>
        <draw:frame draw:style-name="gr4" draw:text-style-name="P54" draw:layer="layout" svg:width="18.288cm" svg:height="4.755cm" svg:x="5.08cm" svg:y="5.151cm">
          <draw:text-box>
            <text:p text:style-name="P24"><text:span text:style-name="T70">HYM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5" draw:master-page-name="Default34">
        <office:forms form:automatic-focus="false" form:apply-design-mode="false"/>
        <draw:frame draw:style-name="gr11" draw:text-style-name="P54" draw:layer="layout" svg:width="18.288cm" svg:height="4.006cm" svg:x="4.826cm" svg:y="5.347cm">
          <draw:text-box>
            <text:p text:style-name="P24"><text:span text:style-name="T70">SERM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6" draw:master-page-name="Default1" presentation:presentation-page-layout-name="AL1T0">
        <office:forms form:automatic-focus="false" form:apply-design-mode="false"/>
        <draw:frame draw:style-name="gr32" draw:text-style-name="P56" draw:layer="layout" svg:width="26.162cm" svg:height="7.078cm" svg:x="0.753cm" svg:y="0.461cm">
          <draw:text-box>
            <text:p text:style-name="P55"><text:span text:style-name="T71">CONFESSION OF FAITH</text:span><text:span text:style-name="T72">:</text:span><text:span text:style-name="T73"> </text:span><text:span text:style-name="T74">Nicene Creed</text:span></text:p>
            <text:p text:style-name="P55"><text:span text:style-name="T75">I believe in one God, the Father Almighty,</text:span></text:p>
            <text:p text:style-name="P55"><text:span text:style-name="T75">maker of heaven and earth</text:span></text:p>
            <text:p text:style-name="P55"><text:span text:style-name="T75">and of all things visible and invisib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6" draw:master-page-name="Default2">
        <office:forms form:automatic-focus="false" form:apply-design-mode="false"/>
        <draw:frame draw:style-name="gr33" draw:text-style-name="P56" draw:layer="layout" svg:width="26.162cm" svg:height="5.321cm" svg:x="0.837cm" svg:y="0.521cm">
          <draw:text-box>
            <text:p text:style-name="P55"><text:span text:style-name="T75">And in one Lord Jesus Christ,</text:span></text:p>
            <text:p text:style-name="P55"><text:span text:style-name="T75">the only-begotten Son of God,</text:span></text:p>
            <text:p text:style-name="P55"><text:span text:style-name="T75">begotten of His Father before all worlds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6" draw:master-page-name="Default3">
        <office:forms form:automatic-focus="false" form:apply-design-mode="false"/>
        <draw:frame draw:style-name="gr34" draw:text-style-name="P56" draw:layer="layout" svg:width="26.162cm" svg:height="5.321cm" svg:x="0.837cm" svg:y="0.521cm">
          <draw:text-box>
            <text:p text:style-name="P55"><text:span text:style-name="T75">God of God, Light of Light,</text:span></text:p>
            <text:p text:style-name="P55"><text:span text:style-name="T75">very God of very God,</text:span></text:p>
            <text:p text:style-name="P55"><text:span text:style-name="T75">begotten, not mad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6" draw:master-page-name="Default4">
        <office:forms form:automatic-focus="false" form:apply-design-mode="false"/>
        <draw:frame draw:style-name="gr35" draw:text-style-name="P56" draw:layer="layout" svg:width="26.162cm" svg:height="7.011cm" svg:x="0.837cm" svg:y="0.609cm">
          <draw:text-box>
            <text:p text:style-name="P55"><text:span text:style-name="T75">being of one substance with the Father,</text:span></text:p>
            <text:p text:style-name="P55"><text:span text:style-name="T75">by whom all things were made;</text:span></text:p>
            <text:p text:style-name="P55"><text:span text:style-name="T75">who for us men and for our salvation</text:span></text:p>
            <text:p text:style-name="P55"><text:span text:style-name="T75">came down from heav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6" draw:master-page-name="Default5">
        <office:forms form:automatic-focus="false" form:apply-design-mode="false"/>
        <draw:frame draw:style-name="gr36" draw:text-style-name="P56" draw:layer="layout" svg:width="26.162cm" svg:height="7.011cm" svg:x="0.837cm" svg:y="0.609cm">
          <draw:text-box>
            <text:p text:style-name="P55"><text:span text:style-name="T75">and was incarnate by the Holy Spirit</text:span></text:p>
            <text:p text:style-name="P55"><text:span text:style-name="T75">of the virgin Mary and was made man;</text:span></text:p>
            <text:p text:style-name="P55"><text:span text:style-name="T75">and was crucified also for us</text:span></text:p>
            <text:p text:style-name="P55"><text:span text:style-name="T75">under Pontius Pilat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6" draw:master-page-name="Default6">
        <office:forms form:automatic-focus="false" form:apply-design-mode="false"/>
        <draw:frame draw:style-name="gr37" draw:text-style-name="P56" draw:layer="layout" svg:width="25.325cm" svg:height="5.321cm" svg:x="1.171cm" svg:y="0.5cm">
          <draw:text-box>
            <text:p text:style-name="P55"><text:span text:style-name="T75">He suffered and and was buried.</text:span></text:p>
            <text:p text:style-name="P55"><text:span text:style-name="T75">And the third day He rose again </text:span></text:p>
            <text:p text:style-name="P55"><text:span text:style-name="T75">according to the Scriptu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6" draw:master-page-name="Default7">
        <office:forms form:automatic-focus="false" form:apply-design-mode="false"/>
        <draw:frame draw:style-name="gr38" draw:text-style-name="P56" draw:layer="layout" svg:width="25.654cm" svg:height="4.318cm" svg:x="1.016cm" svg:y="0.508cm">
          <draw:text-box>
            <text:p text:style-name="P55"><text:span text:style-name="T75">and ascended into heaven</text:span></text:p>
            <text:p text:style-name="P55"><text:span text:style-name="T75">and sits at the right hand of the Fath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6" draw:master-page-name="Default8">
        <office:forms form:automatic-focus="false" form:apply-design-mode="false"/>
        <draw:frame draw:style-name="gr39" draw:text-style-name="P56" draw:layer="layout" svg:width="25.654cm" svg:height="5.321cm" svg:x="1.016cm" svg:y="0.503cm">
          <draw:text-box>
            <text:p text:style-name="P55"><text:span text:style-name="T75">and He will come again with glory</text:span></text:p>
            <text:p text:style-name="P55"><text:span text:style-name="T75">to judge both the living and the dead,</text:span></text:p>
            <text:p text:style-name="P55"><text:span text:style-name="T75">whose kingdom will have no e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6" draw:master-page-name="Default9">
        <office:forms form:automatic-focus="false" form:apply-design-mode="false"/>
        <draw:frame draw:style-name="gr40" draw:text-style-name="P56" draw:layer="layout" svg:width="25.146cm" svg:height="7.402cm" svg:x="1.27cm" svg:y="0.508cm">
          <draw:text-box>
            <text:p text:style-name="P55"><text:span text:style-name="T75">And I believe in the Holy Spirit,</text:span></text:p>
            <text:p text:style-name="P55"><text:span text:style-name="T75">the Lord and giver of life,</text:span></text:p>
            <text:p text:style-name="P55"><text:span text:style-name="T75">who proceeds from the Father</text:span></text:p>
            <text:p text:style-name="P55"><text:span text:style-name="T75">and the Son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6" draw:master-page-name="Default10">
        <office:forms form:automatic-focus="false" form:apply-design-mode="false"/>
        <draw:frame draw:style-name="gr41" draw:text-style-name="P56" draw:layer="layout" svg:width="26.162cm" svg:height="5.321cm" svg:x="0.753cm" svg:y="0.461cm">
          <draw:text-box>
            <text:p text:style-name="P55"><text:span text:style-name="T75">Who with the Father and the Son</text:span></text:p>
            <text:p text:style-name="P55"><text:span text:style-name="T75">together is worshiped and glorified,</text:span></text:p>
            <text:p text:style-name="P55"><text:span text:style-name="T75">who spoke by the prophe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6" draw:master-page-name="Default11">
        <office:forms form:automatic-focus="false" form:apply-design-mode="false"/>
        <draw:frame draw:style-name="gr42" draw:text-style-name="P56" draw:layer="layout" svg:width="26.162cm" svg:height="7.011cm" svg:x="0.837cm" svg:y="0.508cm">
          <draw:text-box>
            <text:p text:style-name="P55"><text:span text:style-name="T75">And I believe in one holy Christian</text:span></text:p>
            <text:p text:style-name="P55"><text:span text:style-name="T75">and Apostolic Church,</text:span></text:p>
            <text:p text:style-name="P55"><text:span text:style-name="T75">I acknowledge one Baptism</text:span></text:p>
            <text:p text:style-name="P55"><text:span text:style-name="T75">for the remission of sins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6" draw:master-page-name="Default12">
        <office:forms form:automatic-focus="false" form:apply-design-mode="false"/>
        <draw:frame draw:style-name="gr43" draw:text-style-name="P56" draw:layer="layout" svg:width="26.162cm" svg:height="5.321cm" svg:x="0.837cm" svg:y="0.508cm">
          <draw:text-box>
            <text:p text:style-name="P55"><text:span text:style-name="T75">and I look for the resurrection of the dead</text:span></text:p>
            <text:p text:style-name="P55"><text:span text:style-name="T75">and the life of the world to come. <text:s/></text:span></text:p>
            <text:p text:style-name="P55"><text:span text:style-name="T75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7" draw:master-page-name="Default44">
        <office:forms form:automatic-focus="false" form:apply-design-mode="false"/>
        <draw:frame draw:style-name="gr17" draw:text-style-name="P32" draw:layer="layout" svg:width="24.384cm" svg:height="1.56cm" svg:x="1.819cm" svg:y="0.801cm">
          <draw:text-box>
            <text:p text:style-name="P4"><text:span text:style-name="T38">PRAYER OF THE CHUR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3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8" draw:master-page-name="Default45">
        <office:forms form:automatic-focus="false" form:apply-design-mode="false"/>
        <draw:frame draw:style-name="gr17" draw:text-style-name="P32" draw:layer="layout" svg:width="24.384cm" svg:height="1.56cm" svg:x="1.778cm" svg:y="0.762cm">
          <draw:text-box>
            <text:p text:style-name="P4"><text:span text:style-name="T38">OFF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3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9" draw:master-page-name="Default46">
        <office:forms form:automatic-focus="false" form:apply-design-mode="false"/>
        <draw:frame draw:style-name="gr44" draw:text-style-name="P57" draw:layer="layout" svg:width="25.4cm" svg:height="4.94cm" svg:x="1.27cm" svg:y="0.508cm">
          <draw:text-box>
            <text:p text:style-name="P33"><text:span text:style-name="T38">OFFERTORY</text:span></text:p>
            <text:p text:style-name="P34"><text:span text:style-name="T40">C:</text:span><text:span text:style-name="T76"> </text:span><text:span text:style-name="T41">♫</text:span><text:span text:style-name="T77"> </text:span><text:span text:style-name="T43">What shall I render to the Lord for all </text:span></text:p>
            <text:p text:style-name="P34"><text:span text:style-name="T43"><text:s text:c="6"/></text:span><text:span text:style-name="T43">His benefits to m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3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0" draw:master-page-name="Default47">
        <office:forms form:automatic-focus="false" form:apply-design-mode="false"/>
        <draw:frame draw:style-name="gr9" draw:text-style-name="P59" draw:layer="layout" svg:width="25.4cm" svg:height="7.011cm" svg:x="1.27cm" svg:y="0.736cm">
          <draw:text-box>
            <text:p text:style-name="P58"><text:span text:style-name="T41">♫</text:span><text:span text:style-name="T77"> </text:span><text:span text:style-name="T43">I will offer the sacrifice of Thanksgiving </text:span></text:p>
            <text:p text:style-name="P58"><text:span text:style-name="T43"><text:s text:c="6"/></text:span><text:span text:style-name="T43">and will call on the name of the Lord. <text:s text:c="3"/>I will take the cup of salvation and will </text:span></text:p>
            <text:p text:style-name="P58"><text:span text:style-name="T43"><text:s text:c="6"/></text:span><text:span text:style-name="T43">call on the name of the Lor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4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1" draw:master-page-name="Default48">
        <office:forms form:automatic-focus="false" form:apply-design-mode="false"/>
        <draw:frame draw:style-name="gr12" draw:text-style-name="P60" draw:layer="layout" svg:width="25.4cm" svg:height="7.214cm" svg:x="1.27cm" svg:y="0.66cm">
          <draw:text-box>
            <text:p text:style-name="P34"><text:span text:style-name="T78"><text:s text:c="4"/></text:span><text:span text:style-name="T79">♫</text:span><text:span text:style-name="T77"> </text:span><text:span text:style-name="T43">I will pay my vows to the Lord now in </text:span></text:p>
            <text:p text:style-name="P34"><text:span text:style-name="T43"><text:s text:c="4"/></text:span><text:span text:style-name="T43">the presence of all His people, in the </text:span></text:p>
            <text:p text:style-name="P34"><text:span text:style-name="T43"><text:s text:c="4"/></text:span><text:span text:style-name="T43">courts of the Lord's house, in the midst </text:span></text:p>
            <text:p text:style-name="P34"><text:span text:style-name="T43"><text:s text:c="4"/></text:span><text:span text:style-name="T43">of you, O Jerusale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2" draw:master-page-name="Default49">
        <office:forms form:automatic-focus="false" form:apply-design-mode="false"/>
        <draw:frame draw:style-name="gr45" draw:text-style-name="P61" draw:layer="layout" svg:width="24.638cm" svg:height="9.636cm" svg:x="1.778cm" svg:y="0.508cm">
          <draw:text-box>
            <text:p text:style-name="P33"><text:span text:style-name="T38">PREFACE</text:span></text:p>
            <text:p text:style-name="P34"><text:span text:style-name="T13">P: The Lord be with you.</text:span></text:p>
            <text:p text:style-name="P34"><text:span text:style-name="T14">C:</text:span><text:span text:style-name="T80"> </text:span><text:span text:style-name="T81">♫</text:span><text:span text:style-name="T82"> </text:span><text:span text:style-name="T83">And also with you.</text:span></text:p>
            <text:p text:style-name="P34"><text:span text:style-name="T84">P: Lift up your hearts.</text:span></text:p>
            <text:p text:style-name="P34"><text:span text:style-name="T85">C:</text:span><text:span text:style-name="T86"> </text:span><text:span text:style-name="T81">♫ </text:span><text:span text:style-name="T83">We lift them </text:span></text:p>
            <text:p text:style-name="P34"><text:span text:style-name="T83"><text:s text:c="8"/></text:span><text:span text:style-name="T83">to the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4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3" draw:master-page-name="Default50">
        <office:forms form:automatic-focus="false" form:apply-design-mode="false"/>
        <draw:frame draw:style-name="gr46" draw:text-style-name="P62" draw:layer="layout" svg:width="24.384cm" svg:height="5.134cm" svg:x="1.778cm" svg:y="0.762cm">
          <draw:text-box>
            <text:p text:style-name="P34"><text:span text:style-name="T39">P: Let us give thanks to the Lord our God.</text:span></text:p>
            <text:p text:style-name="P34"><text:span text:style-name="T14">C:</text:span><text:span text:style-name="T33"> </text:span><text:span text:style-name="T81">♫</text:span><text:span text:style-name="T87"> </text:span><text:span text:style-name="T83">It is right to give Him thanks and </text:span></text:p>
            <text:p text:style-name="P34"><text:span text:style-name="T83"><text:s text:c="8"/></text:span><text:span text:style-name="T83">praise</text:span><text:span text:style-name="T88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4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4" draw:master-page-name="Default51">
        <office:forms form:automatic-focus="false" form:apply-design-mode="false"/>
        <draw:frame draw:style-name="gr47" draw:text-style-name="P63" draw:layer="layout" svg:width="24.892cm" svg:height="6.069cm" svg:x="1.778cm" svg:y="0.535cm">
          <draw:text-box>
            <text:p text:style-name="P33"><text:span text:style-name="T38">PROPER PREFACE</text:span></text:p>
            <text:p text:style-name="P34"><text:span text:style-name="T13">P:</text:span><text:span text:style-name="T29"> </text:span><text:span text:style-name="T13">It is truly good, right, and salutary …</text:span></text:p>
            <text:p text:style-name="P34"><text:span text:style-name="T13"><text:s text:c="8"/></text:span></text:p>
            <text:p text:style-name="P34"><text:span text:style-name="T13"><text:s text:c="16"/>… </text:span><text:span text:style-name="T13">evermore praising You and saying:</text:span><text:span text:style-name="T89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5" draw:master-page-name="Default52">
        <office:forms form:automatic-focus="false" form:apply-design-mode="false"/>
        <draw:frame draw:style-name="gr48" draw:text-style-name="P64" draw:layer="layout" svg:width="25.654cm" svg:height="10.01cm" svg:x="1.27cm" svg:y="0.534cm">
          <draw:text-box>
            <text:p text:style-name="P33"><text:span text:style-name="T38">SANCTUS</text:span></text:p>
            <text:p text:style-name="P34"><text:span text:style-name="T14">C:</text:span><text:span text:style-name="T33"> </text:span><text:span text:style-name="T81">♫</text:span><text:span text:style-name="T90"> </text:span><text:span text:style-name="T16">Holy, holy, holy Lord, </text:span></text:p>
            <text:p text:style-name="P34"><text:span text:style-name="T16"><text:s text:c="4"/></text:span><text:span text:style-name="T16">Lord God of pow'r and might:</text:span></text:p>
            <text:p text:style-name="P34"><text:span text:style-name="T16"><text:s text:c="4"/></text:span><text:span text:style-name="T16">Heaven and earth are full of Your glory, </text:span></text:p>
            <text:p text:style-name="P34"><text:span text:style-name="T16"><text:s text:c="4"/></text:span><text:span text:style-name="T16">Hosanna in the</text:span></text:p>
            <text:p text:style-name="P34"><text:span text:style-name="T16"><text:s text:c="10"/></text:span><text:span text:style-name="T16">Highe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5" draw:master-page-name="Default53">
        <office:forms form:automatic-focus="false" form:apply-design-mode="false"/>
        <draw:frame draw:style-name="gr49" draw:text-style-name="P65" draw:layer="layout" svg:width="24.638cm" svg:height="5.334cm" svg:x="1.524cm" svg:y="0.762cm">
          <draw:text-box>
            <text:p text:style-name="P34"><text:span text:style-name="T91"><text:s text:c="3"/></text:span><text:span text:style-name="T41">♫</text:span><text:span text:style-name="T92"> </text:span><text:span text:style-name="T16">Blessed is He who comes in the name </text:span></text:p>
            <text:p text:style-name="P34"><text:span text:style-name="T16"><text:s text:c="7"/></text:span><text:span text:style-name="T16">of the Lord.</text:span></text:p>
            <text:p text:style-name="P34"><text:span text:style-name="T16"><text:s text:c="5"/></text:span><text:span text:style-name="T16">Hosanna in the highes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4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46" draw:master-page-name="Default54">
        <office:forms form:automatic-focus="false" form:apply-design-mode="false"/>
        <draw:frame draw:style-name="gr27" draw:text-style-name="P66" draw:layer="layout" svg:width="25.654cm" svg:height="7.572cm" svg:x="1.27cm" svg:y="0.508cm">
          <draw:text-box>
            <text:p text:style-name="P33"><text:span text:style-name="T38">PRAYER OF THANKSGIVING</text:span></text:p>
            <text:p text:style-name="P34"><text:span text:style-name="T58">P: Blessed are You, Lord of heaven and earth, for </text:span></text:p>
            <text:p text:style-name="P34"><text:span text:style-name="T58"><text:s text:c="5"/></text:span><text:span text:style-name="T58">You have had mercy on those whom You </text:span></text:p>
            <text:p text:style-name="P34"><text:span text:style-name="T58"><text:s text:c="5"/></text:span><text:span text:style-name="T58">created and sent Your only-begotten Son into </text:span></text:p>
            <text:p text:style-name="P34"><text:span text:style-name="T58"><text:s text:c="5"/></text:span><text:span text:style-name="T58">our flesh to bear our sin and be our Savior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7" draw:master-page-name="Default55">
        <office:forms form:automatic-focus="false" form:apply-design-mode="false"/>
        <draw:frame draw:style-name="gr50" draw:text-style-name="P67" draw:layer="layout" svg:width="25.654cm" svg:height="5.411cm" svg:x="1.016cm" svg:y="0.508cm">
          <draw:text-box>
            <text:p text:style-name="P34"><text:span text:style-name="T93"><text:s text:c="2"/></text:span><text:span text:style-name="T94"><text:s/></text:span><text:span text:style-name="T95"><text:s/></text:span><text:span text:style-name="T58">With repentant joy we receive the salvation </text:span></text:p>
            <text:p text:style-name="P34"><text:span text:style-name="T58"><text:s text:c="4"/></text:span><text:span text:style-name="T58">accomplished for us </text:span><text:span text:style-name="T96">by the all-availing sacrifice </text:span></text:p>
            <text:p text:style-name="P34"><text:span text:style-name="T58"><text:s text:c="4"/></text:span><text:span text:style-name="T58">of His body and His blood on the cro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4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8" draw:master-page-name="Default56">
        <office:forms form:automatic-focus="false" form:apply-design-mode="false"/>
        <draw:frame draw:style-name="gr51" draw:text-style-name="P68" draw:layer="layout" svg:width="25.908cm" svg:height="5.207cm" svg:x="1.016cm" svg:y="0.508cm">
          <draw:text-box>
            <text:p text:style-name="P34"><text:span text:style-name="T97"><text:s text:c="4"/></text:span><text:span text:style-name="T39">Gathered in the name and the remembrance of </text:span></text:p>
            <text:p text:style-name="P34"><text:span text:style-name="T39"><text:s text:c="4"/></text:span><text:span text:style-name="T39">Jesus, we beg You, O Lord, to forgive, renew, </text:span></text:p>
            <text:p text:style-name="P34"><text:span text:style-name="T39"><text:s text:c="4"/></text:span><text:span text:style-name="T39">and strengthen us with Your Word and Spirit.</text:span><text:span text:style-name="T98"> </text:span><text:span text:style-name="T99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4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49" draw:master-page-name="Default57">
        <office:forms form:automatic-focus="false" form:apply-design-mode="false"/>
        <draw:frame draw:style-name="gr20" draw:text-style-name="P68" draw:layer="layout" svg:width="25.654cm" svg:height="6.263cm" svg:x="1.354cm" svg:y="0.571cm">
          <draw:text-box>
            <text:p text:style-name="P34"><text:span text:style-name="T97"><text:s text:c="3"/></text:span><text:span text:style-name="T95"><text:s/></text:span><text:span text:style-name="T39">Grant us faithfully to eat His body and drink </text:span></text:p>
            <text:p text:style-name="P34"><text:span text:style-name="T39"><text:s text:c="4"/></text:span><text:span text:style-name="T39">His blood as He bids us do in His own </text:span></text:p>
            <text:p text:style-name="P34"><text:span text:style-name="T39"><text:s text:c="4"/></text:span><text:span text:style-name="T39">testament. Gather us together, we pray,</text:span></text:p>
            <text:p text:style-name="P34"><text:span text:style-name="T39"><text:s text:c="4"/></text:span><text:span text:style-name="T39">from the ends of the earth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5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50" draw:master-page-name="Default58">
        <office:forms form:automatic-focus="false" form:apply-design-mode="false"/>
        <draw:frame draw:style-name="gr52" draw:text-style-name="P69" draw:layer="layout" svg:width="25.654cm" svg:height="6.477cm" svg:x="1.291cm" svg:y="0.635cm">
          <draw:text-box>
            <text:p text:style-name="P34"><text:span text:style-name="T100"><text:s text:c="4"/></text:span><text:span text:style-name="T39">to celebrate with all the faithful the marriage </text:span></text:p>
            <text:p text:style-name="P34"><text:span text:style-name="T39"><text:s text:c="4"/></text:span><text:span text:style-name="T39">feast of the Lamb in His kingdom, which has </text:span></text:p>
            <text:p text:style-name="P34"><text:span text:style-name="T39"><text:s text:c="4"/></text:span><text:span text:style-name="T39">no end. Graciously receive our prayers; deliver </text:span></text:p>
            <text:p text:style-name="P34"><text:span text:style-name="T39"><text:s text:c="4"/></text:span><text:span text:style-name="T39">and preserve us.</text:span><text:span text:style-name="T98">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5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51" draw:master-page-name="Default59">
        <office:forms form:automatic-focus="false" form:apply-design-mode="false"/>
        <draw:frame draw:style-name="gr13" draw:text-style-name="P67" draw:layer="layout" svg:width="25.654cm" svg:height="6.45cm" svg:x="1.27cm" svg:y="0.508cm">
          <draw:text-box>
            <text:p text:style-name="P34"><text:span text:style-name="T93"><text:s text:c="4"/></text:span><text:span text:style-name="T39">To You alone, O Father, be all glory, honor, </text:span></text:p>
            <text:p text:style-name="P34"><text:span text:style-name="T39"><text:s text:c="4"/></text:span><text:span text:style-name="T39">and worship, with the Son and the Holy Spirit, </text:span></text:p>
            <text:p text:style-name="P34"><text:span text:style-name="T39"><text:s text:c="4"/></text:span><text:span text:style-name="T39">one God, now and forevermore.</text:span></text:p>
            <text:p text:style-name="P34"><text:span text:style-name="T101">C: </text:span><text:span text:style-name="T102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5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52" draw:master-page-name="Default60">
        <office:forms form:automatic-focus="false" form:apply-design-mode="false"/>
        <draw:frame draw:style-name="gr53" draw:text-style-name="P31" draw:layer="layout" svg:width="21.59cm" svg:height="4.002cm" svg:x="3.302cm" svg:y="4.38cm">
          <draw:text-box>
            <text:p text:style-name="P24"><text:span text:style-name="T37">◄</text:span><text:span text:style-name="T103">Left si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5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53" draw:master-page-name="Default61">
        <office:forms form:automatic-focus="false" form:apply-design-mode="false"/>
        <draw:frame draw:style-name="gr54" draw:text-style-name="P61" draw:layer="layout" svg:width="25.908cm" svg:height="7.874cm" svg:x="1.016cm" svg:y="0.508cm">
          <draw:text-box>
            <text:p text:style-name="P33"><text:span text:style-name="T38">WORDS OF OUR LORD</text:span></text:p>
            <text:p text:style-name="P34"><text:span text:style-name="T13">P: Our Lord Jesus Christ, on the night when He </text:span></text:p>
            <text:p text:style-name="P34"><text:span text:style-name="T13"><text:s text:c="4"/></text:span><text:span text:style-name="T13">was betrayed, took bread, and when He had </text:span></text:p>
            <text:p text:style-name="P34"><text:span text:style-name="T13"><text:s text:c="4"/></text:span><text:span text:style-name="T13">given thanks, He broke it and gave it to His </text:span></text:p>
            <text:p text:style-name="P34"><text:span text:style-name="T13"><text:s text:c="4"/></text:span><text:span text:style-name="T13">disciples and said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5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54" draw:master-page-name="Default62">
        <office:forms form:automatic-focus="false" form:apply-design-mode="false"/>
        <draw:frame draw:style-name="gr23" draw:text-style-name="P70" draw:layer="layout" svg:width="22.606cm" svg:height="5.08cm" svg:x="2.794cm" svg:y="0.762cm">
          <draw:text-box>
            <text:p text:style-name="P33"><text:span text:style-name="T13">“</text:span><text:span text:style-name="T13">Take eat; this is My</text:span><text:span text:style-name="T104"> </text:span><text:span text:style-name="T32">+</text:span><text:span text:style-name="T104"> </text:span><text:span text:style-name="T13">body,</text:span></text:p>
            <text:p text:style-name="P33"><text:span text:style-name="T13">which is given for you. </text:span></text:p>
            <text:p text:style-name="P33"><text:span text:style-name="T13">This do in remembrance of Me.”</text:span><text:span text:style-name="T10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5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55" draw:master-page-name="Default63">
        <office:forms form:automatic-focus="false" form:apply-design-mode="false"/>
        <draw:frame draw:style-name="gr23" draw:text-style-name="P71" draw:layer="layout" svg:width="23.368cm" svg:height="5.08cm" svg:x="3.048cm" svg:y="0.551cm">
          <draw:text-box>
            <text:p text:style-name="P36"><text:span text:style-name="T13">In the same way also He took the cup after supper, and when He had given thanks,</text:span></text:p>
            <text:p text:style-name="P36"><text:span text:style-name="T13">He gave it to them, saying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5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56" draw:master-page-name="Default64">
        <office:forms form:automatic-focus="false" form:apply-design-mode="false"/>
        <draw:frame draw:style-name="gr55" draw:text-style-name="P72" draw:layer="layout" svg:width="25.4cm" svg:height="8.382cm" svg:x="1.27cm" svg:y="0.508cm">
          <draw:text-box>
            <text:p text:style-name="P33"><text:span text:style-name="T13">“</text:span><text:span text:style-name="T13">Drink of it, all of you; </text:span></text:p>
            <text:p text:style-name="P33"><text:span text:style-name="T13">this cup is the new testament in My </text:span><text:span text:style-name="T32">+</text:span><text:span text:style-name="T13"> blood,</text:span></text:p>
            <text:p text:style-name="P33"><text:span text:style-name="T13">which is shed for you for the forgiveness of sins. This do, as often as you drink it in remembrance of Me.” <text:s text:c="41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5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7" draw:master-page-name="Default65">
        <office:forms form:automatic-focus="false" form:apply-design-mode="false"/>
        <draw:frame draw:style-name="gr56" draw:text-style-name="P73" draw:layer="layout" svg:width="25.908cm" svg:height="9.449cm" svg:x="1.016cm" svg:y="0.508cm">
          <draw:text-box>
            <text:p text:style-name="P33"><text:span text:style-name="T38">PROCLAMATION OF CHRIST</text:span></text:p>
            <text:p text:style-name="P34"><text:span text:style-name="T13">P: As often as we eat this bread and drink this </text:span></text:p>
            <text:p text:style-name="P34"><text:span text:style-name="T13"><text:s text:c="4"/></text:span><text:span text:style-name="T13">cup, we proclaim the Lord's death until He </text:span></text:p>
            <text:p text:style-name="P34"><text:span text:style-name="T13"><text:s text:c="4"/></text:span><text:span text:style-name="T13">comes.</text:span></text:p>
            <text:p text:style-name="P34"><text:span text:style-name="T14">C: </text:span><text:span text:style-name="T106">Amen. </text:span></text:p>
            <text:p text:style-name="P34"><text:span text:style-name="T106"><text:s text:c="4"/></text:span><text:span text:style-name="T106">Come Lord Jesu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5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58" draw:master-page-name="Default66">
        <office:forms form:automatic-focus="false" form:apply-design-mode="false"/>
        <draw:frame draw:style-name="gr57" draw:text-style-name="P30" draw:layer="layout" svg:width="25.737cm" svg:height="7.766cm" svg:x="1.187cm" svg:y="0.626cm">
          <draw:text-box>
            <text:p text:style-name="P26"><text:span text:style-name="T13">P:</text:span><text:span text:style-name="T107"> </text:span><text:span text:style-name="T13">O Lord Jesus Christ, only Son of the Father, in </text:span></text:p>
            <text:p text:style-name="P26"><text:span text:style-name="T13"><text:s text:c="4"/></text:span><text:span text:style-name="T13">giving us Your body and blood to eat and <text:s text:c="2"/></text:span></text:p>
            <text:p text:style-name="P26"><text:span text:style-name="T13"><text:s text:c="4"/></text:span><text:span text:style-name="T13">drink, You lead us to remember and confess </text:span></text:p>
            <text:p text:style-name="P26"><text:span text:style-name="T13"><text:s text:c="4"/></text:span><text:span text:style-name="T13">Your holy cross and passion, Your blessed </text:span></text:p>
            <text:p text:style-name="P26"><text:span text:style-name="T13"><text:s text:c="4"/></text:span><text:span text:style-name="T13">death,</text:span><text:span text:style-name="T29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5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59" draw:master-page-name="Default67">
        <office:forms form:automatic-focus="false" form:apply-design-mode="false"/>
        <draw:frame draw:style-name="gr57" draw:text-style-name="P28" draw:layer="layout" svg:width="25.4cm" svg:height="7.766cm" svg:x="1.27cm" svg:y="0.508cm">
          <draw:text-box>
            <text:p text:style-name="P26"><text:span text:style-name="T35"><text:s/></text:span><text:span text:style-name="T108"><text:s/></text:span><text:span text:style-name="T109"><text:s/></text:span><text:span text:style-name="T110"><text:s/></text:span><text:span text:style-name="T13">Your rest in the tomb, Your resurrection from </text:span></text:p>
            <text:p text:style-name="P26"><text:span text:style-name="T13"><text:s text:c="4"/></text:span><text:span text:style-name="T13">the dead, Your ascension into heaven, and </text:span></text:p>
            <text:p text:style-name="P26"><text:span text:style-name="T13"><text:s text:c="4"/></text:span><text:span text:style-name="T13">Your coming for the final judgment. So </text:span></text:p>
            <text:p text:style-name="P26"><text:span text:style-name="T13"><text:s text:c="4"/></text:span><text:span text:style-name="T13">remember us in Your kingdom and teach us to </text:span></text:p>
            <text:p text:style-name="P26"><text:span text:style-name="T13"><text:s text:c="4"/></text:span><text:span text:style-name="T13">pray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6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6" draw:master-page-name="Default1" presentation:presentation-page-layout-name="AL1T0">
        <office:forms form:automatic-focus="false" form:apply-design-mode="false"/>
        <draw:frame draw:style-name="gr58" draw:text-style-name="P75" draw:layer="layout" svg:width="25.4cm" svg:height="5.134cm" svg:x="1.27cm" svg:y="0.562cm">
          <draw:text-box>
            <text:p text:style-name="P74"><text:span text:style-name="T111">LORD'S PRAYER</text:span></text:p>
            <text:p text:style-name="P74"><text:span text:style-name="T112">Our Father who art in heaven,</text:span></text:p>
            <text:p text:style-name="P74"><text:span text:style-name="T112">hallowed be Thy nam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3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6" draw:master-page-name="Default2">
        <office:forms form:automatic-focus="false" form:apply-design-mode="false"/>
        <draw:frame draw:style-name="gr59" draw:text-style-name="P75" draw:layer="layout" svg:width="25.4cm" svg:height="5.321cm" svg:x="1.27cm" svg:y="0.762cm">
          <draw:text-box>
            <text:p text:style-name="P74"><text:span text:style-name="T112">Thy kingdom come,</text:span></text:p>
            <text:p text:style-name="P74"><text:span text:style-name="T112">Thy will be done</text:span></text:p>
            <text:p text:style-name="P76"><text:span text:style-name="T112">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3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6" draw:master-page-name="Default3">
        <office:forms form:automatic-focus="false" form:apply-design-mode="false"/>
        <draw:frame draw:style-name="gr60" draw:text-style-name="P75" draw:layer="layout" svg:width="25.4cm" svg:height="7.011cm" svg:x="1.27cm" svg:y="0.762cm">
          <draw:text-box>
            <text:p text:style-name="P74"><text:span text:style-name="T112">give us this day our daily bread;</text:span></text:p>
            <text:p text:style-name="P74"><text:span text:style-name="T112">and forgive us our trespasses</text:span></text:p>
            <text:p text:style-name="P74"><text:span text:style-name="T112">as we forgive those</text:span></text:p>
            <text:p text:style-name="P74"><text:span text:style-name="T112">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3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6" draw:master-page-name="Default4">
        <office:forms form:automatic-focus="false" form:apply-design-mode="false"/>
        <draw:frame draw:style-name="gr61" draw:text-style-name="P75" draw:layer="layout" svg:width="25.4cm" svg:height="3.631cm" svg:x="1.27cm" svg:y="0.762cm">
          <draw:text-box>
            <text:p text:style-name="P74"><text:span text:style-name="T112">and lead us not into temptation,</text:span></text:p>
            <text:p text:style-name="P74"><text:span text:style-name="T112">but deliver us from ev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6" draw:master-page-name="Default5">
        <office:forms form:automatic-focus="false" form:apply-design-mode="false"/>
        <draw:frame draw:style-name="gr62" draw:text-style-name="P75" draw:layer="layout" svg:width="25.4cm" svg:height="5.321cm" svg:x="1.27cm" svg:y="0.762cm">
          <draw:text-box>
            <text:p text:style-name="P74"><text:span text:style-name="T112">For thine is the kingdom</text:span></text:p>
            <text:p text:style-name="P74"><text:span text:style-name="T112">and the power and the glory</text:span></text:p>
            <text:p text:style-name="P74"><text:span text:style-name="T112">forever and ever. 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60" draw:master-page-name="Default71">
        <office:forms form:automatic-focus="false" form:apply-design-mode="false"/>
        <draw:frame draw:style-name="gr63" draw:text-style-name="P77" draw:layer="layout" svg:width="23.114cm" svg:height="4.036cm" svg:x="2.286cm" svg:y="4.826cm">
          <draw:text-box>
            <text:p text:style-name="P24"><text:span text:style-name="T113">Right Side </text:span><text:span text:style-name="T114">►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8" presentation:class="page"/>
          <draw:frame presentation:style-name="pr6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61" draw:master-page-name="Default72" presentation:presentation-page-layout-name="AL1T0">
        <office:forms form:automatic-focus="false" form:apply-design-mode="false"/>
        <draw:frame draw:style-name="gr64" draw:text-style-name="P79" draw:layer="layout" svg:width="25.146cm" svg:height="4.064cm" svg:x="1.524cm" svg:y="0.762cm">
          <draw:text-box>
            <text:p text:style-name="P78"><text:span text:style-name="T115">P:</text:span><text:span text:style-name="T116"> </text:span><text:span text:style-name="T115">Lord, remember us in Your kingdom and </text:span></text:p>
            <text:p text:style-name="P78"><text:span text:style-name="T115"><text:s text:c="4"/></text:span><text:span text:style-name="T115">teach us to pray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6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6" draw:master-page-name="Default1" presentation:presentation-page-layout-name="AL1T0">
        <office:forms form:automatic-focus="false" form:apply-design-mode="false"/>
        <draw:frame draw:style-name="gr58" draw:text-style-name="P75" draw:layer="layout" svg:width="25.4cm" svg:height="5.134cm" svg:x="1.27cm" svg:y="0.762cm">
          <draw:text-box>
            <text:p text:style-name="P74"><text:span text:style-name="T111">LORD'S PRAYER</text:span></text:p>
            <text:p text:style-name="P74"><text:span text:style-name="T112">Our Father who art in heaven,</text:span></text:p>
            <text:p text:style-name="P74"><text:span text:style-name="T112">hallowed be Thy nam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3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6" draw:master-page-name="Default2">
        <office:forms form:automatic-focus="false" form:apply-design-mode="false"/>
        <draw:frame draw:style-name="gr59" draw:text-style-name="P75" draw:layer="layout" svg:width="25.4cm" svg:height="5.321cm" svg:x="1.27cm" svg:y="0.762cm">
          <draw:text-box>
            <text:p text:style-name="P74"><text:span text:style-name="T112">Thy kingdom come,</text:span></text:p>
            <text:p text:style-name="P74"><text:span text:style-name="T112">Thy will be done</text:span></text:p>
            <text:p text:style-name="P76"><text:span text:style-name="T112">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1" presentation:class="page"/>
          <draw:frame presentation:style-name="pr3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6" draw:master-page-name="Default3">
        <office:forms form:automatic-focus="false" form:apply-design-mode="false"/>
        <draw:frame draw:style-name="gr60" draw:text-style-name="P75" draw:layer="layout" svg:width="25.4cm" svg:height="7.011cm" svg:x="1.27cm" svg:y="0.762cm">
          <draw:text-box>
            <text:p text:style-name="P74"><text:span text:style-name="T112">give us this day our daily bread;</text:span></text:p>
            <text:p text:style-name="P74"><text:span text:style-name="T112">and forgive us our trespasses</text:span></text:p>
            <text:p text:style-name="P74"><text:span text:style-name="T112">as we forgive those</text:span></text:p>
            <text:p text:style-name="P74"><text:span text:style-name="T112">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2" presentation:class="page"/>
          <draw:frame presentation:style-name="pr3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6" draw:master-page-name="Default4">
        <office:forms form:automatic-focus="false" form:apply-design-mode="false"/>
        <draw:frame draw:style-name="gr61" draw:text-style-name="P75" draw:layer="layout" svg:width="25.4cm" svg:height="3.631cm" svg:x="1.27cm" svg:y="0.762cm">
          <draw:text-box>
            <text:p text:style-name="P74"><text:span text:style-name="T112">and lead us not into temptation,</text:span></text:p>
            <text:p text:style-name="P74"><text:span text:style-name="T112">but deliver us from ev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6" draw:master-page-name="Default5">
        <office:forms form:automatic-focus="false" form:apply-design-mode="false"/>
        <draw:frame draw:style-name="gr62" draw:text-style-name="P75" draw:layer="layout" svg:width="25.4cm" svg:height="5.321cm" svg:x="1.27cm" svg:y="0.762cm">
          <draw:text-box>
            <text:p text:style-name="P74"><text:span text:style-name="T112">For thine is the kingdom</text:span></text:p>
            <text:p text:style-name="P74"><text:span text:style-name="T112">and the power and the glory</text:span></text:p>
            <text:p text:style-name="P74"><text:span text:style-name="T112">forever and ever. 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62" draw:master-page-name="Default76">
        <office:forms form:automatic-focus="false" form:apply-design-mode="false"/>
        <draw:frame draw:style-name="gr27" draw:text-style-name="P61" draw:layer="layout" svg:width="24.384cm" svg:height="7.572cm" svg:x="1.778cm" svg:y="0.55cm">
          <draw:text-box>
            <text:p text:style-name="P33"><text:span text:style-name="T38">Words of our Lord</text:span></text:p>
            <text:p text:style-name="P34"><text:span text:style-name="T117">P: Our Lord Jesus Christ, on the night when He </text:span></text:p>
            <text:p text:style-name="P34"><text:span text:style-name="T117"><text:s text:c="4"/></text:span><text:span text:style-name="T117">was betrayed, took bread, and when He had </text:span></text:p>
            <text:p text:style-name="P34"><text:span text:style-name="T117"><text:s text:c="4"/></text:span><text:span text:style-name="T117">given thanks, He broke it and gave it to His </text:span></text:p>
            <text:p text:style-name="P34"><text:span text:style-name="T117"><text:s text:c="4"/></text:span><text:span text:style-name="T117">disciples and said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5" presentation:class="page"/>
          <draw:frame presentation:style-name="pr6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63" draw:master-page-name="Default77">
        <office:forms form:automatic-focus="false" form:apply-design-mode="false"/>
        <draw:frame draw:style-name="gr65" draw:text-style-name="P80" draw:layer="layout" svg:width="26.162cm" svg:height="4.826cm" svg:x="1.058cm" svg:y="0.508cm">
          <draw:text-box>
            <text:p text:style-name="P33"><text:span text:style-name="T13">“</text:span><text:span text:style-name="T13">Take eat; this is My </text:span><text:span text:style-name="T118">+</text:span><text:span text:style-name="T13"> body,</text:span></text:p>
            <text:p text:style-name="P33"><text:span text:style-name="T13">which is given for you.</text:span></text:p>
            <text:p text:style-name="P33"><text:span text:style-name="T13">This do in remembrance of Me.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6" presentation:class="page"/>
          <draw:frame presentation:style-name="pr6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64" draw:master-page-name="Default78">
        <office:forms form:automatic-focus="false" form:apply-design-mode="false"/>
        <draw:frame draw:style-name="gr66" draw:text-style-name="P81" draw:layer="layout" svg:width="24.892cm" svg:height="5.501cm" svg:x="1.545cm" svg:y="0.553cm">
          <draw:text-box>
            <text:p text:style-name="P34"><text:span text:style-name="T119"><text:s text:c="4"/></text:span><text:span text:style-name="T13">In the same way also He took the cup after </text:span></text:p>
            <text:p text:style-name="P34"><text:span text:style-name="T13"><text:s text:c="4"/></text:span><text:span text:style-name="T13">supper, and when He had given thanks, He </text:span></text:p>
            <text:p text:style-name="P34"><text:span text:style-name="T13"><text:s text:c="4"/></text:span><text:span text:style-name="T13">gave it to them, saying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7" presentation:class="page"/>
          <draw:frame presentation:style-name="pr6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64" draw:master-page-name="Default79">
        <office:forms form:automatic-focus="false" form:apply-design-mode="false"/>
        <draw:frame draw:style-name="gr67" draw:text-style-name="P72" draw:layer="layout" svg:width="25.908cm" svg:height="8.512cm" svg:x="1.016cm" svg:y="0.508cm">
          <draw:text-box>
            <text:p text:style-name="P33"><text:span text:style-name="T13">“</text:span><text:span text:style-name="T13">Drink of it, all of you;</text:span></text:p>
            <text:p text:style-name="P33"><text:span text:style-name="T13">this cup is the new testament in My </text:span><text:span text:style-name="T118">+</text:span><text:span text:style-name="T13"> blood,</text:span></text:p>
            <text:p text:style-name="P33"><text:span text:style-name="T13">which is shed for you for the forgiveness of sins. This do, as often as you drink it in remembrance of Me.” <text:s text:c="47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8" presentation:class="page"/>
          <draw:frame presentation:style-name="pr6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65" draw:master-page-name="Default80">
        <office:forms form:automatic-focus="false" form:apply-design-mode="false"/>
        <draw:frame draw:style-name="gr68" draw:text-style-name="P82" draw:layer="layout" svg:width="19.558cm" svg:height="6.559cm" svg:x="4.318cm" svg:y="4.572cm">
          <draw:text-box>
            <text:p text:style-name="P24"><text:span text:style-name="T120">Continue</text:span></text:p>
            <text:p text:style-name="P24"><text:span text:style-name="T121">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9" presentation:class="page"/>
          <draw:frame presentation:style-name="pr6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66" draw:master-page-name="Default81">
        <office:forms form:automatic-focus="false" form:apply-design-mode="false"/>
        <draw:frame draw:style-name="gr69" draw:text-style-name="P85" draw:layer="layout" svg:width="24.892cm" svg:height="4.993cm" svg:x="1.524cm" svg:y="0.595cm">
          <draw:text-box>
            <text:p text:style-name="P83"><text:span text:style-name="T38">PAX DOMINI</text:span></text:p>
            <text:p text:style-name="P84"><text:span text:style-name="T13">P: The peace of the Lord be with you always.</text:span></text:p>
            <text:p text:style-name="P84"><text:span text:style-name="T14">C: </text:span><text:span text:style-name="T81">♫</text:span><text:span text:style-name="T122"> </text:span><text:span text:style-name="T16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0" presentation:class="page"/>
          <draw:frame presentation:style-name="pr6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67" draw:master-page-name="Default82">
        <office:forms form:automatic-focus="false" form:apply-design-mode="false"/>
        <draw:frame draw:style-name="gr70" draw:text-style-name="P86" draw:layer="layout" svg:width="24.892cm" svg:height="6.63cm" svg:x="1.524cm" svg:y="0.536cm">
          <draw:text-box>
            <text:p text:style-name="P83"><text:span text:style-name="T38">AGNUS DEI</text:span></text:p>
            <text:p text:style-name="P84"><text:span text:style-name="T14">C: </text:span><text:span text:style-name="T81">♫</text:span><text:span text:style-name="T122"> </text:span><text:span text:style-name="T16">Lamb of God, </text:span></text:p>
            <text:p text:style-name="P84"><text:span text:style-name="T16"><text:s text:c="6"/></text:span><text:span text:style-name="T16">You take away the sin of the world; </text:span></text:p>
            <text:p text:style-name="P84"><text:span text:style-name="T16"><text:s text:c="6"/></text:span><text:span text:style-name="T16">Have mercy on u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1" presentation:class="page"/>
          <draw:frame presentation:style-name="pr6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68" draw:master-page-name="Default83">
        <office:forms form:automatic-focus="false" form:apply-design-mode="false"/>
        <draw:frame draw:style-name="gr10" draw:text-style-name="P87" draw:layer="layout" svg:width="24.892cm" svg:height="5.321cm" svg:x="1.524cm" svg:y="0.521cm">
          <draw:text-box>
            <text:p text:style-name="P34"><text:span text:style-name="T123"><text:s text:c="4"/></text:span><text:span text:style-name="T81">♫</text:span><text:span text:style-name="T124"> </text:span><text:span text:style-name="T83">L</text:span><text:span text:style-name="T16">amb of God,</text:span></text:p>
            <text:p text:style-name="P34"><text:span text:style-name="T16"><text:s text:c="6"/></text:span><text:span text:style-name="T16">You take away the sin of the world;</text:span></text:p>
            <text:p text:style-name="P34"><text:span text:style-name="T16"><text:s text:c="6"/></text:span><text:span text:style-name="T16">Have mercy on u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2" presentation:class="page"/>
          <draw:frame presentation:style-name="pr7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68" draw:master-page-name="Default84">
        <office:forms form:automatic-focus="false" form:apply-design-mode="false"/>
        <draw:frame draw:style-name="gr10" draw:text-style-name="P87" draw:layer="layout" svg:width="24.892cm" svg:height="5.321cm" svg:x="1.609cm" svg:y="0.508cm">
          <draw:text-box>
            <text:p text:style-name="P34"><text:span text:style-name="T123"><text:s text:c="4"/></text:span><text:span text:style-name="T81">♫</text:span><text:span text:style-name="T124"> </text:span><text:span text:style-name="T16">Lamb of God, </text:span></text:p>
            <text:p text:style-name="P34"><text:span text:style-name="T16"><text:s text:c="6"/></text:span><text:span text:style-name="T16">You take away the sin of the world;</text:span></text:p>
            <text:p text:style-name="P34"><text:span text:style-name="T16"><text:s text:c="6"/></text:span><text:span text:style-name="T16">Grant us pe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3" presentation:class="page"/>
          <draw:frame presentation:style-name="pr7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69" draw:master-page-name="Default85">
        <office:forms form:automatic-focus="false" form:apply-design-mode="false"/>
        <draw:frame draw:style-name="gr17" draw:text-style-name="P32" draw:layer="layout" svg:width="24.13cm" svg:height="1.56cm" svg:x="1.778cm" svg:y="0.508cm">
          <draw:text-box>
            <text:p text:style-name="P4"><text:span text:style-name="T38">DISTRIBUTION &amp; HYM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4" presentation:class="page"/>
          <draw:frame presentation:style-name="pr7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70" draw:master-page-name="Default86">
        <office:forms form:automatic-focus="false" form:apply-design-mode="false"/>
        <draw:frame draw:style-name="gr71" draw:text-style-name="P88" draw:layer="layout" svg:width="24.13cm" svg:height="3.556cm" svg:x="2.286cm" svg:y="1.524cm">
          <draw:text-box>
            <text:p text:style-name="P6"><text:span text:style-name="T60">Distribution Hym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5" presentation:class="page"/>
          <draw:frame presentation:style-name="pr7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71" draw:master-page-name="Default87">
        <office:forms form:automatic-focus="false" form:apply-design-mode="false"/>
        <draw:frame draw:style-name="gr48" draw:text-style-name="P85" draw:layer="layout" svg:width="25.022cm" svg:height="10.01cm" svg:x="1.14cm" svg:y="0.57cm">
          <draw:text-box>
            <text:p text:style-name="P83"><text:span text:style-name="T38">POST-COMMUNION CANTICLE</text:span></text:p>
            <text:p text:style-name="P84"><text:span text:style-name="T14">C: </text:span><text:span text:style-name="T81">♫</text:span><text:span text:style-name="T122"> </text:span><text:span text:style-name="T16">Thank the Lord and sing His praise; </text:span></text:p>
            <text:p text:style-name="P84"><text:span text:style-name="T16"><text:s text:c="8"/></text:span><text:span text:style-name="T16">tell ev'ryone what He has done.</text:span></text:p>
            <text:p text:style-name="P84"><text:span text:style-name="T16"><text:s text:c="5"/></text:span><text:span text:style-name="T16">Let all who seek the Lord rejoice and </text:span></text:p>
            <text:p text:style-name="P84"><text:span text:style-name="T16"><text:s text:c="8"/></text:span><text:span text:style-name="T16">proudly bear</text:span></text:p>
            <text:p text:style-name="P84"><text:span text:style-name="T16"><text:s text:c="11"/></text:span><text:span text:style-name="T16">His nam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6" presentation:class="page"/>
          <draw:frame presentation:style-name="pr7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72" draw:master-page-name="Default88">
        <office:forms form:automatic-focus="false" form:apply-design-mode="false"/>
        <draw:frame draw:style-name="gr9" draw:text-style-name="P90" draw:layer="layout" svg:width="23.997cm" svg:height="7.011cm" svg:x="1.968cm" svg:y="0.592cm">
          <draw:text-box>
            <text:p text:style-name="P89"><text:span text:style-name="T125">♫</text:span><text:span text:style-name="T126"> </text:span><text:span text:style-name="T16">He recalls His promises</text:span></text:p>
            <text:p text:style-name="P89"><text:span text:style-name="T16">and leads His people forth in joy</text:span></text:p>
            <text:p text:style-name="P89"><text:span text:style-name="T16">With shouts of thanksgiving.</text:span></text:p>
            <text:p text:style-name="P89"><text:span text:style-name="T16">Alleluia. Allelui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7" presentation:class="page"/>
          <draw:frame presentation:style-name="pr7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73" draw:master-page-name="Default89">
        <office:forms form:automatic-focus="false" form:apply-design-mode="false"/>
        <draw:frame draw:style-name="gr70" draw:text-style-name="P85" draw:layer="layout" svg:width="23.876cm" svg:height="6.63cm" svg:x="2.286cm" svg:y="0.607cm">
          <draw:text-box>
            <text:p text:style-name="P83"><text:span text:style-name="T38">NUNC DIMITTIS</text:span></text:p>
            <text:p text:style-name="P84"><text:span text:style-name="T14">C: </text:span><text:span text:style-name="T81">♫</text:span><text:span text:style-name="T87"> </text:span><text:span text:style-name="T16">Lord, now You let Your servant</text:span></text:p>
            <text:p text:style-name="P84"><text:span text:style-name="T16"><text:s text:c="8"/></text:span><text:span text:style-name="T16">go in peace; </text:span></text:p>
            <text:p text:style-name="P84"><text:span text:style-name="T16"><text:s text:c="4"/></text:span><text:span text:style-name="T16">Your word has been fulfille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8" presentation:class="page"/>
          <draw:frame presentation:style-name="pr7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74" draw:master-page-name="Default90">
        <office:forms form:automatic-focus="false" form:apply-design-mode="false"/>
        <draw:frame draw:style-name="gr72" draw:text-style-name="P92" draw:layer="layout" svg:width="25.146cm" svg:height="5.588cm" svg:x="1.461cm" svg:y="0.508cm">
          <draw:text-box>
            <text:p text:style-name="P91"><text:span text:style-name="T127"><text:s text:c="4"/></text:span><text:span text:style-name="T128">♫ </text:span><text:span text:style-name="T83">My eyes have seen the salvation</text:span></text:p>
            <text:p text:style-name="P91"><text:span text:style-name="T83"><text:s text:c="8"/></text:span><text:span text:style-name="T83">which You have prepared</text:span></text:p>
            <text:p text:style-name="P34"><text:span text:style-name="T83"><text:s text:c="8"/></text:span><text:span text:style-name="T83">in the sight of ev'ry peo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9" presentation:class="page"/>
          <draw:frame presentation:style-name="pr7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74" draw:master-page-name="Default90">
        <office:forms form:automatic-focus="false" form:apply-design-mode="false"/>
        <draw:frame draw:style-name="gr73" draw:text-style-name="P92" draw:layer="layout" svg:width="25.146cm" svg:height="3.81cm" svg:x="1.461cm" svg:y="0.508cm">
          <draw:text-box>
            <text:p text:style-name="P91"><text:span text:style-name="T127"><text:s text:c="4"/></text:span><text:span text:style-name="T128">♫ <text:s/></text:span><text:span text:style-name="T16">A light to reveal You to the nations</text:span></text:p>
            <text:p text:style-name="P34"><text:span text:style-name="T16"><text:s text:c="6"/></text:span><text:span text:style-name="T16">and the glory of Your people Israe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0" presentation:class="page"/>
          <draw:frame presentation:style-name="pr7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74" draw:master-page-name="Default91">
        <office:forms form:automatic-focus="false" form:apply-design-mode="false"/>
        <draw:frame draw:style-name="gr9" draw:text-style-name="P93" draw:layer="layout" svg:width="25.146cm" svg:height="7.011cm" svg:x="1.545cm" svg:y="0.603cm">
          <draw:text-box>
            <text:p text:style-name="P89"><text:span text:style-name="T129">♫ </text:span><text:span text:style-name="T16">Glory be to the Father and to the Son</text:span></text:p>
            <text:p text:style-name="P89"><text:span text:style-name="T16">and to the Holy Spirit;</text:span></text:p>
            <text:p text:style-name="P89"><text:span text:style-name="T16">as it was in the beginning,</text:span></text:p>
            <text:p text:style-name="P89"><text:span text:style-name="T16">is now, and will be forever. <text:s/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1" presentation:class="page"/>
          <draw:frame presentation:style-name="pr7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75" draw:master-page-name="Default99">
        <office:forms form:automatic-focus="false" form:apply-design-mode="false"/>
        <draw:frame draw:style-name="gr74" draw:text-style-name="P96" draw:layer="layout" svg:width="26.162cm" svg:height="5.023cm" svg:x="1.016cm" svg:y="0.565cm">
          <draw:text-box>
            <text:p text:style-name="P94"><text:span text:style-name="T7">POST-COMMUNION COLLECT</text:span></text:p>
            <text:p text:style-name="P95"><text:span text:style-name="T17">P: We give thanks to You, almighty God, that You </text:span></text:p>
            <text:p text:style-name="P95"><text:span text:style-name="T17"><text:s text:c="4"/></text:span><text:span text:style-name="T17">have refreshed us through this salutary gift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2" presentation:class="page"/>
          <draw:frame presentation:style-name="pr7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76" draw:master-page-name="Default101">
        <office:forms form:automatic-focus="false" form:apply-design-mode="false"/>
        <draw:frame draw:style-name="gr20" draw:text-style-name="P97" draw:layer="layout" svg:width="26.162cm" svg:height="6.263cm" svg:x="1.016cm" svg:y="0.565cm">
          <draw:text-box>
            <text:p text:style-name="P95"><text:span text:style-name="T17"><text:s text:c="4"/></text:span><text:span text:style-name="T17">and we implore You that of Your mercy You </text:span></text:p>
            <text:p text:style-name="P95"><text:span text:style-name="T17"><text:s text:c="4"/></text:span><text:span text:style-name="T17">would strengthen us through the same in faith </text:span></text:p>
            <text:p text:style-name="P95"><text:span text:style-name="T130"><text:s text:c="4"/></text:span><text:span text:style-name="T130">toward You </text:span><text:span text:style-name="T131">and in fervent love toward one </text:span></text:p>
            <text:p text:style-name="P95"><text:span text:style-name="T131"><text:s text:c="4"/></text:span><text:span text:style-name="T131">another; </text:span><text:span text:style-name="T17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3" presentation:class="page"/>
          <draw:frame presentation:style-name="pr8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77" draw:master-page-name="Default99">
        <office:forms form:automatic-focus="false" form:apply-design-mode="false"/>
        <draw:frame draw:style-name="gr52" draw:text-style-name="P98" draw:layer="layout" svg:width="25.908cm" svg:height="6.477cm" svg:x="1.016cm" svg:y="0.635cm">
          <draw:text-box>
            <text:p text:style-name="P10"><text:span text:style-name="T8"><text:s text:c="4"/></text:span><text:span text:style-name="T131">through Jesus Christ, Your Son, our Lord, who </text:span></text:p>
            <text:p text:style-name="P10"><text:span text:style-name="T131"><text:s text:c="4"/></text:span><text:span text:style-name="T131">lives and reigns with You and the Holy Spirit, </text:span></text:p>
            <text:p text:style-name="P10"><text:span text:style-name="T131"><text:s text:c="4"/></text:span><text:span text:style-name="T131">one God, now and forever.</text:span></text:p>
            <text:p text:style-name="P10"><text:span text:style-name="T20">C: </text:span><text:span text:style-name="T21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4" presentation:class="page"/>
          <draw:frame presentation:style-name="pr7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78" draw:master-page-name="Default100">
        <office:forms form:automatic-focus="false" form:apply-design-mode="false"/>
        <draw:frame draw:style-name="gr24" draw:text-style-name="P99" draw:layer="layout" svg:width="25.654cm" svg:height="6.372cm" svg:x="1.27cm" svg:y="0.635cm">
          <draw:text-box>
            <text:p text:style-name="P33"><text:span text:style-name="T38">BENEDICTION</text:span></text:p>
            <text:p text:style-name="P34"><text:span text:style-name="T13">P:</text:span><text:span text:style-name="T132"> </text:span><text:span text:style-name="T13">The Lord bless you and keep you. The Lord </text:span></text:p>
            <text:p text:style-name="P34"><text:span text:style-name="T13"><text:s text:c="5"/></text:span><text:span text:style-name="T13">make His face shine on you and be gracious </text:span></text:p>
            <text:p text:style-name="P34"><text:span text:style-name="T13"><text:s text:c="5"/></text:span><text:span text:style-name="T13">to 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5" presentation:class="page"/>
          <draw:frame presentation:style-name="pr8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79" draw:master-page-name="Default99">
        <office:forms form:automatic-focus="false" form:apply-design-mode="false"/>
        <draw:frame draw:style-name="gr75" draw:text-style-name="P99" draw:layer="layout" svg:width="25.654cm" svg:height="5.356cm" svg:x="1.27cm" svg:y="0.74cm">
          <draw:text-box>
            <text:p text:style-name="P34"><text:span text:style-name="T13"><text:s text:c="4"/></text:span><text:span text:style-name="T13">The Lord look upon you with favor and </text:span><text:span text:style-name="T32">+</text:span><text:span text:style-name="T13"> give <text:s/></text:span></text:p>
            <text:p text:style-name="P34"><text:span text:style-name="T13"><text:s text:c="8"/></text:span><text:span text:style-name="T13">you peace.</text:span></text:p>
            <text:p text:style-name="P34"><text:span text:style-name="T14">C: </text:span><text:span text:style-name="T16">Ame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6" presentation:class="page"/>
          <draw:frame presentation:style-name="pr79" draw:text-style-name="P10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6" draw:master-page-name="Default99" presentation:presentation-page-layout-name="AL1T0">
        <office:forms form:automatic-focus="false" form:apply-design-mode="false"/>
        <draw:frame draw:style-name="gr76" draw:text-style-name="P103" draw:layer="layout" svg:width="24.384cm" svg:height="10.591cm" svg:x="1.778cm" svg:y="0.762cm">
          <draw:text-box>
            <text:p text:style-name="P101"><text:span text:style-name="T133">ACKNOWLEDGMENTS</text:span></text:p>
            <text:p text:style-name="P102"><text:span text:style-name="T134">Creative Worship for the Lutheran Parish, Series C, Quarter 1.</text:span></text:p>
            <text:p text:style-name="P102"><text:span text:style-name="T134">Copyright © 2018 Concordia Publishing House.</text:span></text:p>
            <text:p text:style-name="P102"><text:span text:style-name="T134">All rights reserved. Used by permission.</text:span></text:p>
            <text:p text:style-name="P102"><text:span text:style-name="T134"/></text:p>
            <text:p text:style-name="P102"><text:span text:style-name="T134">Unless otherwise indicated,</text:span></text:p>
            <text:p text:style-name="P102"><text:span text:style-name="T134">all scripture quotations are from </text:span><text:span text:style-name="T135">The Holy Bible, English Standard Version</text:span><text:span text:style-name="T134">, copyright © 2001 by Crossway Bibles, a division of Good News Publishers. Used by permission. All rights reserved.</text:span></text:p>
            <text:p text:style-name="P102"><text:span text:style-name="T134"/></text:p>
            <text:p text:style-name="P102"><text:span text:style-name="T134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7" presentation:class="page"/>
          <draw:frame presentation:style-name="pr7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80" draw:master-page-name="Default99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8" presentation:class="page"/>
          <draw:frame presentation:style-name="pr7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5" svg:font-family="'Segoe UI'" style:font-adornments="Regular"/>
    <style:font-face style:name="Liberation Serif3" svg:font-family="'Liberation Serif'" style:font-family-generic="roman"/>
    <style:font-face style:name="Liberation Serif4" svg:font-family="'Liberation Serif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Berlin Sans FB" svg:font-family="'Berlin Sans FB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rris Roman" svg:font-family="'Morris Roman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4" svg:font-family="'Segoe UI'" style:font-family-generic="roman" style:font-pitch="variable"/>
    <style:font-face style:name="Tahoma2" svg:font-family="Tahom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ahoma3" svg:font-family="Tahoma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03" draw:display-name="Bitmap 103" xlink:href="Pictures/1000000000000422000002536521D4F7A22AE6D8.jpg" xlink:type="simple" xlink:show="embed" xlink:actuate="onLoad"/>
    <draw:fill-image draw:name="Bitmap_20_104" draw:display-name="Bitmap 104" xlink:href="Pictures/1000000000000422000002536521D4F7A22AE6D8.jpg" xlink:type="simple" xlink:show="embed" xlink:actuate="onLoad"/>
    <draw:fill-image draw:name="Bitmap_20_105" draw:display-name="Bitmap 105" xlink:href="Pictures/1000000000000422000002536521D4F7A22AE6D8.jpg" xlink:type="simple" xlink:show="embed" xlink:actuate="onLoad"/>
    <draw:fill-image draw:name="Bitmap_20_106" draw:display-name="Bitmap 106" xlink:href="Pictures/1000000000000422000002536521D4F7A22AE6D8.jpg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20" draw:display-name="Bitmap 20" xlink:href="Pictures/1000000000000600000003606B332E6CEF1541E5.bmp" xlink:type="simple" xlink:show="embed" xlink:actuate="onLoad"/>
    <draw:fill-image draw:name="Bitmap_20_21" draw:display-name="Bitmap 21" xlink:href="Pictures/1000000000000600000003606B332E6CEF1541E5.bmp" xlink:type="simple" xlink:show="embed" xlink:actuate="onLoad"/>
    <draw:fill-image draw:name="Bitmap_20_22" draw:display-name="Bitmap 22" xlink:href="Pictures/1000000000000600000003606B332E6CEF1541E5.bmp" xlink:type="simple" xlink:show="embed" xlink:actuate="onLoad"/>
    <draw:fill-image draw:name="Bitmap_20_23" draw:display-name="Bitmap 23" xlink:href="Pictures/1000000000000600000003606B332E6CEF1541E5.bmp" xlink:type="simple" xlink:show="embed" xlink:actuate="onLoad"/>
    <draw:fill-image draw:name="Bitmap_20_24" draw:display-name="Bitmap 24" xlink:href="Pictures/1000000000000600000003606B332E6CEF1541E5.bmp" xlink:type="simple" xlink:show="embed" xlink:actuate="onLoad"/>
    <draw:fill-image draw:name="Bitmap_20_25" draw:display-name="Bitmap 25" xlink:href="Pictures/1000000000000600000003606B332E6CEF1541E5.bmp" xlink:type="simple" xlink:show="embed" xlink:actuate="onLoad"/>
    <draw:fill-image draw:name="Bitmap_20_26" draw:display-name="Bitmap 26" xlink:href="Pictures/1000000000000600000003606B332E6CEF1541E5.bmp" xlink:type="simple" xlink:show="embed" xlink:actuate="onLoad"/>
    <draw:fill-image draw:name="Bitmap_20_27" draw:display-name="Bitmap 27" xlink:href="Pictures/1000000000000600000003606B332E6CEF1541E5.bmp" xlink:type="simple" xlink:show="embed" xlink:actuate="onLoad"/>
    <draw:fill-image draw:name="Bitmap_20_28" draw:display-name="Bitmap 28" xlink:href="Pictures/1000000000000600000003606B332E6CEF1541E5.bmp" xlink:type="simple" xlink:show="embed" xlink:actuate="onLoad"/>
    <draw:fill-image draw:name="Bitmap_20_29" draw:display-name="Bitmap 29" xlink:href="Pictures/1000000000000600000003606B332E6CEF1541E5.bmp" xlink:type="simple" xlink:show="embed" xlink:actuate="onLoad"/>
    <draw:fill-image draw:name="Bitmap_20_30" draw:display-name="Bitmap 30" xlink:href="Pictures/1000000000000600000003606B332E6CEF1541E5.bmp" xlink:type="simple" xlink:show="embed" xlink:actuate="onLoad"/>
    <draw:fill-image draw:name="Bitmap_20_31" draw:display-name="Bitmap 31" xlink:href="Pictures/1000000000000600000003606B332E6CEF1541E5.bmp" xlink:type="simple" xlink:show="embed" xlink:actuate="onLoad"/>
    <draw:fill-image draw:name="Bitmap_20_32" draw:display-name="Bitmap 32" xlink:href="Pictures/1000000000000600000003606B332E6CEF1541E5.bmp" xlink:type="simple" xlink:show="embed" xlink:actuate="onLoad"/>
    <draw:fill-image draw:name="Bitmap_20_33" draw:display-name="Bitmap 33" xlink:href="Pictures/1000000000000600000003606B332E6CEF1541E5.bmp" xlink:type="simple" xlink:show="embed" xlink:actuate="onLoad"/>
    <draw:fill-image draw:name="Bitmap_20_43" draw:display-name="Bitmap 43" xlink:href="Pictures/1000000000000600000003606B332E6CEF1541E5.bmp" xlink:type="simple" xlink:show="embed" xlink:actuate="onLoad"/>
    <draw:fill-image draw:name="Bitmap_20_44" draw:display-name="Bitmap 44" xlink:href="Pictures/1000000000000600000003606B332E6CEF1541E5.bmp" xlink:type="simple" xlink:show="embed" xlink:actuate="onLoad"/>
    <draw:fill-image draw:name="Bitmap_20_45" draw:display-name="Bitmap 45" xlink:href="Pictures/1000000000000600000003606B332E6CEF1541E5.bmp" xlink:type="simple" xlink:show="embed" xlink:actuate="onLoad"/>
    <draw:fill-image draw:name="Bitmap_20_46" draw:display-name="Bitmap 46" xlink:href="Pictures/1000000000000600000003606B332E6CEF1541E5.bmp" xlink:type="simple" xlink:show="embed" xlink:actuate="onLoad"/>
    <draw:fill-image draw:name="Bitmap_20_47" draw:display-name="Bitmap 47" xlink:href="Pictures/1000000000000600000003606B332E6CEF1541E5.bmp" xlink:type="simple" xlink:show="embed" xlink:actuate="onLoad"/>
    <draw:fill-image draw:name="Bitmap_20_48" draw:display-name="Bitmap 48" xlink:href="Pictures/1000000000000600000003606B332E6CEF1541E5.bmp" xlink:type="simple" xlink:show="embed" xlink:actuate="onLoad"/>
    <draw:fill-image draw:name="Bitmap_20_49" draw:display-name="Bitmap 49" xlink:href="Pictures/1000000000000600000003606B332E6CEF1541E5.bmp" xlink:type="simple" xlink:show="embed" xlink:actuate="onLoad"/>
    <draw:fill-image draw:name="Bitmap_20_50" draw:display-name="Bitmap 50" xlink:href="Pictures/1000000000000600000003606B332E6CEF1541E5.bmp" xlink:type="simple" xlink:show="embed" xlink:actuate="onLoad"/>
    <draw:fill-image draw:name="Bitmap_20_51" draw:display-name="Bitmap 51" xlink:href="Pictures/1000000000000600000003606B332E6CEF1541E5.bmp" xlink:type="simple" xlink:show="embed" xlink:actuate="onLoad"/>
    <draw:fill-image draw:name="Bitmap_20_52" draw:display-name="Bitmap 52" xlink:href="Pictures/1000000000000600000003606B332E6CEF1541E5.bmp" xlink:type="simple" xlink:show="embed" xlink:actuate="onLoad"/>
    <draw:fill-image draw:name="Bitmap_20_53" draw:display-name="Bitmap 53" xlink:href="Pictures/1000000000000600000003606B332E6CEF1541E5.bmp" xlink:type="simple" xlink:show="embed" xlink:actuate="onLoad"/>
    <draw:fill-image draw:name="Bitmap_20_54" draw:display-name="Bitmap 54" xlink:href="Pictures/1000000000000600000003606B332E6CEF1541E5.bmp" xlink:type="simple" xlink:show="embed" xlink:actuate="onLoad"/>
    <draw:fill-image draw:name="Bitmap_20_55" draw:display-name="Bitmap 55" xlink:href="Pictures/1000000000000600000003606B332E6CEF1541E5.bmp" xlink:type="simple" xlink:show="embed" xlink:actuate="onLoad"/>
    <draw:fill-image draw:name="Bitmap_20_56" draw:display-name="Bitmap 56" xlink:href="Pictures/1000000000000600000003606B332E6CEF1541E5.bmp" xlink:type="simple" xlink:show="embed" xlink:actuate="onLoad"/>
    <draw:fill-image draw:name="Bitmap_20_57" draw:display-name="Bitmap 57" xlink:href="Pictures/1000000000000600000003606B332E6CEF1541E5.bmp" xlink:type="simple" xlink:show="embed" xlink:actuate="onLoad"/>
    <draw:fill-image draw:name="Bitmap_20_58" draw:display-name="Bitmap 58" xlink:href="Pictures/1000000000000600000003606B332E6CEF1541E5.bmp" xlink:type="simple" xlink:show="embed" xlink:actuate="onLoad"/>
    <draw:fill-image draw:name="Bitmap_20_59" draw:display-name="Bitmap 59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60" draw:display-name="Bitmap 60" xlink:href="Pictures/1000000000000600000003606B332E6CEF1541E5.bmp" xlink:type="simple" xlink:show="embed" xlink:actuate="onLoad"/>
    <draw:fill-image draw:name="Bitmap_20_61" draw:display-name="Bitmap 61" xlink:href="Pictures/1000000000000600000003606B332E6CEF1541E5.bmp" xlink:type="simple" xlink:show="embed" xlink:actuate="onLoad"/>
    <draw:fill-image draw:name="Bitmap_20_62" draw:display-name="Bitmap 62" xlink:href="Pictures/1000000000000600000003606B332E6CEF1541E5.bmp" xlink:type="simple" xlink:show="embed" xlink:actuate="onLoad"/>
    <draw:fill-image draw:name="Bitmap_20_63" draw:display-name="Bitmap 63" xlink:href="Pictures/1000000000000600000003606B332E6CEF1541E5.bmp" xlink:type="simple" xlink:show="embed" xlink:actuate="onLoad"/>
    <draw:fill-image draw:name="Bitmap_20_64" draw:display-name="Bitmap 64" xlink:href="Pictures/1000000000000600000003606B332E6CEF1541E5.bmp" xlink:type="simple" xlink:show="embed" xlink:actuate="onLoad"/>
    <draw:fill-image draw:name="Bitmap_20_65" draw:display-name="Bitmap 65" xlink:href="Pictures/1000000000000600000003606B332E6CEF1541E5.bmp" xlink:type="simple" xlink:show="embed" xlink:actuate="onLoad"/>
    <draw:fill-image draw:name="Bitmap_20_69" draw:display-name="Bitmap 69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70" draw:display-name="Bitmap 70" xlink:href="Pictures/1000000000000600000003606B332E6CEF1541E5.bmp" xlink:type="simple" xlink:show="embed" xlink:actuate="onLoad"/>
    <draw:fill-image draw:name="Bitmap_20_74" draw:display-name="Bitmap 74" xlink:href="Pictures/1000000000000600000003606B332E6CEF1541E5.bmp" xlink:type="simple" xlink:show="embed" xlink:actuate="onLoad"/>
    <draw:fill-image draw:name="Bitmap_20_75" draw:display-name="Bitmap 75" xlink:href="Pictures/1000000000000600000003606B332E6CEF1541E5.bmp" xlink:type="simple" xlink:show="embed" xlink:actuate="onLoad"/>
    <draw:fill-image draw:name="Bitmap_20_76" draw:display-name="Bitmap 76" xlink:href="Pictures/1000000000000600000003606B332E6CEF1541E5.bmp" xlink:type="simple" xlink:show="embed" xlink:actuate="onLoad"/>
    <draw:fill-image draw:name="Bitmap_20_77" draw:display-name="Bitmap 77" xlink:href="Pictures/1000000000000600000003606B332E6CEF1541E5.bmp" xlink:type="simple" xlink:show="embed" xlink:actuate="onLoad"/>
    <draw:fill-image draw:name="Bitmap_20_78" draw:display-name="Bitmap 78" xlink:href="Pictures/1000000000000600000003606B332E6CEF1541E5.bmp" xlink:type="simple" xlink:show="embed" xlink:actuate="onLoad"/>
    <draw:fill-image draw:name="Bitmap_20_79" draw:display-name="Bitmap 79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80" draw:display-name="Bitmap 80" xlink:href="Pictures/1000000000000600000003606B332E6CEF1541E5.bmp" xlink:type="simple" xlink:show="embed" xlink:actuate="onLoad"/>
    <draw:fill-image draw:name="Bitmap_20_81" draw:display-name="Bitmap 81" xlink:href="Pictures/1000000000000600000003606B332E6CEF1541E5.bmp" xlink:type="simple" xlink:show="embed" xlink:actuate="onLoad"/>
    <draw:fill-image draw:name="Bitmap_20_82" draw:display-name="Bitmap 82" xlink:href="Pictures/1000000000000600000003606B332E6CEF1541E5.bmp" xlink:type="simple" xlink:show="embed" xlink:actuate="onLoad"/>
    <draw:fill-image draw:name="Bitmap_20_83" draw:display-name="Bitmap 83" xlink:href="Pictures/1000000000000600000003606B332E6CEF1541E5.bmp" xlink:type="simple" xlink:show="embed" xlink:actuate="onLoad"/>
    <draw:fill-image draw:name="Bitmap_20_86" draw:display-name="Bitmap 86" xlink:href="Pictures/1000000000000600000003606B332E6CEF1541E5.bmp" xlink:type="simple" xlink:show="embed" xlink:actuate="onLoad"/>
    <draw:fill-image draw:name="Bitmap_20_87" draw:display-name="Bitmap 87" xlink:href="Pictures/1000000000000600000003606B332E6CEF1541E5.bmp" xlink:type="simple" xlink:show="embed" xlink:actuate="onLoad"/>
    <draw:fill-image draw:name="Bitmap_20_88" draw:display-name="Bitmap 88" xlink:href="Pictures/1000000000000600000003606B332E6CEF1541E5.bmp" xlink:type="simple" xlink:show="embed" xlink:actuate="onLoad"/>
    <draw:fill-image draw:name="Bitmap_20_89" draw:display-name="Bitmap 89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itmap_20_90" draw:display-name="Bitmap 90" xlink:href="Pictures/1000000000000600000003606B332E6CEF1541E5.bmp" xlink:type="simple" xlink:show="embed" xlink:actuate="onLoad"/>
    <draw:fill-image draw:name="Bitmap_20_91" draw:display-name="Bitmap 91" xlink:href="Pictures/1000000000000600000003606B332E6CEF1541E5.bmp" xlink:type="simple" xlink:show="embed" xlink:actuate="onLoad"/>
    <draw:fill-image draw:name="Bitmap_20_94" draw:display-name="Bitmap 94" xlink:href="Pictures/1000000000000422000002536521D4F7A22AE6D8.jpg" xlink:type="simple" xlink:show="embed" xlink:actuate="onLoad"/>
    <draw:fill-image draw:name="Bitmap_20_95" draw:display-name="Bitmap 95" xlink:href="Pictures/1000000000000422000002536521D4F7A22AE6D8.jpg" xlink:type="simple" xlink:show="embed" xlink:actuate="onLoad"/>
    <draw:fill-image draw:name="Bitmap_20_98" draw:display-name="Bitmap 9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none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none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 draw:fit-to-size="shrink-to-fit" style:shrink-to-fit="tru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9-background" style:family="presentation">
      <style:graphic-properties draw:stroke="none" draw:fill="none"/>
      <style:text-properties style:letter-kerning="true"/>
    </style:style>
    <style:style style:name="Default9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9-outline1" style:family="presentation">
      <style:graphic-properties draw:stroke="none" draw:fill="none" draw:auto-grow-height="false" draw:fit-to-size="shrink-to-fit" style:shrink-to-fit="true">
        <text:list-style style:name="Default9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outline2" style:family="presentation" style:parent-style-name="Default9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9-outline3" style:family="presentation" style:parent-style-name="Default9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9-outline4" style:family="presentation" style:parent-style-name="Default9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9-outline5" style:family="presentation" style:parent-style-name="Default9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6" style:family="presentation" style:parent-style-name="Default9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7" style:family="presentation" style:parent-style-name="Default9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8" style:family="presentation" style:parent-style-name="Default9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9" style:family="presentation" style:parent-style-name="Default9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subtitle" style:family="presentation">
      <style:graphic-properties draw:stroke="none" draw:fill="none" draw:textarea-vertical-align="middle">
        <text:list-style style:name="Default9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title" style:family="presentation">
      <style:graphic-properties draw:stroke="none" draw:fill="none" draw:textarea-vertical-align="middle">
        <text:list-style style:name="Default9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1-background" style:family="presentation">
      <style:graphic-properties draw:stroke="none" draw:fill="none"/>
      <style:text-properties style:letter-kerning="true"/>
    </style:style>
    <style:style style:name="Default1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1-outline1" style:family="presentation">
      <style:graphic-properties draw:stroke="none" draw:fill="none" draw:auto-grow-height="false" draw:fit-to-size="shrink-to-fit" style:shrink-to-fit="true">
        <text:list-style style:name="Default1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outline2" style:family="presentation" style:parent-style-name="Default10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1-outline3" style:family="presentation" style:parent-style-name="Default10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1-outline4" style:family="presentation" style:parent-style-name="Default10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1-outline5" style:family="presentation" style:parent-style-name="Default10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6" style:family="presentation" style:parent-style-name="Default10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7" style:family="presentation" style:parent-style-name="Default10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8" style:family="presentation" style:parent-style-name="Default10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9" style:family="presentation" style:parent-style-name="Default10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subtitle" style:family="presentation">
      <style:graphic-properties draw:stroke="none" draw:fill="none" draw:textarea-vertical-align="middle">
        <text:list-style style:name="Default1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title" style:family="presentation">
      <style:graphic-properties draw:stroke="none" draw:fill="none" draw:textarea-vertical-align="middle">
        <text:list-style style:name="Default1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0-background" style:family="presentation">
      <style:graphic-properties draw:stroke="none" draw:fill="none"/>
      <style:text-properties style:letter-kerning="true"/>
    </style:style>
    <style:style style:name="Default10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0-outline1" style:family="presentation">
      <style:graphic-properties draw:stroke="none" draw:fill="none" draw:auto-grow-height="false" draw:fit-to-size="shrink-to-fit" style:shrink-to-fit="true">
        <text:list-style style:name="Default10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outline2" style:family="presentation" style:parent-style-name="Default10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0-outline3" style:family="presentation" style:parent-style-name="Default10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0-outline4" style:family="presentation" style:parent-style-name="Default10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0-outline5" style:family="presentation" style:parent-style-name="Default10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6" style:family="presentation" style:parent-style-name="Default10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7" style:family="presentation" style:parent-style-name="Default10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8" style:family="presentation" style:parent-style-name="Default10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9" style:family="presentation" style:parent-style-name="Default10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subtitle" style:family="presentation">
      <style:graphic-properties draw:stroke="none" draw:fill="none" draw:textarea-vertical-align="middle">
        <text:list-style style:name="Default10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title" style:family="presentation">
      <style:graphic-properties draw:stroke="none" draw:fill="none" draw:textarea-vertical-align="middle">
        <text:list-style style:name="Default10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5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18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1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4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27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0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3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36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39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2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1-backgroundobjects">
      <style:graphic-properties draw:stroke="none" draw:fill="none" draw:fill-color="#ffffff" draw:auto-grow-height="false" fo:min-height="1.449cm"/>
    </style:style>
    <style:style style:name="Mpr245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2-backgroundobjects">
      <style:graphic-properties draw:stroke="none" draw:fill="none" draw:fill-color="#ffffff" draw:auto-grow-height="false" fo:min-height="1.449cm"/>
    </style:style>
    <style:style style:name="Mpr248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3-backgroundobjects">
      <style:graphic-properties draw:stroke="none" draw:fill="none" draw:fill-color="#ffffff" draw:auto-grow-height="false" fo:min-height="1.449cm"/>
    </style:style>
    <style:style style:name="Mpr251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4-backgroundobjects">
      <style:graphic-properties draw:stroke="none" draw:fill="none" draw:fill-color="#ffffff" draw:auto-grow-height="false" fo:min-height="1.449cm"/>
    </style:style>
    <style:style style:name="Mpr254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5-backgroundobjects">
      <style:graphic-properties draw:stroke="none" draw:fill="none" draw:fill-color="#ffffff" draw:auto-grow-height="false" fo:min-height="1.449cm"/>
    </style:style>
    <style:style style:name="Mpr257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6-backgroundobjects">
      <style:graphic-properties draw:stroke="none" draw:fill="none" draw:fill-color="#ffffff" draw:auto-grow-height="false" fo:min-height="1.449cm"/>
    </style:style>
    <style:style style:name="Mpr260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7-backgroundobjects">
      <style:graphic-properties draw:stroke="none" draw:fill="none" draw:fill-color="#ffffff" draw:auto-grow-height="false" fo:min-height="1.449cm"/>
    </style:style>
    <style:style style:name="Mpr263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8-backgroundobjects">
      <style:graphic-properties draw:stroke="none" draw:fill="none" draw:fill-color="#ffffff" draw:auto-grow-height="false" fo:min-height="1.449cm"/>
    </style:style>
    <style:style style:name="Mpr266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9-backgroundobjects">
      <style:graphic-properties draw:stroke="none" draw:fill="none" draw:fill-color="#ffffff" draw:auto-grow-height="false" fo:min-height="1.449cm"/>
    </style:style>
    <style:style style:name="Mpr269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272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1-backgroundobjects">
      <style:graphic-properties draw:stroke="none" draw:fill="none" draw:fill-color="#ffffff" draw:auto-grow-height="false" fo:min-height="1.449cm"/>
    </style:style>
    <style:style style:name="Mpr275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2-backgroundobjects">
      <style:graphic-properties draw:stroke="none" draw:fill="none" draw:fill-color="#ffffff" draw:auto-grow-height="false" fo:min-height="1.449cm"/>
    </style:style>
    <style:style style:name="Mpr278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3-backgroundobjects">
      <style:graphic-properties draw:stroke="none" draw:fill="none" draw:fill-color="#ffffff" draw:auto-grow-height="false" fo:min-height="1.449cm"/>
    </style:style>
    <style:style style:name="Mpr281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4-backgroundobjects">
      <style:graphic-properties draw:stroke="none" draw:fill="none" draw:fill-color="#ffffff" draw:auto-grow-height="false" fo:min-height="1.449cm"/>
    </style:style>
    <style:style style:name="Mpr284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5-backgroundobjects">
      <style:graphic-properties draw:stroke="none" draw:fill="none" draw:fill-color="#ffffff" draw:auto-grow-height="false" fo:min-height="1.449cm"/>
    </style:style>
    <style:style style:name="Mpr287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6-backgroundobjects">
      <style:graphic-properties draw:stroke="none" draw:fill="none" draw:fill-color="#ffffff" draw:auto-grow-height="false" fo:min-height="1.449cm"/>
    </style:style>
    <style:style style:name="Mpr290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7-backgroundobjects">
      <style:graphic-properties draw:stroke="none" draw:fill="none" draw:fill-color="#ffffff" draw:auto-grow-height="false" fo:min-height="1.086cm"/>
    </style:style>
    <style:style style:name="Mpr293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8-backgroundobjects">
      <style:graphic-properties draw:stroke="none" draw:fill="none" draw:fill-color="#ffffff" draw:auto-grow-height="false" fo:min-height="1.086cm"/>
    </style:style>
    <style:style style:name="Mpr296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9-backgroundobjects">
      <style:graphic-properties draw:stroke="none" draw:fill="none" draw:fill-color="#ffffff" draw:auto-grow-height="false" fo:min-height="1.086cm"/>
    </style:style>
    <style:style style:name="Mpr299" style:family="presentation" style:parent-style-name="Default99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9-backgroundobjects">
      <style:graphic-properties draw:stroke="none" draw:fill="none" draw:fill-color="#ffffff" draw:textarea-vertical-align="bottom" draw:auto-grow-height="false" fo:min-height="1.397cm"/>
    </style:style>
    <style:style style:name="Mpr301" style:family="presentation" style:parent-style-name="Default101-backgroundobjects">
      <style:graphic-properties draw:stroke="none" draw:fill="none" draw:fill-color="#ffffff" draw:auto-grow-height="false" fo:min-height="1.086cm"/>
    </style:style>
    <style:style style:name="Mpr302" style:family="presentation" style:parent-style-name="Default101-backgroundobjects">
      <style:graphic-properties draw:stroke="none" draw:fill="none" draw:fill-color="#ffffff" draw:auto-grow-height="false" fo:min-height="1.397cm"/>
    </style:style>
    <style:style style:name="Mpr303" style:family="presentation" style:parent-style-name="Default101-backgroundobjects">
      <style:graphic-properties draw:stroke="none" draw:fill="none" draw:fill-color="#ffffff" draw:textarea-vertical-align="bottom" draw:auto-grow-height="false" fo:min-height="1.397cm"/>
    </style:style>
    <style:style style:name="Mpr304" style:family="presentation" style:parent-style-name="Default100-backgroundobjects">
      <style:graphic-properties draw:stroke="none" draw:fill="none" draw:fill-color="#ffffff" draw:auto-grow-height="false" fo:min-height="1.086cm"/>
    </style:style>
    <style:style style:name="Mpr305" style:family="presentation" style:parent-style-name="Default100-backgroundobjects">
      <style:graphic-properties draw:stroke="none" draw:fill="none" draw:fill-color="#ffffff" draw:auto-grow-height="false" fo:min-height="1.397cm"/>
    </style:style>
    <style:style style:name="Mpr306" style:family="presentation" style:parent-style-name="Default10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office:forms form:automatic-focus="false" form:apply-design-mode="false"/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office:forms form:automatic-focus="false" form:apply-design-mode="false"/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office:forms form:automatic-focus="false" form:apply-design-mode="false"/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office:forms form:automatic-focus="false" form:apply-design-mode="false"/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office:forms form:automatic-focus="false" form:apply-design-mode="false"/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office:forms form:automatic-focus="false" form:apply-design-mode="false"/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office:forms form:automatic-focus="false" form:apply-design-mode="false"/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office:forms form:automatic-focus="false" form:apply-design-mode="false"/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office:forms form:automatic-focus="false" form:apply-design-mode="false"/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office:forms form:automatic-focus="false" form:apply-design-mode="false"/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office:forms form:automatic-focus="false" form:apply-design-mode="false"/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office:forms form:automatic-focus="false" form:apply-design-mode="false"/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office:forms form:automatic-focus="false" form:apply-design-mode="false"/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office:forms form:automatic-focus="false" form:apply-design-mode="false"/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office:forms form:automatic-focus="false" form:apply-design-mode="false"/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office:forms form:automatic-focus="false" form:apply-design-mode="false"/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office:forms form:automatic-focus="false" form:apply-design-mode="false"/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2">
      <office:forms form:automatic-focus="false" form:apply-design-mode="false"/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2">
      <office:forms form:automatic-focus="false" form:apply-design-mode="false"/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2">
      <office:forms form:automatic-focus="false" form:apply-design-mode="false"/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2">
      <office:forms form:automatic-focus="false" form:apply-design-mode="false"/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2">
      <office:forms form:automatic-focus="false" form:apply-design-mode="false"/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2">
      <office:forms form:automatic-focus="false" form:apply-design-mode="false"/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2">
      <office:forms form:automatic-focus="false" form:apply-design-mode="false"/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2">
      <office:forms form:automatic-focus="false" form:apply-design-mode="false"/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2">
      <office:forms form:automatic-focus="false" form:apply-design-mode="false"/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2">
      <office:forms form:automatic-focus="false" form:apply-design-mode="false"/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2">
      <office:forms form:automatic-focus="false" form:apply-design-mode="false"/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2">
      <office:forms form:automatic-focus="false" form:apply-design-mode="false"/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2">
      <office:forms form:automatic-focus="false" form:apply-design-mode="false"/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2">
      <office:forms form:automatic-focus="false" form:apply-design-mode="false"/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2">
      <office:forms form:automatic-focus="false" form:apply-design-mode="false"/>
      <draw:frame presentation:style-name="Default81-title" draw:layer="backgroundobjects" svg:width="25.199cm" svg:height="2.63cm" svg:x="1.4cm" svg:y="0.627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1-title" draw:layer="backgroundobjects" svg:width="13.968cm" svg:height="10.476cm" svg:x="3.81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2">
      <office:forms form:automatic-focus="false" form:apply-design-mode="false"/>
      <draw:frame presentation:style-name="Default82-title" draw:layer="backgroundobjects" svg:width="25.199cm" svg:height="2.63cm" svg:x="1.4cm" svg:y="0.627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2-title" draw:layer="backgroundobjects" svg:width="13.968cm" svg:height="10.476cm" svg:x="3.81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2">
      <office:forms form:automatic-focus="false" form:apply-design-mode="false"/>
      <draw:frame presentation:style-name="Default83-title" draw:layer="backgroundobjects" svg:width="25.199cm" svg:height="2.63cm" svg:x="1.4cm" svg:y="0.627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3-title" draw:layer="backgroundobjects" svg:width="13.968cm" svg:height="10.476cm" svg:x="3.81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2">
      <office:forms form:automatic-focus="false" form:apply-design-mode="false"/>
      <draw:frame presentation:style-name="Default84-title" draw:layer="backgroundobjects" svg:width="25.199cm" svg:height="2.63cm" svg:x="1.4cm" svg:y="0.627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4-title" draw:layer="backgroundobjects" svg:width="13.968cm" svg:height="10.476cm" svg:x="3.81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2">
      <office:forms form:automatic-focus="false" form:apply-design-mode="false"/>
      <draw:frame presentation:style-name="Default85-title" draw:layer="backgroundobjects" svg:width="25.199cm" svg:height="2.63cm" svg:x="1.4cm" svg:y="0.627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5-title" draw:layer="backgroundobjects" svg:width="13.968cm" svg:height="10.476cm" svg:x="3.81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2">
      <office:forms form:automatic-focus="false" form:apply-design-mode="false"/>
      <draw:frame presentation:style-name="Default86-title" draw:layer="backgroundobjects" svg:width="25.199cm" svg:height="2.63cm" svg:x="1.4cm" svg:y="0.627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6-title" draw:layer="backgroundobjects" svg:width="13.968cm" svg:height="10.476cm" svg:x="3.81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2">
      <office:forms form:automatic-focus="false" form:apply-design-mode="false"/>
      <draw:frame presentation:style-name="Default87-title" draw:layer="backgroundobjects" svg:width="25.199cm" svg:height="2.63cm" svg:x="1.4cm" svg:y="0.627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7-title" draw:layer="backgroundobjects" svg:width="13.968cm" svg:height="10.476cm" svg:x="3.81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2">
      <office:forms form:automatic-focus="false" form:apply-design-mode="false"/>
      <draw:frame presentation:style-name="Default88-title" draw:layer="backgroundobjects" svg:width="25.199cm" svg:height="2.63cm" svg:x="1.4cm" svg:y="0.627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8-title" draw:layer="backgroundobjects" svg:width="13.968cm" svg:height="10.476cm" svg:x="3.81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2">
      <office:forms form:automatic-focus="false" form:apply-design-mode="false"/>
      <draw:frame presentation:style-name="Default89-title" draw:layer="backgroundobjects" svg:width="25.199cm" svg:height="2.63cm" svg:x="1.4cm" svg:y="0.627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9-title" draw:layer="backgroundobjects" svg:width="13.968cm" svg:height="10.476cm" svg:x="3.81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2">
      <office:forms form:automatic-focus="false" form:apply-design-mode="false"/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2">
      <office:forms form:automatic-focus="false" form:apply-design-mode="false"/>
      <draw:frame presentation:style-name="Default91-title" draw:layer="backgroundobjects" svg:width="25.199cm" svg:height="2.63cm" svg:x="1.4cm" svg:y="0.627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1-title" draw:layer="backgroundobjects" svg:width="13.968cm" svg:height="10.476cm" svg:x="3.81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2">
      <office:forms form:automatic-focus="false" form:apply-design-mode="false"/>
      <draw:frame presentation:style-name="Default92-title" draw:layer="backgroundobjects" svg:width="25.199cm" svg:height="2.63cm" svg:x="1.4cm" svg:y="0.627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2-title" draw:layer="backgroundobjects" svg:width="13.968cm" svg:height="10.476cm" svg:x="3.81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2">
      <office:forms form:automatic-focus="false" form:apply-design-mode="false"/>
      <draw:frame presentation:style-name="Default93-title" draw:layer="backgroundobjects" svg:width="25.199cm" svg:height="2.63cm" svg:x="1.4cm" svg:y="0.627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3-title" draw:layer="backgroundobjects" svg:width="13.968cm" svg:height="10.476cm" svg:x="3.81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2">
      <office:forms form:automatic-focus="false" form:apply-design-mode="false"/>
      <draw:frame presentation:style-name="Default94-title" draw:layer="backgroundobjects" svg:width="25.199cm" svg:height="2.63cm" svg:x="1.4cm" svg:y="0.627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4-title" draw:layer="backgroundobjects" svg:width="13.968cm" svg:height="10.476cm" svg:x="3.81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2">
      <office:forms form:automatic-focus="false" form:apply-design-mode="false"/>
      <draw:frame presentation:style-name="Default95-title" draw:layer="backgroundobjects" svg:width="25.199cm" svg:height="2.63cm" svg:x="1.4cm" svg:y="0.627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5-title" draw:layer="backgroundobjects" svg:width="13.968cm" svg:height="10.476cm" svg:x="3.81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2">
      <office:forms form:automatic-focus="false" form:apply-design-mode="false"/>
      <draw:frame presentation:style-name="Default96-title" draw:layer="backgroundobjects" svg:width="25.199cm" svg:height="2.63cm" svg:x="1.4cm" svg:y="0.627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6-title" draw:layer="backgroundobjects" svg:width="13.968cm" svg:height="10.476cm" svg:x="3.81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3">
      <office:forms form:automatic-focus="false" form:apply-design-mode="false"/>
      <draw:frame presentation:style-name="Default97-title" draw:layer="backgroundobjects" svg:width="25.199cm" svg:height="2.629cm" svg:x="1.4cm" svg:y="0.628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7-title" draw:layer="backgroundobjects" svg:width="18.624cm" svg:height="10.476cm" svg:x="1.482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8" style:page-layout-name="PM1" draw:style-name="Mdp3">
      <office:forms form:automatic-focus="false" form:apply-design-mode="false"/>
      <draw:frame presentation:style-name="Default98-title" draw:layer="backgroundobjects" svg:width="25.199cm" svg:height="2.629cm" svg:x="1.4cm" svg:y="0.628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8-title" draw:layer="backgroundobjects" svg:width="18.624cm" svg:height="10.476cm" svg:x="1.482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9" style:page-layout-name="PM1" draw:style-name="Mdp3">
      <office:forms form:automatic-focus="false" form:apply-design-mode="false"/>
      <draw:frame presentation:style-name="Default99-title" draw:layer="backgroundobjects" svg:width="25.199cm" svg:height="2.629cm" svg:x="1.4cm" svg:y="0.628cm" presentation:class="title" presentation:placeholder="true">
        <draw:text-box/>
      </draw:frame>
      <draw:frame presentation:style-name="Default99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9-title" draw:layer="backgroundobjects" svg:width="18.624cm" svg:height="10.476cm" svg:x="1.482cm" svg:y="2.123cm" presentation:class="page"/>
        <draw:frame presentation:style-name="Default99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1" style:page-layout-name="PM1" draw:style-name="Mdp3">
      <office:forms form:automatic-focus="false" form:apply-design-mode="false"/>
      <draw:frame presentation:style-name="Default101-title" draw:layer="backgroundobjects" svg:width="25.199cm" svg:height="2.629cm" svg:x="1.4cm" svg:y="0.628cm" presentation:class="title" presentation:placeholder="true">
        <draw:text-box/>
      </draw:frame>
      <draw:frame presentation:style-name="Default101-outline1" draw:layer="backgroundobjects" svg:width="25.199cm" svg:height="9.134cm" svg:x="1.4cm" svg:y="3.685cm" presentation:class="outline" presentation:placeholder="true">
        <draw:text-box/>
      </draw:frame>
      <draw:frame presentation:style-name="Mpr30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01-title" draw:layer="backgroundobjects" svg:width="18.624cm" svg:height="10.476cm" svg:x="1.482cm" svg:y="2.123cm" presentation:class="page"/>
        <draw:frame presentation:style-name="Default101-notes" draw:layer="backgroundobjects" svg:width="17.271cm" svg:height="12.572cm" svg:x="2.159cm" svg:y="13.271cm" presentation:class="notes" presentation:placeholder="true">
          <draw:text-box/>
        </draw:frame>
        <draw:frame presentation:style-name="Mpr3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0" style:page-layout-name="PM1" draw:style-name="Mdp3">
      <office:forms form:automatic-focus="false" form:apply-design-mode="false"/>
      <draw:frame presentation:style-name="Default100-title" draw:layer="backgroundobjects" svg:width="25.199cm" svg:height="2.629cm" svg:x="1.4cm" svg:y="0.628cm" presentation:class="title" presentation:placeholder="true">
        <draw:text-box/>
      </draw:frame>
      <draw:frame presentation:style-name="Default100-outline1" draw:layer="backgroundobjects" svg:width="25.199cm" svg:height="9.134cm" svg:x="1.4cm" svg:y="3.685cm" presentation:class="outline" presentation:placeholder="true">
        <draw:text-box/>
      </draw:frame>
      <draw:frame presentation:style-name="Mpr30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00-title" draw:layer="backgroundobjects" svg:width="18.624cm" svg:height="10.476cm" svg:x="1.482cm" svg:y="2.123cm" presentation:class="page"/>
        <draw:frame presentation:style-name="Default100-notes" draw:layer="backgroundobjects" svg:width="17.271cm" svg:height="12.572cm" svg:x="2.159cm" svg:y="13.271cm" presentation:class="notes" presentation:placeholder="true">
          <draw:text-box/>
        </draw:frame>
        <draw:frame presentation:style-name="Mpr3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6T19:52:53.46</meta:creation-date>
    <dc:date>2019-03-14T22:49:43.363000000</dc:date>
    <meta:editing-duration>PT6H26M30S</meta:editing-duration>
    <meta:editing-cycles>65</meta:editing-cycles>
    <meta:generator>LibreOffice/6.1.5.2$Windows_X86_64 LibreOffice_project/90f8dcf33c87b3705e78202e3df5142b201bd805</meta:generator>
    <meta:document-statistic meta:object-count="1556"/>
  </office:meta>
</office:document-meta>
</file>